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file-entry manifest:full-path="themes.xml" manifest:media-type="text/xml"/>
</manifest:manifest>
</file>

<file path=content.xml><?xml version="1.0" encoding="utf-8"?>
<office:document-content xmlns:anim="urn:oasis:names:tc:opendocument:xmlns:animation:1.0" xmlns:calcext="urn:org:documentfoundation:names:experimental:calc:xmlns:calcext:1.0" xmlns:chart="urn:oasis:names:tc:opendocument:xmlns:chart:1.0" xmlns:chartooo="http://openoffice.org/2010/chart" xmlns:co="http://ncloudtech.com" xmlns:co-calcext="https://collabio.com/calcext" xmlns:config="urn:oasis:names:tc:opendocument:xmlns:config:1.0" xmlns:css3t="http://www.w3.org/TR/css3-text/" xmlns:db="urn:oasis:names:tc:opendocument:xmlns:database:1.0" xmlns:dc="http://purl.org/dc/elements/1.1/"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msoxl="http://schemas.microsoft.com/office/excel/formula"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co:time-zone="10800" office:version="1.2">
  <office:font-face-decls>
    <style:font-face style:name="Fira Sans" svg:font-family="Fira Sans"/>
  </office:font-face-decls>
  <office:automatic-styles>
    <style:style co:numbering-list-id="list_151" style:family="paragraph" style:list-level="1" style:list-style-name="numList_2" style:name="P153"/>
    <style:style co:numbering-list-id="list_148" style:family="paragraph" style:list-level="1" style:list-style-name="numList_2" style:name="P150"/>
    <style:style co:numbering-list-id="list_147" style:family="paragraph" style:list-level="1" style:list-style-name="numList_2" style:name="P149"/>
    <style:style co:numbering-list-id="list_143" style:family="paragraph" style:list-level="1" style:list-style-name="numList_2" style:name="P145"/>
    <style:style co:numbering-list-id="list_141" style:family="paragraph" style:list-level="1" style:list-style-name="numList_2" style:name="P143"/>
    <style:style co:numbering-list-id="list_140" style:family="paragraph" style:list-level="1" style:list-style-name="numList_2" style:name="P142"/>
    <style:style co:numbering-list-id="list_138" style:family="paragraph" style:list-level="1" style:list-style-name="numList_2" style:name="P140"/>
    <style:style co:numbering-list-id="list_146" style:family="paragraph" style:list-level="1" style:list-style-name="numList_2" style:name="P148"/>
    <style:style co:numbering-list-id="list_137" style:family="paragraph" style:list-level="1" style:list-style-name="numList_2" style:name="P139"/>
    <style:style co:numbering-list-id="list_136" style:family="paragraph" style:list-level="1" style:list-style-name="numList_2" style:name="P138"/>
    <style:style co:numbering-list-id="list_134" style:family="paragraph" style:list-level="1" style:list-style-name="numList_2" style:name="P136"/>
    <style:style co:numbering-list-id="list_132" style:family="paragraph" style:list-level="1" style:list-style-name="numList_2" style:name="P134"/>
    <style:style co:numbering-list-id="list_131" style:family="paragraph" style:list-level="1" style:list-style-name="numList_2" style:name="P133"/>
    <style:style co:numbering-list-id="list_145" style:family="paragraph" style:list-level="1" style:list-style-name="numList_2" style:name="P147"/>
    <style:style co:numbering-list-id="list_130" style:family="paragraph" style:list-level="1" style:list-style-name="numList_2" style:name="P132"/>
    <style:style co:numbering-list-id="list_139" style:family="paragraph" style:list-level="1" style:list-style-name="numList_2" style:name="P141"/>
    <style:style co:numbering-list-id="list_127" style:family="paragraph" style:list-level="1" style:list-style-name="numList_2" style:name="P129"/>
    <style:style co:numbering-list-id="list_126" style:family="paragraph" style:list-level="1" style:list-style-name="numList_2" style:name="P128"/>
    <style:style co:numbering-list-id="list_121" style:family="paragraph" style:list-level="1" style:list-style-name="numList_2" style:name="P123"/>
    <style:style co:numbering-list-id="list_114" style:family="paragraph" style:list-level="1" style:list-style-name="numList_2" style:name="P116"/>
    <style:style co:numbering-list-id="list_124" style:family="paragraph" style:list-level="1" style:list-style-name="numList_2" style:name="P126"/>
    <style:style co:numbering-list-id="list_113" style:family="paragraph" style:list-level="1" style:list-style-name="numList_2" style:name="P115"/>
    <style:style co:numbering-list-id="list_111" style:family="paragraph" style:list-level="1" style:list-style-name="numList_2" style:name="P113"/>
    <style:style co:numbering-list-id="list_108" style:family="paragraph" style:list-level="1" style:list-style-name="numList_2" style:name="P110"/>
    <style:style co:numbering-list-id="list_103" style:family="paragraph" style:list-level="1" style:list-style-name="numList_2" style:name="P105"/>
    <style:style co:numbering-list-id="list_100" style:family="paragraph" style:list-level="1" style:list-style-name="numList_2" style:name="P102"/>
    <style:style co:numbering-list-id="list_97" style:family="paragraph" style:list-level="1" style:list-style-name="numList_2" style:name="P99"/>
    <style:style co:numbering-list-id="list_95" style:family="paragraph" style:list-level="1" style:list-style-name="numList_2" style:name="P97"/>
    <style:style co:numbering-list-id="list_94" style:family="paragraph" style:list-level="1" style:list-style-name="numList_2" style:name="P96"/>
    <style:style co:numbering-list-id="list_93" style:family="paragraph" style:list-level="1" style:list-style-name="numList_2" style:name="P95"/>
    <style:style co:numbering-list-id="list_92" style:family="paragraph" style:list-level="1" style:list-style-name="numList_2" style:name="P94"/>
    <style:style co:numbering-list-id="list_88" style:family="paragraph" style:list-level="1" style:list-style-name="numList_2" style:name="P90"/>
    <style:style co:numbering-list-id="list_87" style:family="paragraph" style:list-level="1" style:list-style-name="numList_2" style:name="P89"/>
    <style:style co:numbering-list-id="list_86" style:family="paragraph" style:list-level="1" style:list-style-name="numList_2" style:name="P88"/>
    <style:style co:numbering-list-id="list_85" style:family="paragraph" style:list-level="1" style:list-style-name="numList_2" style:name="P87"/>
    <style:style co:numbering-list-id="list_84" style:family="paragraph" style:list-level="1" style:list-style-name="numList_2" style:name="P86"/>
    <style:style co:numbering-list-id="list_81" style:family="paragraph" style:list-level="1" style:list-style-name="numList_2" style:name="P83"/>
    <style:style co:numbering-list-id="list_80" style:family="paragraph" style:list-level="1" style:list-style-name="numList_2" style:name="P82"/>
    <style:style co:numbering-list-id="list_78" style:family="paragraph" style:list-level="1" style:list-style-name="numList_2" style:name="P80"/>
    <style:style co:numbering-list-id="list_77" style:family="paragraph" style:list-level="1" style:list-style-name="numList_2" style:name="P79"/>
    <style:style co:numbering-list-id="list_76" style:family="paragraph" style:list-level="1" style:list-style-name="numList_2" style:name="P78"/>
    <style:style co:numbering-list-id="list_75" style:family="paragraph" style:list-level="1" style:list-style-name="numList_2" style:name="P77"/>
    <style:style co:numbering-list-id="list_135" style:family="paragraph" style:list-level="1" style:list-style-name="numList_2" style:name="P137"/>
    <style:style co:numbering-list-id="list_72" style:family="paragraph" style:list-level="1" style:list-style-name="numList_2" style:name="P74"/>
    <style:style co:numbering-list-id="list_71" style:family="paragraph" style:list-level="1" style:list-style-name="numList_2" style:name="P73"/>
    <style:style co:numbering-list-id="list_128" style:family="paragraph" style:list-level="1" style:list-style-name="numList_2" style:name="P130"/>
    <style:style co:numbering-list-id="list_67" style:family="paragraph" style:list-level="1" style:list-style-name="numList_2" style:name="P69"/>
    <style:style co:numbering-list-id="list_115" style:family="paragraph" style:list-level="1" style:list-style-name="numList_2" style:name="P117"/>
    <style:style co:numbering-list-id="list_66" style:family="paragraph" style:list-level="1" style:list-style-name="numList_2" style:name="P68"/>
    <style:style co:numbering-list-id="list_89" style:family="paragraph" style:list-level="1" style:list-style-name="numList_2" style:name="P91"/>
    <style:style co:numbering-list-id="list_65" style:family="paragraph" style:list-level="1" style:list-style-name="numList_2" style:name="P67"/>
    <style:style co:numbering-list-id="list_64" style:family="paragraph" style:list-level="1" style:list-style-name="numList_2" style:name="P66"/>
    <style:style co:numbering-list-id="list_118" style:family="paragraph" style:list-level="1" style:list-style-name="numList_2" style:name="P120"/>
    <style:style co:numbering-list-id="list_63" style:family="paragraph" style:list-level="1" style:list-style-name="numList_2" style:name="P65"/>
    <style:style co:numbering-list-id="list_98" style:family="paragraph" style:list-level="1" style:list-style-name="numList_2" style:name="P100"/>
    <style:style co:numbering-list-id="list_62" style:family="paragraph" style:list-level="1" style:list-style-name="numList_2" style:name="P64"/>
    <style:style co:numbering-list-id="list_55" style:family="paragraph" style:list-level="1" style:list-style-name="numList_2" style:name="P57"/>
    <style:style co:numbering-list-id="list_53" style:family="paragraph" style:list-level="1" style:list-style-name="numList_2" style:name="P55"/>
    <style:style co:numbering-list-id="list_50" style:family="paragraph" style:list-level="1" style:list-style-name="numList_2" style:name="P52"/>
    <style:style co:numbering-list-id="list_99" style:family="paragraph" style:list-level="1" style:list-style-name="numList_2" style:name="P101"/>
    <style:style co:numbering-list-id="list_56" style:family="paragraph" style:list-level="1" style:list-style-name="numList_2" style:name="P58"/>
    <style:style co:numbering-list-id="list_47" style:family="paragraph" style:list-level="1" style:list-style-name="numList_2" style:name="P49"/>
    <style:style co:numbering-list-id="list_46" style:family="paragraph" style:list-level="1" style:list-style-name="numList_2" style:name="P48"/>
    <style:style co:numbering-list-id="list_49" style:family="paragraph" style:list-level="1" style:list-style-name="numList_2" style:name="P51"/>
    <style:style co:numbering-list-id="list_116" style:family="paragraph" style:list-level="1" style:list-style-name="numList_2" style:name="P118"/>
    <style:style co:numbering-list-id="list_44" style:family="paragraph" style:list-level="1" style:list-style-name="numList_2" style:name="P46"/>
    <style:style co:numbering-list-id="list_144" style:family="paragraph" style:list-level="1" style:list-style-name="numList_2" style:name="P146"/>
    <style:style co:numbering-list-id="list_43" style:family="paragraph" style:list-level="1" style:list-style-name="numList_2" style:name="P45"/>
    <style:style co:numbering-list-id="list_107" style:family="paragraph" style:list-level="1" style:list-style-name="numList_2" style:name="P109"/>
    <style:style co:numbering-list-id="list_150" style:family="paragraph" style:list-level="1" style:list-style-name="numList_2" style:name="P152"/>
    <style:style co:numbering-list-id="list_41" style:family="paragraph" style:list-level="1" style:list-style-name="numList_2" style:name="P43"/>
    <style:style co:numbering-list-id="list_106" style:family="paragraph" style:list-level="1" style:list-style-name="numList_2" style:name="P108"/>
    <style:style co:numbering-list-id="list_40" style:family="paragraph" style:list-level="1" style:list-style-name="numList_1" style:name="P42"/>
    <style:style co:numbering-list-id="list_42" style:family="paragraph" style:list-level="1" style:list-style-name="numList_1" style:name="P44"/>
    <style:style co:numbering-list-id="list_119" style:family="paragraph" style:list-level="1" style:list-style-name="numList_2" style:name="P121"/>
    <style:style co:numbering-list-id="list_39" style:family="paragraph" style:list-level="1" style:list-style-name="numList_2" style:name="P41"/>
    <style:style co:numbering-list-id="list_34" style:family="paragraph" style:list-level="1" style:list-style-name="numList_2" style:name="P36"/>
    <style:style co:numbering-list-id="list_32" style:family="paragraph" style:list-level="1" style:list-style-name="numList_2" style:name="P34"/>
    <style:style co:numbering-list-id="list_51" style:family="paragraph" style:list-level="1" style:list-style-name="numList_2" style:name="P53"/>
    <style:style co:numbering-list-id="list_73" style:family="paragraph" style:list-level="1" style:list-style-name="numList_2" style:name="P75"/>
    <style:style co:numbering-list-id="list_31" style:family="paragraph" style:list-level="1" style:list-style-name="numList_1" style:name="P33"/>
    <style:style co:numbering-list-id="list_152" style:family="paragraph" style:list-level="1" style:list-style-name="numList_2" style:name="P154"/>
    <style:style co:numbering-list-id="list_30" style:family="paragraph" style:list-level="1" style:list-style-name="numList_2" style:name="P32"/>
    <style:style co:numbering-list-id="list_96" style:family="paragraph" style:list-level="1" style:list-style-name="numList_2" style:name="P98"/>
    <style:style co:numbering-list-id="list_110" style:family="paragraph" style:list-level="1" style:list-style-name="numList_2" style:name="P112"/>
    <style:style co:numbering-list-id="list_28" style:family="paragraph" style:list-level="1" style:list-style-name="numList_2" style:name="P30"/>
    <style:style co:numbering-list-id="list_27" style:family="paragraph" style:list-level="1" style:list-style-name="numList_1" style:name="P29"/>
    <style:style co:numbering-list-id="list_23" style:family="paragraph" style:list-level="1" style:list-style-name="numList_2" style:name="P25"/>
    <style:style co:numbering-list-id="list_120" style:family="paragraph" style:list-level="1" style:list-style-name="numList_2" style:name="P122"/>
    <style:style co:numbering-list-id="list_22" style:family="paragraph" style:list-level="1" style:list-style-name="numList_2" style:name="P24"/>
    <style:style co:numbering-list-id="list_82" style:family="paragraph" style:list-level="1" style:list-style-name="numList_2" style:name="P84"/>
    <style:style co:numbering-list-id="list_90" style:family="paragraph" style:list-level="1" style:list-style-name="numList_2" style:name="P92"/>
    <style:style co:numbering-list-id="list_109" style:family="paragraph" style:list-level="1" style:list-style-name="numList_2" style:name="P111"/>
    <style:style co:numbering-list-id="list_19" style:family="paragraph" style:list-level="1" style:list-style-name="numList_2" style:name="P21"/>
    <style:style co:numbering-list-id="list_122" style:family="paragraph" style:list-level="1" style:list-style-name="numList_2" style:name="P124"/>
    <style:style co:numbering-list-id="list_59" style:family="paragraph" style:list-level="1" style:list-style-name="numList_2" style:name="P61"/>
    <style:style co:numbering-list-id="list_25" style:family="paragraph" style:list-level="1" style:list-style-name="numList_2" style:name="P27"/>
    <style:style co:numbering-list-id="list_129" style:family="paragraph" style:list-level="1" style:list-style-name="numList_2" style:name="P131"/>
    <style:style co:numbering-list-id="list_74" style:family="paragraph" style:list-level="1" style:list-style-name="numList_2" style:name="P76"/>
    <style:style co:numbering-list-id="list_112" style:family="paragraph" style:list-level="1" style:list-style-name="numList_2" style:name="P114"/>
    <style:style co:numbering-list-id="list_15" style:family="paragraph" style:list-level="1" style:list-style-name="numList_2" style:name="P17"/>
    <style:style co:numbering-list-id="list_14" style:family="paragraph" style:list-level="1" style:list-style-name="numList_2" style:name="P16"/>
    <style:style co:numbering-list-id="list_60" style:family="paragraph" style:list-level="1" style:list-style-name="numList_2" style:name="P62"/>
    <style:style co:numbering-list-id="list_35" style:family="paragraph" style:list-level="1" style:list-style-name="numList_1" style:name="P37"/>
    <style:style co:numbering-list-id="list_12" style:family="paragraph" style:list-level="1" style:list-style-name="numList_2" style:name="P13"/>
    <style:style co:numbering-list-id="list_29" style:family="paragraph" style:list-level="1" style:list-style-name="numList_1" style:name="P31"/>
    <style:style co:numbering-list-id="list_11" style:family="paragraph" style:list-level="1" style:list-style-name="numList_2" style:name="P12"/>
    <style:style co:numbering-list-id="list_70" style:family="paragraph" style:list-level="1" style:list-style-name="numList_2" style:name="P72"/>
    <style:style co:numbering-list-id="list_133" style:family="paragraph" style:list-level="1" style:list-style-name="numList_2" style:name="P135"/>
    <style:style co:numbering-list-id="list_68" style:family="paragraph" style:list-level="1" style:list-style-name="numList_2" style:name="P70"/>
    <style:style co:numbering-list-id="list_10" style:family="paragraph" style:list-level="1" style:list-style-name="numList_1" style:name="P11"/>
    <style:style co:numbering-list-id="list_26" style:family="paragraph" style:list-level="1" style:list-style-name="numList_2" style:name="P28"/>
    <style:style co:numbering-list-id="list_58" style:family="paragraph" style:list-level="1" style:list-style-name="numList_2" style:name="P60"/>
    <style:style co:numbering-list-id="list_9" style:family="paragraph" style:list-level="1" style:list-style-name="numList_1" style:name="P10"/>
    <style:style co:numbering-list-id="list_18" style:family="paragraph" style:list-level="1" style:list-style-name="numList_2" style:name="P20"/>
    <style:style co:numbering-list-id="list_33" style:family="paragraph" style:list-level="1" style:list-style-name="numList_1" style:name="P35"/>
    <style:style co:numbering-list-id="list_8" style:family="paragraph" style:list-level="1" style:list-style-name="numList_1" style:name="P9"/>
    <style:style co:numbering-list-id="list_54" style:family="paragraph" style:list-level="1" style:list-style-name="numList_2" style:name="P56"/>
    <style:style co:numbering-list-id="list_52" style:family="paragraph" style:list-level="1" style:list-style-name="numList_2" style:name="P54"/>
    <style:style co:numbering-list-id="list_149" style:family="paragraph" style:list-level="1" style:list-style-name="numList_2" style:name="P151"/>
    <style:style co:numbering-list-id="list_24" style:family="paragraph" style:list-level="1" style:list-style-name="numList_1" style:name="P26"/>
    <style:style style:family="paragraph" style:name="P14">
      <style:paragraph-properties fo:margin-bottom="0pt" fo:margin-left="0pt" fo:margin-right="0pt" fo:margin-top="0pt" fo:text-align="start" fo:text-indent="0pt"/>
      <style:text-properties fo:color="#494949" fo:font-family="Fira Sans" fo:font-size="13.5pt" fo:font-style="normal" fo:font-weight="normal" fo:letter-spacing="0pt" fo:text-transform="none" style:font-name="Fira Sans" style:font-size-asian="13.5pt" style:font-size-complex="13.5pt" style:font-style-asian="normal" style:font-style-complex="normal" style:font-weight-asian="normal" style:font-weight-complex="normal">
        <co:theme-color>
          <value>
            <rgba>494949FF</rgba>
          </value>
        </co:theme-color>
      </style:text-properties>
    </style:style>
    <style:style co:numbering-list-id="list_6" style:family="paragraph" style:list-level="1" style:list-style-name="numList_2" style:name="P7"/>
    <style:style co:numbering-list-id="list_13" style:family="paragraph" style:list-level="1" style:list-style-name="numList_2" style:name="P15"/>
    <style:style co:numbering-list-id="list_79" style:family="paragraph" style:list-level="1" style:list-style-name="numList_2" style:name="P81"/>
    <style:style co:numbering-list-id="list_117" style:family="paragraph" style:list-level="1" style:list-style-name="numList_2" style:name="P119"/>
    <style:style co:numbering-list-id="list_20" style:family="paragraph" style:list-level="1" style:list-style-name="numList_2" style:name="P22"/>
    <style:style co:numbering-list-id="list_3" style:family="paragraph" style:list-level="1" style:list-style-name="numList_2" style:name="P5">
      <style:paragraph-properties fo:margin-bottom="0pt" fo:margin-left="0pt" fo:margin-right="0pt" fo:margin-top="0pt" fo:text-align="start" fo:text-indent="0pt"/>
    </style:style>
    <style:style co:numbering-list-id="list_105" style:family="paragraph" style:list-level="1" style:list-style-name="numList_2" style:name="P107"/>
    <style:style co:numbering-list-id="list_142" style:family="paragraph" style:list-level="1" style:list-style-name="numList_2" style:name="P144"/>
    <style:style co:numbering-list-id="list_16" style:family="paragraph" style:list-level="1" style:list-style-name="numList_2" style:name="P18"/>
    <style:style co:numbering-list-id="list_38" style:family="paragraph" style:list-level="1" style:list-style-name="numList_1" style:name="P40"/>
    <style:style co:numbering-list-id="list_104" style:family="paragraph" style:list-level="1" style:list-style-name="numList_2" style:name="P106"/>
    <style:style co:numbering-list-id="list_4" style:family="paragraph" style:list-level="2" style:list-style-name="numList_2" style:name="P6"/>
    <style:style co:numbering-list-id="list_2" style:family="paragraph" style:list-level="1" style:list-style-name="numList_2" style:name="P4"/>
    <style:style co:numbering-list-id="list_61" style:family="paragraph" style:list-level="1" style:list-style-name="numList_2" style:name="P63"/>
    <style:style co:numbering-list-id="list_69" style:family="paragraph" style:list-level="1" style:list-style-name="numList_2" style:name="P71"/>
    <style:style co:numbering-list-id="list_101" style:family="paragraph" style:list-level="1" style:list-style-name="numList_2" style:name="P103"/>
    <style:style co:numbering-list-id="list_123" style:family="paragraph" style:list-level="1" style:list-style-name="numList_2" style:name="P125"/>
    <style:style co:numbering-list-id="list_91" style:family="paragraph" style:list-level="1" style:list-style-name="numList_2" style:name="P93"/>
    <style:style co:numbering-list-id="list_1" style:family="paragraph" style:list-level="1" style:list-style-name="numList_1" style:name="P3"/>
    <style:style co:numbering-list-id="list_21" style:family="paragraph" style:list-level="1" style:list-style-name="numList_2" style:name="P23"/>
    <style:style co:numbering-list-id="list_7" style:family="paragraph" style:list-level="1" style:list-style-name="numList_1" style:name="P8"/>
    <style:style co:numbering-list-id="list_125" style:family="paragraph" style:list-level="1" style:list-style-name="numList_2" style:name="P127"/>
    <style:style co:numbering-list-id="list_45" style:family="paragraph" style:list-level="1" style:list-style-name="numList_2" style:name="P47"/>
    <style:style co:numbering-list-id="list_102" style:family="paragraph" style:list-level="1" style:list-style-name="numList_2" style:name="P104"/>
    <style:style style:family="paragraph" style:name="P2">
      <style:paragraph-properties fo:margin-bottom="0pt" fo:margin-left="0pt" fo:margin-right="0pt" fo:margin-top="0pt" fo:text-align="start" fo:text-indent="0pt"/>
    </style:style>
    <style:style co:numbering-list-id="list_17" style:family="paragraph" style:list-level="1" style:list-style-name="numList_2" style:name="P19"/>
    <style:style co:numbering-list-id="list_83" style:family="paragraph" style:list-level="1" style:list-style-name="numList_2" style:name="P85"/>
    <style:style co:numbering-list-id="list_36" style:family="paragraph" style:list-level="1" style:list-style-name="numList_1" style:name="P38"/>
    <style:style co:numbering-list-id="list_48" style:family="paragraph" style:list-level="1" style:list-style-name="numList_2" style:name="P50"/>
    <style:style style:family="paragraph" style:master-page-name="Standard" style:name="P1" style:parent-style-name="Standard"/>
    <style:style co:numbering-list-id="list_57" style:family="paragraph" style:list-level="1" style:list-style-name="numList_2" style:name="P59"/>
    <style:style co:numbering-list-id="list_37" style:family="paragraph" style:list-level="1" style:list-style-name="numList_2" style:name="P39"/>
    <style:style style:family="text" style:name="T8">
      <style:text-properties fo:color="#494949" fo:font-family="Fira Sans" fo:font-size="14pt" fo:font-style="normal" fo:font-weight="normal" fo:letter-spacing="0pt" fo:text-transform="none" style:font-name="Fira Sans" style:font-size-asian="14pt" style:font-size-complex="14pt" style:font-style-asian="normal" style:font-style-complex="normal" style:font-weight-asian="normal" style:font-weight-complex="normal">
        <co:theme-color>
          <value>
            <rgba>494949FF</rgba>
          </value>
        </co:theme-color>
      </style:text-properties>
    </style:style>
    <style:style style:family="text" style:name="T7">
      <style:text-properties fo:background-color="#CDCDCD" fo:color="#000000" fo:font-size="36pt" style:font-size-asian="36pt" style:font-size-complex="36pt">
        <co:background-theme-color>
          <value>
            <rgba>CDCDCDFF</rgba>
          </value>
        </co:background-theme-color>
        <co:theme-color>
          <value>
            <rgba>000000FF</rgba>
          </value>
        </co:theme-color>
      </style:text-properties>
    </style:style>
    <style:style style:family="text" style:name="T6">
      <style:text-properties fo:background-color="transparent" fo:color="#000000" fo:font-size="36pt" style:font-size-asian="36pt" style:font-size-complex="36pt">
        <co:background-theme-color>
          <value>
            <rgba>00000000</rgba>
          </value>
        </co:background-theme-color>
        <co:theme-color>
          <value>
            <rgba>000000FF</rgba>
          </value>
        </co:theme-color>
      </style:text-properties>
    </style:style>
    <style:style style:family="text" style:name="T5">
      <style:text-properties fo:color="#494949" fo:font-family="Fira Sans" fo:font-size="13.5pt" fo:font-style="italic" fo:font-weight="normal" fo:letter-spacing="0pt" fo:text-transform="none" style:font-name="Fira Sans" style:font-size-asian="13.5pt" style:font-size-complex="13.5pt" style:font-style-asian="italic" style:font-style-complex="italic" style:font-weight-asian="normal" style:font-weight-complex="normal">
        <co:theme-color>
          <value>
            <rgba>494949FF</rgba>
          </value>
        </co:theme-color>
      </style:text-properties>
    </style:style>
    <style:style style:family="text" style:name="T4">
      <style:text-properties fo:color="#494949" fo:font-family="Fira Sans" fo:font-size="13.5pt" fo:font-style="normal" fo:font-weight="bold" fo:letter-spacing="0pt" fo:text-transform="none" style:font-name="Fira Sans" style:font-size-asian="13.5pt" style:font-size-complex="13.5pt" style:font-style-asian="normal" style:font-style-complex="normal" style:font-weight-asian="bold" style:font-weight-complex="bold">
        <co:theme-color>
          <value>
            <rgba>494949FF</rgba>
          </value>
        </co:theme-color>
      </style:text-properties>
    </style:style>
    <style:style style:family="text" style:name="T3">
      <style:text-properties fo:color="#494949" fo:font-family="Fira Sans" fo:font-size="13.5pt" fo:font-style="normal" fo:font-weight="normal" fo:letter-spacing="0pt" fo:text-transform="none" style:font-name="Fira Sans" style:font-size-asian="13.5pt" style:font-size-complex="13.5pt" style:font-style-asian="normal" style:font-style-complex="normal" style:font-weight-asian="normal" style:font-weight-complex="normal">
        <co:theme-color>
          <value>
            <rgba>494949FF</rgba>
          </value>
        </co:theme-color>
      </style:text-properties>
    </style:style>
    <style:style style:family="text" style:name="T9">
      <style:text-properties fo:background-color="transparent" fo:color="#000000" fo:font-size="14pt" style:font-size-asian="14pt" style:font-size-complex="14pt">
        <co:background-theme-color>
          <value>
            <rgba>00000000</rgba>
          </value>
        </co:background-theme-color>
        <co:theme-color>
          <value>
            <rgba>000000FF</rgba>
          </value>
        </co:theme-color>
      </style:text-properties>
    </style:style>
    <style:style style:family="text" style:name="T2">
      <style:text-properties fo:background-color="#F4F4E7" fo:color="#494949" fo:font-family="Fira Sans" fo:font-size="13.5pt" fo:font-style="normal" fo:font-weight="normal" fo:letter-spacing="0pt" fo:text-transform="none" style:font-name="Fira Sans" style:font-size-asian="13.5pt" style:font-size-complex="13.5pt" style:font-style-asian="normal" style:font-style-complex="normal" style:font-weight-asian="normal" style:font-weight-complex="normal">
        <co:background-theme-color>
          <value>
            <rgba>F4F4E7FF</rgba>
          </value>
        </co:background-theme-color>
        <co:theme-color>
          <value>
            <rgba>494949FF</rgba>
          </value>
        </co:theme-color>
      </style:text-properties>
    </style:style>
    <style:style style:family="text" style:name="T1">
      <style:text-properties fo:font-size="14pt" style:font-size-asian="14pt" style:font-size-complex="14pt"/>
    </style:style>
  </office:automatic-styles>
  <office:body>
    <office:text>
      <text:tracked-changes text:track-changes="false"/>
      <text:p co:para-mark-style-name="T1" text:style-name="P1"><text:span text:style-name="T1">1/ </text:span><text:span text:style-name="T1">Отлично, начинаем! Наша игра будет называться “Световой Путь”.</text:span></text:p>
      <text:p co:para-mark-style-name="T1"><text:span text:style-name="T1">СЦЕНА 1: Пробуждение во Тьме</text:span></text:p>
      <text:p co:para-mark-style-name="T1"><text:span text:style-name="T1">[ИГРА НАЧИНАЕТСЯ]</text:span></text:p>
      <text:p co:para-mark-style-name="T1"/>
      <text:p co:para-mark-style-name="T1"><text:span text:style-name="T1">Визуальный стиль: Мрачный, гнетущий, с оттенками ржавчины, пыли и отблесками тусклого света. Все вокруг кажется старым и забытым. 2D платформер с видом сбоку.</text:span></text:p>
      <text:p co:para-mark-style-name="T1"><text:span text:style-name="T1">[НАЧАЛЬНАЯ ЗАСТАВКА]</text:span></text:p>
      <text:p co:para-mark-style-name="T1"><text:span text:style-name="T1">Темнота. Полная, абсолютная темнота. Звуки капающей воды, отдаленный скрип металла.</text:span></text:p>
      <text:p co:para-mark-style-name="T1"><text:span text:style-name="T1">[ИГРОВОЙ ПРОЦЕСС НАЧИНАЕТСЯ]</text:span></text:p>
      <text:p co:para-mark-style-name="T1"><text:span text:style-name="T1">Игрок появляется в небольшой, сырой камере. Единственный источник света – сама Лампочка. Она висит на тонкой, немного погнутой проволоке, прикрепленной к потолку. Стены из грубого бетона, покрытые плесенью. Пол усыпан грязью и обломками.</text:span></text:p>
      <text:p co:para-mark-style-name="T1"><text:span text:style-name="T1">ЛАМПОЧКА (внутренний монолог, тихий, неуверенный):</text:span></text:p>
      <text:p co:para-mark-style-name="T1"><text:span text:style-name="T1">(Шепот) Где я? Что это за место? Столько… темноты. Я… я не помню.</text:span></text:p>
      <text:p co:para-mark-style-name="T1"><text:span text:style-name="T1">Игроку нужно двигаться. Первые движения – это попытки раскачаться, чтобы достичь края платформы. Обучение основным механикам: движение, прыжок.</text:span></text:p>
      <text:p co:para-mark-style-name="T1"><text:span text:style-name="T1">ЛАМПОЧКА:</text:span></text:p>
      <text:p co:para-mark-style-name="T1"><text:span text:style-name="T1">(Слегка дрожит) Я чувствую… что-то. Холод. И… одиночество. Но я должна двигаться. Должна понять.</text:span></text:p>
      <text:p co:para-mark-style-name="T1"><text:span text:style-name="T1">Игрок спрыгивает с платформы на нижний уровень. Здесь чуть больше пространства, но все так же мрачно. Впереди виднеется проход, заваленный старым хламом.</text:span></text:p>
      <text:p co:para-mark-style-name="T1"><text:span text:style-name="T1">ЛАМПОЧКА:</text:span></text:p>
      <text:p co:para-mark-style-name="T1"><text:span text:style-name="T1">(Разглядывая завал) Это… не похоже на то, что я видела раньше. Если я вообще что-то видела. Эти… штуки. Они сломаны.</text:span></text:p>
      <text:p co:para-mark-style-name="T1"><text:span text:style-name="T1">Игрок должен разбить препятствие. Это может быть сделано либо прыжками, либо, возможно, появятся первые зачатки “световых сгустков” – очень слабых, невидимых пока для игрока.</text:span></text:p>
      <text:p co:para-mark-style-name="T1"><text:span text:style-name="T1">ЛАМПОЧКА:</text:span></text:p>
      <text:p co:para-mark-style-name="T1"><text:span text:style-name="T1">(Слегка приободрившись) Я… могу? Могу что-то делать? Это… странно. Но я чувствую… энергию.</text:span></text:p>
      <text:p co:para-mark-style-name="T1"><text:span text:style-name="T1">После преодоления завала игрок попадает в коридор. На стенах видны следы ржавчины, старые, полустертые надписи, которые невозможно разобрать.</text:span></text:p>
      <text:p co:para-mark-style-name="T1"><text:span text:style-name="T1">ЛАМПОЧКА:</text:span></text:p>
      <text:p co:para-mark-style-name="T1"><text:span text:style-name="T1">(Оглядывается) Этот коридор… он ведет куда-то. Чувствую, что должен идти вперед. Что-то… зовет меня.</text:span></text:p>
      <text:p co:para-mark-style-name="T1"><text:span text:style-name="T1">В конце коридора игрок видит первый “враг” – “Резистор-Страж”. Это старый, пыльный резистор, который медленно движется по платформе, издавая тихое жужжание. При приближении игрока он начинает стрелять слабыми, медленными электрическими разрядами.</text:span></text:p>
      <text:p co:para-mark-style-name="T1"><text:span text:style-name="T1">ЛАМПОЧКА:</text:span></text:p>
      <text:p co:para-mark-style-name="T1"><text:span text:style-name="T1">(Испуганно) Что это?! Оно… оно движется! И… оно недружелюбное!</text:span></text:p>
      <text:p co:para-mark-style-name="T1"><text:span text:style-name="T1">Игрок получает возможность использовать “световые сгустки”. Пока это слабые, но быстрые выстрелы. При первом выстреле проволока Лампочки начинает слегка светиться и нагреваться.</text:span></text:p>
      <text:p co:para-mark-style-name="T1"><text:span text:style-name="T1">ЛАМПОЧКА:</text:span></text:p>
      <text:p co:para-mark-style-name="T1"><text:span text:style-name="T1">(Удивленно) Свет! Я могу выпускать свет! Но… моя нить… она… горячая. Нужно подождать.</text:span></text:p>
      <text:p co:para-mark-style-name="T1"><text:span text:style-name="T1">Игрок учится механике стрельбы и перезарядки (остывания). После победы над первым врагом, на месте “Резистора-Стража” остается лишь горстка пыли и, возможно, мелкая запчасть.</text:span></text:p>
      <text:p co:para-mark-style-name="T1"><text:span text:style-name="T1">ЛАМПОЧКА:</text:span></text:p>
      <text:p co:para-mark-style-name="T1"><text:span text:style-name="T1">(Разглядывая останки) Оно… сломалось. Как и все вокруг. Но я… я цела. Пока.</text:span></text:p>
      <text:p co:para-mark-style-name="T1"/>
      <text:p co:para-mark-style-name="T1"><text:span text:style-name="T1">СЮЖЕТНОЕ РАСКРЫТИЕ:</text:span></text:p>
      <text:p co:para-mark-style-name="T1"/>
      <text:p co:para-mark-style-name="T1"><text:span text:style-name="T1">Место действия: Заброшенная лаборатория, возможно, подземный комплекс. Это место было когда-то передовым, но теперь забыто и разрушается.</text:span></text:p>
      <text:p co:para-mark-style-name="T1"><text:span text:style-name="T1">Происхождение Лампочки: Игрок не помнит, кто он или откуда. Его появление в этой темноте – загадка. Возможно, он – результат какого-то эксперимента, или же он является частью чего-то большего, что осталось от лаборатории.</text:span></text:p>
      <text:p co:para-mark-style-name="T1"><text:span text:style-name="T1">Враги: “Радиодетали” – это, по сути, оставшиеся “живыми” или “активными” компоненты старой техники, которые стали враждебными. Они могут быть как простыми, так и сложными, в зависимости от своей “функции” в прошлом.</text:span></text:p>
      <text:p co:para-mark-style-name="T1"><text:span text:style-name="T1">Черная дыра: Главная цель. Ее природа и причина ее появления в лаборатории – центральная загадка.</text:span></text:p>
      <text:p co:para-mark-style-name="T1"/>
      <text:p co:para-mark-style-name="T1"><text:span text:style-name="T1">ЛАМПОЧКА (продолжает свой путь, становится немного увереннее):</text:span></text:p>
      <text:p co:para-mark-style-name="T1"><text:span text:style-name="T1">(Светлее) Этот свет… он дает мне силы. Я чувствую, что должен идти дальше. Есть что-то… впереди. Что-то, что я должна найти. Или… что-то, что я должна остановить.</text:span></text:p>
      <text:p co:para-mark-style-name="T1"/>
      <text:p co:para-mark-style-name="T1"><text:span text:style-name="T1">Дальше мы продвигаемся вглубь старой лаборатории. Уровень становится более сложным, появляются новые типы врагов-радиодеталей:</text:span></text:p>
      <text:p co:para-mark-style-name="T1"/>
      <text:p co:para-mark-style-name="T1"><text:span text:style-name="T1">“Конденсатор-Летун”: Маленький, летающий конденсатор, который быстро перемещается и стреляет короткими импульсами энергии.</text:span></text:p>
      <text:p co:para-mark-style-name="T1"><text:span text:style-name="T1">“Диод-Броневик”: Тяжеловатый диод, который медленно движется, но имеет прочную оболочку и стреляет более мощными, но редкими зарядами.</text:span></text:p>
      <text:p co:para-mark-style-name="T1"/>
      <text:p co:para-mark-style-name="T1"><text:span text:style-name="T1">По мере прохождения, Лампочка будет находить обрывки записей, старые дневники или аудиозаписи, которые будут раскрывать историю лаборатории и ее обитателей.</text:span></text:p>
      <text:p co:para-mark-style-name="T1"><text:span text:style-name="T1">[ПРИМЕР НАХОДКИ: ЗАПИСЬ НА СТАРЫЙ ПЛЕЕР]</text:span></text:p>
      <text:p co:para-mark-style-name="T1"><text:span text:style-name="T1">Игрок находит старый, пыльный плеер, который, к удивка, еще работает. После нажатия кнопки, раздается искаженный, но разборчивый голос:</text:span></text:p>
      <text:p co:para-mark-style-name="T1"><text:span text:style-name="T1">ГОЛОС (запись):</text:span></text:p>
      <text:p co:para-mark-style-name="T1"><text:span text:style-name="T1">…Эксперимент “Сингулярность” продолжается. Прототип “Источник” показывает стабильность… но есть побочные эффекты. Активность… неконтролируемая. Мы теряем контроль…</text:span></text:p>
      <text:p co:para-mark-style-name="T1"><text:span text:style-name="T1">ЛАМПОЧКА:</text:span></text:p>
      <text:p co:para-mark-style-name="T1"><text:span text:style-name="T1">(Задумчиво) “Источник”? “Сингулярность”? Что это значит? Этот голос… он звучит так… обеспокоенно.</text:span></text:p>
      <text:p co:para-mark-style-name="T1"/>
      <text:p co:para-mark-style-name="T1"><text:span text:style-name="T1">Далее, по мере продвижения, Лампочка будет все больше и больше говорить сама с собой, развивая свою “личность” и рефлексируя над происходящим:</text:span></text:p>
      <text:p co:para-mark-style-name="T1"><text:span text:style-name="T1">ЛАМПОЧКА:</text:span></text:p>
      <text:p co:para-mark-style-name="T1"><text:span text:style-name="T1">(После сложной битвы с несколькими врагами) Ух… это было тяжело. Моя нить… она так раскалилась. Чувствую себя… измотанной. Но я справилась. Я… сильнее, чем думала. Или просто… глупее, что лезу в эту темноту.</text:span></text:p>
      <text:p co:para-mark-style-name="T1"><text:span text:style-name="T1">ЛАМПОЧКА:</text:span></text:p>
      <text:p co:para-mark-style-name="T1"><text:span text:style-name="T1">(Находя новый, более продвинутый элемент в старой лаборатории) Это… похоже на меня. Только… больше. Или… меньше? Сложно сказать. Все здесь… такое знакомое и такое чужое одновременно.</text:span></text:p>
      <text:p co:para-mark-style-name="T1"/>
      <text:p co:para-mark-style-name="T1"><text:span text:style-name="T1">ПЕРЕХОД В НОВУЮ ЛАБОРАТОРИЮ:</text:span></text:p>
      <text:p co:para-mark-style-name="T1"><text:span text:style-name="T1">После прохождения старой, полуразрушенной части, игрок обнаруживает замаскированный проход или лифт, ведущий в более современную (хотя и тоже заброшенную) часть лаборатории. Здесь все выглядит чище, но атмосфера еще более гнетущая. Вместо ржавчины – следы попыток саботажа или аварийных отключений.</text:span></text:p>
      <text:p co:para-mark-style-name="T1"><text:span text:style-name="T1">ЛАМПОЧКА:</text:span></text:p>
      <text:p co:para-mark-style-name="T1"><text:span text:style-name="T1">(Оглядываясь) Это… другое. Здесь… не так много пыли. Но… воздух тяжелее. И… чувствуется какая-то… энергия. Очень… странная.</text:span></text:p>
      <text:p co:para-mark-style-name="T1"><text:span text:style-name="T1">В этой части лаборатории враги становятся более продвинутыми и опасными. Появляются “Микросхемы-Охотники” (быстрые, ловкие), “Транзисторы-Щит” (создают энергетические щиты для других врагов).</text:span></text:p>
      <text:p co:para-mark-style-name="T1"><text:span text:style-name="T1">ЛАМПОЧКА:</text:span></text:p>
      <text:p co:para-mark-style-name="T1"><text:span text:style-name="T1">(С легкой тревогой) Эти новые враги… они быстрее. И их атаки… более точные. Я чувствую, что приближаюсь к чему-то. Чему-то… очень важному.</text:span></text:p>
      <text:p co:para-mark-style-name="T1"/>
      <text:p co:para-mark-style-name="T1"><text:span text:style-name="T1">БОССЫ:</text:span></text:p>
      <text:p co:para-mark-style-name="T1"><text:span text:style-name="T1">Первый босс: “Главный Резистор” – огромный, стационарный резистор, который стреляет мощными, но предсказуемыми лучами энергии. Требует от игрока ловкости и точного тайминга.</text:span></text:p>
      <text:p co:para-mark-style-name="T1"><text:span text:style-name="T1">Далее… По мере продвижения, каждое “крыло” или “сектор” лаборатории будет иметь своего босса, который будет олицетворять определенную технологию или функцию этой части комплекса. Например:</text:span></text:p>
      <text:p co:para-mark-style-name="T1"/>
      <text:p co:para-mark-style-name="T1"><text:span text:style-name="T1">“Генератор Импульсов” (босс, который управляет электрическими полями).</text:span></text:p>
      <text:p co:para-mark-style-name="T1"><text:span text:style-name="T1">“Плата Управления” (босс, который призывает мелких врагов и меняет структуру арены).</text:span></text:p>
      <text:p co:para-mark-style-name="T1"><text:span text:style-name="T1">“Анализатор Данных” (босс, который использует “информационные атаки”, визуально ослепляя игрока или замедляя его).</text:span></text:p>
      <text:p co:para-mark-style-name="T1"/>
      <text:p co:para-mark-style-name="T1"><text:span text:style-name="T1">К 30 боссам: Это будет очень долгий и трудный путь. Боссы будут становиться все более сложными, требуя от игрока полного освоения всех механик, а также использования особенностей окружения. Каждый босс будет иметь свою уникальную механику и историю.</text:span></text:p>
      <text:p co:para-mark-style-name="T1"/>
      <text:p co:para-mark-style-name="T1"><text:span text:style-name="T1">СЮЖЕТНОЕ РАЗВИТИЕ И ДИАЛОГИ:</text:span></text:p>
      <text:p co:para-mark-style-name="T1"><text:span text:style-name="T1">Лампочка становится все более рефлексивной:</text:span></text:p>
      <text:p co:para-mark-style-name="T1"><text:span text:style-name="T1">ЛАМПОЧКА: (После поражения от босса) Я… я не понимаю. Почему я здесь? Кто меня создал? Я просто… свет. Но почему я должен сражаться? Почему я должен… гореть?</text:span></text:p>
      <text:p co:para-mark-style-name="T1"><text:span text:style-name="T1">ЛАМПОЧКА: (Находя очередную запись) Они говорили о “спасении”. О “новой эре”. Но все, что я вижу – это разрушение. Это… не похоже на спасение.</text:span></text:p>
      <text:p co:para-mark-style-name="T1"><text:span text:style-name="T1">Раскрытие природы черной дыры: Через найденные записи и, возможно, через “воспоминания” самой лаборатории (визуальные или звуковые), игрок узнает, что черная дыра – это не просто аномалия, а результат неудачного эксперимента по созданию бесконечного источника энергии, который вышел из-под контроля. Возможно, она поглощает материю и энергию, становясь все больше, и угрожает всему миру.</text:span></text:p>
      <text:p co:para-mark-style-name="T1"><text:span text:style-name="T1">Лампочка как “источник” или “ключ”: Есть вероятность, что Лампочка – это не просто лампочка, а некий “источник” энергии, или же “ключ”, который может либо стабилизировать черную дыру, либо ее уничтожить. Это объяснит ее способность генерировать свет и ее “пробуждение”.</text:span></text:p>
      <text:p co:para-mark-style-name="T1"><text:span text:style-name="T1">Диалоги с самим собой:</text:span></text:p>
      <text:p co:para-mark-style-name="T1"><text:span text:style-name="T1">ЛАМПОЧКА: (Встретив особенно сложного врага) Я не знаю, как я это сделаю. Но я должна. Если я не смогу… то кто? Я… я просто лампочка. Но, может быть… этого достаточно.</text:span></text:p>
      <text:p co:para-mark-style-name="T1"><text:span text:style-name="T1">ЛАМПОЧКА: (Встретив более продвинутого врага, который выглядит как часть ее самой) Ты… ты похож на меня. Только… искаженный. Ты тоже… потерян? Или ты… защищаешь что-то?</text:span></text:p>
      <text:p co:para-mark-style-name="T1"/>
      <text:p co:para-mark-style-name="T1"><text:span text:style-name="T1">КОНЕЧНАЯ ЦЕЛЬ:</text:span></text:p>
      <text:p co:para-mark-style-name="T1"/>
      <text:p co:para-mark-style-name="T1"><text:span text:style-name="T1">Добежать до центра лаборатории, где находится эпицентр черной дыры.</text:span></text:p>
      <text:p co:para-mark-style-name="T1"><text:span text:style-name="T1">Там Лампочку будет ждать Финальный Босс – “Сердце Сингулярности” или “Хранитель Черной Дыры” – существо или механизм, который контролирует или питает черную дыру.</text:span></text:p>
      <text:p co:para-mark-style-name="T1"/>
      <text:p co:para-mark-style-name="T1"><text:span text:style-name="T1">[НАЧАЛО ФИНАЛЬНОГО БОССА]</text:span></text:p>
      <text:p co:para-mark-style-name="T1"><text:span text:style-name="T1">Арена – это огромное, искаженное пространство, где гравитация постоянно меняется. В центре – пульсирующая черная дыра, из которой исходят волны энергии. Вокруг нее – грандиозный, но разрушенный механизм.</text:span></text:p>
      <text:p co:para-mark-style-name="T1"><text:span text:style-name="T1">ЛАМПОЧКА:</text:span></text:p>
      <text:p co:para-mark-style-name="T1"><text:span text:style-name="T1">(Ее свет становится ярче, проволока накаляется сильнее, но она держится) Я… я чувствую ее. Ее голод. Ее… отчаяние. Но я не могу позволить ей поглотить все. Я… я должна сделать выбор.</text:span></text:p>
      <text:p co:para-mark-style-name="T1"/>
      <text:p co:para-mark-style-name="T1"><text:span text:style-name="T1">ВЛИЯНИЕ ДИАЛОГОВ НА КОНЦОВКИ:</text:span></text:p>
      <text:p co:para-mark-style-name="T1"><text:span text:style-name="T1">Выбор Лампочки: В критические моменты, особенно ближе к концу, и в диалогах с самой собой, игрок будет выбирать реплики Лампочки. Эти выборы будут влиять на ее мировоззрение и, соответственно, на концовку.</text:span></text:p>
      <text:p co:para-mark-style-name="T1"/>
      <text:p co:para-mark-style-name="T1"><text:span text:style-name="T1">“Я должна защитить этот мир.” (Более героический путь)</text:span></text:p>
      <text:p co:para-mark-style-name="T1"><text:span text:style-name="T1">“Я просто хочу понять.” (Более исследовательский путь)</text:span></text:p>
      <text:p co:para-mark-style-name="T1"><text:span text:style-name="T1">“Я устала от этого.” (Более пессимистичный путь)</text:span></text:p>
      <text:p co:para-mark-style-name="T1"/>
      <text:p co:para-mark-style-name="T1"><text:span text:style-name="T1">Примеры концовок:</text:span></text:p>
      <text:p co:para-mark-style-name="T1"/>
      <text:p co:para-mark-style-name="T1"><text:span text:style-name="T1">“Самопожертвование”: Лампочка использует всю свою энергию, чтобы стабилизировать или закрыть черную дыру, уничтожив себя. (Если Лампочка выбирала героический путь).</text:span></text:p>
      <text:p co:para-mark-style-name="T1"><text:span text:style-name="T1">“Новый Источник”: Лампочка становится частью черной дыры, но ей удается ее контролировать, превращая в источник энергии для восстановленного мира. (Если Лампочка выбирала исследовательский путь, и была готова принять свою роль).</text:span></text:p>
      <text:p co:para-mark-style-name="T1"><text:span text:style-name="T1">“Вечное Сияние”: Лампочка находит способ “заморозить” черную дыру, но сама остается навечно в ловушке, освещая ее. (Если Лампочка выбирала путь отчаяния, но нашла в себе силы).</text:span></text:p>
      <text:p co:para-mark-style-name="T1"><text:span text:style-name="T1">“Поглощение”: Лампочка не справляется, и черная дыра поглощает все, включая ее. (Если игрок часто проигрывал или делал “неправильные” выборы).</text:span></text:p>
      <text:p co:para-mark-style-name="T1"/>
      <text:p co:para-mark-style-name="T1"/>
      <text:p co:para-mark-style-name="T1"><text:span text:style-name="T1">ИГРОВЫЕ МЕХАНИКИ (дополнительно):</text:span></text:p>
      <text:p co:para-mark-style-name="T1"/>
      <text:p co:para-mark-style-name="T1"><text:span text:style-name="T1">Улучшение оружия: По мере прохождения, Лампочка может находить “усилители энергии” или “фокусирующие кристаллы”, которые будут улучшать ее световые сгустки (скорость, урон, размер) и, возможно, уменьшать время остывания.</text:span></text:p>
      <text:p co:para-mark-style-name="T1"><text:span text:style-name="T1">Специальные способности: Возможно, в определенных моментах Лампочка сможет использовать кратковременные усиления, вроде “взрыва света” (отталкивает врагов) или “светового щита” (кратковременная неуязвимость).</text:span></text:p>
      <text:p co:para-mark-style-name="T1" text:style-name="Standard"><text:span text:style-name="T1">Продолжим? Какую часть сюжета или механик вы хотели бы развить дальше?</text:span></text:p>
      <text:p text:style-name="Standard"/>
      <text:p text:style-name="Standard"/>
      <text:p text:style-name="Standard"/>
      <text:p text:style-name="Standard"/>
      <text:p text:style-name="Standard"/>
      <text:p text:style-name="Standard">Запрос: <text:span text:style-name="T2">давай напишем чюжет для игры действия игрока- темный мир заброшеной лаборатории в которой черная дыра. Ты играешь за лампочку. По пути тебе встретятся враги-радиодетали. игра 2д. с интерестным сюжетом. Диологи влияют на концовки. пиши с самого начала попути раскрывая сюжет. По задумки Лампочка появляется в подземелиях, даллее она проходит по старой лаборатории со старыми радиодетвлями. Далее она попадает в новую лабораторию где в конце найдет черную дыру. также будет гдето 30боссов. также у лампочка будет все больше и больше говорить сама с собой. твоё оружие это сгустки света. При стрельбе проволка будет нагреваться и нужно ждать пока она остынет прежде стрелять заного.я начну а та продлжиш и так далее. текст должен получитьчся развернуты со всае ми нелочами.</text:span></text:p>
      <text:p text:style-name="Standard"/>
      <text:p text:style-name="Standard"/>
      <text:p co:para-mark-style-name="T3" text:style-name="P2"><text:span text:style-name="T4">Часть 1: Подземная Тьма</text:span></text:p>
      <text:p co:para-mark-style-name="T3" text:style-name="P2"><text:span text:style-name="T5">Завязка:</text:span></text:p>
      <text:p co:para-mark-style-name="T3" text:style-name="P2"><text:span text:style-name="T3">Ты – маленькая лампочка, внезапно осознавшая себя в кромешной тьме. Холодный камень под цоколем, глухое эхо капель воды – первое, что ты чувствуешь. "Где я? Что происходит?" – робкий огонек мысли вспыхивает в твоей стеклянной голове. Страх сковывает, но любопытство берет верх. Откуда-то издалека доносится слабый гул, словно зов.</text:span></text:p>
      <text:p co:para-mark-style-name="T3" text:style-name="P2"><text:span text:style-name="T3">Ты неуклюже перекатываешься вперед, освещая узкий коридор слабым желтым светом. Стены покрыты мхом и плесенью, повсюду валяются старые провода, ржавые винтики и сломанные детали. "Нужно найти выход," – бормочешь ты себе под нос. Твой голос – тихий треск электрической дуги.</text:span></text:p>
      <text:p co:para-mark-style-name="T3" text:style-name="P2"><text:span text:style-name="T5">Геймплей:</text:span></text:p>
      <text:p co:para-mark-style-name="T3" text:style-name="P2"><text:span text:style-name="T3">Первые шаги – это знакомство с управлением. Лампочка перекатывается, прыгает, может ненадолго подсвечивать пространство вокруг себя, тратя энергию. Темнота – твой главный враг. Если останешься без света, ты станешь уязвимым.</text:span></text:p>
      <text:p co:para-mark-style-name="T3" text:style-name="P2"><text:span text:style-name="T3">Вскоре ты натыкаешься на первого противника – </text:span><text:span text:style-name="T4">Блуждающий Конденсатор</text:span><text:span text:style-name="T3">. Это старый ржавый конденсатор, который медленно перекатывается по земле. Оставляет за собой след из искр, которые замедляют движение. Ты учишься стрелять сгустками света. Проволока начинает слабо нагреваться после каждого выстрела, замедляя темп огня.</text:span></text:p>
      <text:p co:para-mark-style-name="T3" text:style-name="P2"><text:span text:style-name="T5">Диалог (внутренний):</text:span></text:p>
      <text:p co:para-mark-style-name="T3" text:style-name="P2"><text:span text:style-name="T4">Лампочка (про себя):</text:span><text:span text:style-name="T3"><text:s text:c="1"/>"Фу, искры… Нужно быть осторожнее, а то замкнет. И стрелять метко, нельзя тратить энергию впустую."</text:span></text:p>
      <text:p co:para-mark-style-name="T3" text:style-name="P2"><text:span text:style-name="T5">Сюжетное Развитие:</text:span></text:p>
      <text:p co:para-mark-style-name="T3" text:style-name="P2"><text:span text:style-name="T3">Продвигаясь дальше, ты находишь странные схемы и чертежи электронных компонентов, вырезанные на стенах. Они кажутся древними и непонятными.</text:span></text:p>
      <text:p co:para-mark-style-name="T3" text:style-name="P2"><text:span text:style-name="T4">Часть 1 (продолжение): Каменные Преграды</text:span></text:p>
      <text:p co:para-mark-style-name="T3" text:style-name="P2"><text:span text:style-name="T5">Геймплей:</text:span></text:p>
      <text:p co:para-mark-style-name="T3" text:style-name="P2"><text:span text:style-name="T3">Ты видишь перед собой проход, но его преграждает каменная стена. В трещинах видны торчащие провода.</text:span></text:p>
      <text:p co:para-mark-style-name="T3" text:style-name="P2"><text:span text:style-name="T4">Лампочка (про себя):</text:span><text:span text:style-name="T3"><text:s text:c="1"/>"Стена… Кажется, ее можно пробить, разрядив эти провода."</text:span></text:p>
      <text:p co:para-mark-style-name="T3" text:style-name="P2"><text:span text:style-name="T3">Чтобы разрушить стену, нужно стрелять в трещины. После каждого выстрела проволока нагревается, и нужно ждать, пока она остынет.</text:span></text:p>
      <text:p co:para-mark-style-name="T3" text:style-name="P2"><text:span text:style-name="T5">Сюжетное Развитие:</text:span></text:p>
      <text:p co:para-mark-style-name="T3" text:style-name="P2"><text:span text:style-name="T3">Разрушив стену, ты попадаешь в более просторный зал. Из обломков торчат контакты и обрывки изоляции. В центре зала - глубокий колодец.</text:span></text:p>
      <text:p co:para-mark-style-name="T3" text:style-name="P2"><text:span text:style-name="T4">Лампочка:</text:span><text:span text:style-name="T3"><text:s text:c="1"/>"Колодец? Интересно, куда он ведет…"</text:span></text:p>
      <text:p co:para-mark-style-name="T3" text:style-name="P2"><text:span text:style-name="T4">Часть 2: Эхо Пустоты</text:span></text:p>
      <text:p co:para-mark-style-name="T3" text:style-name="P2"><text:span text:style-name="T5">Геймплей:</text:span></text:p>
      <text:p co:para-mark-style-name="T3" text:style-name="P2"><text:span text:style-name="T3">Колодец выплевывает тебя в просторный зал, освещенный лишь редкими самодельными лампами, собранными из подручных средств (ржавые банки, провода, и т.д.), закрепленными на стенах. Вокруг лежат камни и кости, переплетенные старыми проводами.</text:span></text:p>
      <text:p co:para-mark-style-name="T3" text:style-name="P2"><text:span text:style-name="T3">И вот они – </text:span><text:span text:style-name="T4">Статичные Искры</text:span><text:span text:style-name="T3">. Это маленькие искры статического электричества, которые парят в воздухе и хаотично двигаются. При приближении к лампочке они наносят урон.</text:span></text:p>
      <text:p co:para-mark-style-name="T3" text:style-name="P2"><text:span text:style-name="T5">Геймплей:</text:span></text:p>
      <text:p co:para-mark-style-name="T3" text:style-name="P2"><text:span text:style-name="T3">Статичные Искры нужно сбивать сгустками света.</text:span></text:p>
      <text:p co:para-mark-style-name="T3" text:style-name="P2"><text:span text:style-name="T5">Сюжетное Развитие:</text:span></text:p>
      <text:p co:para-mark-style-name="T3" text:style-name="P2"><text:span text:style-name="T3">Продвигаясь через зал, ты видишь, что схемы на стенах становятся более четкими и зловещими.</text:span></text:p>
      <text:p co:para-mark-style-name="T3" text:style-name="P2"><text:span text:style-name="T4">Часть 3: Битва с Искаженным Трансформатором</text:span></text:p>
      <text:p co:para-mark-style-name="T3" text:style-name="P2"><text:span text:style-name="T3">В конце зала находится большая каменная дверь. Она заперта. Чтобы открыть дверь, нужно активировать два рычага, расположенных по обе стороны зала. Но когда ты подходишь к рычагам, появляется босс - </text:span><text:span text:style-name="T4">Искаженный Трансформатор</text:span><text:span text:style-name="T3">.</text:span></text:p>
      <text:p co:para-mark-style-name="T3" text:style-name="P2"><text:span text:style-name="T5">Описание Босса:</text:span></text:p>
      <text:p co:para-mark-style-name="T3" text:style-name="P2"><text:span text:style-name="T3">Искаженный Трансформатор – огромный, перегоревший трансформатор (пиксельный спрайт с кучей проводов и катушек). "Глаза" заменяются искрящимися дырами.</text:span></text:p>
      <text:p co:para-mark-style-name="T3" text:style-name="P2"><text:span text:style-name="T5">Атаки Босса:</text:span></text:p>
      <text:list text:style-name="numList_1" xml:id="list_1">
        <text:list-item>
          <text:p text:style-name="P3"><text:span text:style-name="T4">Темные Импульсы:</text:span><text:span text:style-name="T3"><text:s text:c="1"/>Босс выпускает волны темной энергии, которые движутся по земле.</text:span></text:p>
        </text:list-item>
        <text:list-item>
          <text:p text:style-name="P3"><text:span text:style-name="T4">Пустотный Взгляд:</text:span><text:span text:style-name="T3"><text:s text:c="1"/>"Дыры" босса поочередно открываются и выпускают луч тьмы. Нужно прятаться за камнями, чтобы избежать попадания.</text:span></text:p>
        </text:list-item>
      </text:list>
      <text:p co:para-mark-style-name="T3" text:style-name="P2"><text:span text:style-name="T5">Слабости Босса:</text:span></text:p>
      <text:p co:para-mark-style-name="T3" text:style-name="P2"><text:span text:style-name="T3">У босса есть "ядро" – светлая точка в центре трансформатора. Это его единственная уязвимость, и она открывается только на короткое время после того, как он использует "Пустотный Взгляд".</text:span></text:p>
      <text:p co:para-mark-style-name="T3" text:style-name="P2"><text:span text:style-name="T5">Геймплей:</text:span></text:p>
      <text:p co:para-mark-style-name="T3" text:style-name="P2"><text:span text:style-name="T3">Битва состоит в том, чтобы уклоняться от атак, прятаться за камнями, и ждать, когда откроется "ядро". Затем нужно быстро выстрелить в него, пока оно снова не закроется.</text:span></text:p>
      <text:p co:para-mark-style-name="T3" text:style-name="P2"><text:span text:style-name="T5">Кульминация (после победы):</text:span></text:p>
      <text:p co:para-mark-style-name="T3" text:style-name="P2"><text:span text:style-name="T3">После поражения босс просто исчезает, рассыпаясь на пиксели.</text:span></text:p>
      <text:p co:para-mark-style-name="T3" text:style-name="P2"><text:span text:style-name="T3">Каменная дверь открыта.</text:span></text:p>
      <text:p co:para-mark-style-name="T3" text:style-name="P2"><text:span text:style-name="T4">Лампочка:</text:span><text:span text:style-name="T3"><text:s text:c="1"/>"Что ждет меня дальше…"</text:span></text:p>
      <text:p><text:line-break/></text:p>
      <text:p co:para-mark-style-name="T3" text:style-name="P2"><text:span text:style-name="T4">Часть 4: За Каменной Дверью (Обновленная Версия)</text:span></text:p>
      <text:p co:para-mark-style-name="T3" text:style-name="P2"><text:span text:style-name="T5">Геймплей и Сюжет:</text:span></text:p>
      <text:p co:para-mark-style-name="T3" text:style-name="P2"><text:span text:style-name="T3">За каменной дверью оказывается небольшая комната. В центре комнаты, свисая с потолка, – старый, ржавый патрон для лампы, прикрепленный к проводу.</text:span></text:p>
      <text:p co:para-mark-style-name="T3" text:style-name="P2"><text:span text:style-name="T4">Лампочка:</text:span><text:span text:style-name="T3"><text:s text:c="1"/>"Патрон… Давно таких не видела. Кажется, это место, где можно передохнуть."</text:span></text:p>
      <text:p co:para-mark-style-name="T3" text:style-name="P2"><text:span text:style-name="T3">При приближении к патрону появляется возможность "подключиться".</text:span></text:p>
      <text:list text:style-name="numList_2" xml:id="list_2">
        <text:list-item>
          <text:p text:style-name="P4"><text:span text:style-name="T4">Сохранение:</text:span><text:span text:style-name="T3"><text:s text:c="1"/>Лампочка вкручивается в патрон, и игра сохраняется. Во время сохранения, Лампочка слегка раскачивается на проводе, заряжая этим статическое электричество.</text:span></text:p>
        </text:list-item>
        <text:list-item>
          <text:p text:style-name="P4"><text:span text:style-name="T4">Восстановление Энергии:</text:span><text:span text:style-name="T3"><text:s text:c="1"/>Если у Лампочки мало энергии, то, находясь в патроне, ты можешь раскачиваться на проводе. Каждое раскачивание вырабатывает небольшое количество энергии. Нужно найти ритм, чтобы раскачиваться наиболее эффективно.</text:span></text:p>
        </text:list-item>
      </text:list>
      <text:p co:para-mark-style-name="T3" text:style-name="P2"><text:span text:style-name="T3">Рядом на полу валяется обрывок старой газеты. Если его подсветить, можно прочитать пасхалку:</text:span></text:p>
      <text:p co:para-mark-style-name="T3" text:style-name="P2"><text:span text:style-name="T4">Обрывок Газеты:</text:span><text:span text:style-name="T3"><text:s text:c="1"/>"…ученые обнаружили аномальную активность в заброшенных шахтах. Поговаривают о странных энергетических полях и исчезновении людей…".</text:span></text:p>
      <text:p co:para-mark-style-name="T3" text:style-name="P2"><text:span text:style-name="T3">На стене висит тускло светящаяся схема, изображающая карту подземелья. На карте отмечены пройденные участки и намечены дальнейшие пути. Один из путей ведет в "Зал Древних Реле".</text:span></text:p>
      <text:p co:para-mark-style-name="T3" text:style-name="P2"><text:span text:style-name="T4">Лампочка:</text:span><text:span text:style-name="T3"><text:s text:c="1"/>"Зал Древних Реле… Судя по карте, это где-то глубоко под землей. Интересно, что там ждет?"</text:span></text:p>
      <text:p co:para-mark-style-name="T3" text:style-name="P2"><text:span text:style-name="T3">Выйдя из комнаты, ты попадаешь в узкий коридор, ведущий дальше в подземелье.</text:span></text:p>
      <text:p co:para-mark-style-name="T3" text:style-name="P2"><text:line-break/><text:span text:style-name="T4">Часть 5: Зал Древних Реле</text:span></text:p>
      <text:p co:para-mark-style-name="T3" text:style-name="P2"><text:span text:style-name="T5">Описание Локации:</text:span></text:p>
      <text:p co:para-mark-style-name="T3" text:style-name="P2"><text:span text:style-name="T3">Коридор приводит в огромный зал, полный гигантских, ржавых реле. Каждое реле размером с Лампочку. Они гудят, искрят и время от времени срабатывают, издавая громкие щелчки. Пол усыпан обломками проводов, конденсаторов и других радиодеталей. Местами пол провален, открывая вид на темные пропасти внизу.</text:span></text:p>
      <text:p co:para-mark-style-name="T3" text:style-name="P2"><text:span text:style-name="T5">Враги (средний класс): Древние Реле</text:span></text:p>
      <text:list text:style-name="numList_2" xml:id="list_3">
        <text:list-item>
          <text:p co:para-mark-style-name="T3" text:style-name="P5"><text:span text:style-name="T4">Описание:</text:span><text:span text:style-name="T3"><text:s text:c="1"/>Ржавые и гудящие, они находятся под напряжением. Могут открываться и закрываться, меняя свою защиту и атаку.</text:span></text:p>
        </text:list-item>
        <text:list-item>
          <text:p co:para-mark-style-name="T3" text:style-name="P5"><text:span text:style-name="T4">Атаки:</text:span></text:p>
        </text:list-item>
      </text:list>
      <text:list text:style-name="numList_2" xml:id="list_4">
        <text:list-item>
          <text:list>
            <text:list-item>
              <text:p text:style-name="P6"><text:span text:style-name="T4">Выстрел Энергией:</text:span><text:span text:style-name="T3"><text:s text:c="1"/>Когда реле открыто, оно выпускает сгусток энергии в Лампочку.</text:span></text:p>
            </text:list-item>
            <text:list-item>
              <text:p text:style-name="P6"><text:span text:style-name="T4">Электрический Разряд:</text:span><text:span text:style-name="T3"><text:s text:c="1"/>Когда реле закрыто, оно создает вокруг себя кратковременный электрический разряд, который наносит урон при контакте.</text:span></text:p>
            </text:list-item>
          </text:list>
        </text:list-item>
      </text:list>
      <text:list text:continue-list="list_3" text:style-name="numList_2" xml:id="list_5">
        <text:list-item>
          <text:p co:para-mark-style-name="T3" text:style-name="P5"><text:span text:style-name="T4">Геймплей:</text:span><text:span text:style-name="T3"><text:s text:c="1"/>Нужно подстраиваться под циклы открытия и закрытия реле. Стрелять, когда они открыты, и уклоняться от разряда, когда они закрываются. Некоторые реле нужно активировать (стрельнуть в определенное место), чтобы открыть проход дальше.</text:span></text:p>
        </text:list-item>
      </text:list>
      <text:p co:para-mark-style-name="T3" text:style-name="P2"><text:span text:style-name="T5">Другие враги:</text:span></text:p>
      <text:list text:style-name="numList_2" xml:id="list_6">
        <text:list-item>
          <text:p text:style-name="P7"><text:span text:style-name="T3">Так же повсюду летают </text:span><text:span text:style-name="T4">Статичные Искры</text:span><text:span text:style-name="T3">, но теперь они более мощные и быстрые.</text:span></text:p>
        </text:list-item>
        <text:list-item>
          <text:p text:style-name="P7"><text:span text:style-name="T3">В некоторых местах появляются </text:span><text:span text:style-name="T4">Блуждающие Конденсаторы</text:span><text:span text:style-name="T3">, которые катятся по проводам над пропастями, спрыгивая вниз, если ты оказываешься под ними.</text:span></text:p>
        </text:list-item>
      </text:list>
      <text:p co:para-mark-style-name="T3" text:style-name="P2"><text:span text:style-name="T5">Головоломки и Секреты:</text:span></text:p>
      <text:list text:style-name="numList_1" xml:id="list_7">
        <text:list-item>
          <text:p text:style-name="P8"><text:span text:style-name="T4">Цепь Реле:</text:span><text:span text:style-name="T3"><text:s text:c="1"/>Чтобы открыть одну из дверей, нужно активировать определенную последовательность реле. Если активировать неправильную последовательность, то активируется ловушка, выпускающая волну статического электричества.</text:span></text:p>
        </text:list-item>
        <text:list-item>
          <text:p text:style-name="P8"><text:span text:style-name="T4">Скрытый Проход:</text:span><text:span text:style-name="T3"><text:s text:c="1"/>В одном из углов есть стена, за которой скрыт проход. Эту стену можно разрушить с помощью хорошо расположенного взрыва Блуждающего Конденсатора. В секретной комнате можно найти старый предохранитель, который увеличивает максимальный запас энергии Лампочки.</text:span></text:p>
        </text:list-item>
      </text:list>
      <text:p co:para-mark-style-name="T3" text:style-name="P2"><text:span text:style-name="T5">Пасхалки:</text:span></text:p>
      <text:p co:para-mark-style-name="T3" text:style-name="P2"><text:span text:style-name="T3">На одном из реле можно найти выцарапанную надпись: "Kilroy was here" (отсылка к известному мему).</text:span></text:p>
      <text:p co:para-mark-style-name="T3" text:style-name="P2"><text:span text:style-name="T5">Босс (тизер):</text:span></text:p>
      <text:p co:para-mark-style-name="T3" text:style-name="P2"><text:span text:style-name="T3">В конце зала Лампочка видит огромную дверь, украшенную множеством реле. Дверь заперта, и за ней чувствуется мощная энергетическая активность.</text:span></text:p>
      <text:p co:para-mark-style-name="T3" text:style-name="P2"><text:span text:style-name="T4">Лампочка:</text:span><text:span text:style-name="T3"><text:s text:c="1"/>"Кажется, за этой дверью что-то очень большое и очень опасное…"</text:span></text:p>
      <text:p co:para-mark-style-name="T3" text:style-name="P2"><text:span text:style-name="T4">Часть 6: Битва с МЕГА-РЕЛЕ</text:span></text:p>
      <text:p co:para-mark-style-name="T3" text:style-name="P2"><text:span text:style-name="T5">Представление Босса:</text:span></text:p>
      <text:p co:para-mark-style-name="T3" text:style-name="P2"><text:span text:style-name="T3">За дверью Лампочку ждет огромная арена. В центре арены возвышается </text:span><text:span text:style-name="T4">МЕГА-РЕЛЕ</text:span><text:span text:style-name="T3"><text:s text:c="1"/>– это не просто большое реле, а скорее сложный механизм, состоящий из множества реле, катушек, проводов и генераторов. Все это гудит, искрит и находится в постоянном движении. МЕГА-РЕЛЕ парит в воздухе, поддерживаемое магнитным полем.</text:span></text:p>
      <text:p co:para-mark-style-name="T3" text:style-name="P2"><text:span text:style-name="T5">Атмосфера:</text:span></text:p>
      <text:p co:para-mark-style-name="T3" text:style-name="P2"><text:span text:style-name="T3">Битва происходит под оглушительный треск электричества и гул генераторов. Арена освещена вспышками молний, которые время от времени "срываются" с МЕГА-РЕЛЕ.</text:span></text:p>
      <text:p co:para-mark-style-name="T3" text:style-name="P2"><text:span text:style-name="T5">Атаки МЕГА-РЕЛЕ:</text:span></text:p>
      <text:list text:style-name="numList_1" xml:id="list_8">
        <text:list-item>
          <text:p text:style-name="P9"><text:span text:style-name="T4">Шквальный Обстрел:</text:span><text:span text:style-name="T3"><text:s text:c="1"/>МЕГА-РЕЛЕ открывает все свои реле и начинает выпускать залп сгустков энергии. Необходимо уклоняться от этих сгустков, перемещаясь по арене.</text:span></text:p>
        </text:list-item>
        <text:list-item>
          <text:p text:style-name="P9"><text:span text:style-name="T4">Электрическое Поле:</text:span><text:span text:style-name="T3"><text:s text:c="1"/>МЕГА-РЕЛЕ создает вокруг себя мощное электрическое поле, которое наносит урон, если Лампочка находится слишком близко. Нужно держаться на расстоянии.</text:span></text:p>
        </text:list-item>
        <text:list-item>
          <text:p text:style-name="P9"><text:span text:style-name="T4">Призыв Реле:</text:span><text:span text:style-name="T3"><text:s text:c="1"/>МЕГА-РЕЛЕ призывает обычных Древних Реле, которые атакуют Лампочку. Необходимо сначала расправиться с ними, прежде чем снова атаковать МЕГА-РЕЛЕ.</text:span></text:p>
        </text:list-item>
        <text:list-item>
          <text:p text:style-name="P9"><text:span text:style-name="T4">Магнитный Импульс:</text:span><text:span text:style-name="T3"><text:s text:c="1"/>Время от времени МЕГА-РЕЛЕ испускает мощный магнитный импульс, который притягивает Лампочку к себе. Если Лампочка не успеет увернуться, то ее притянет прямо к электрическому полю.</text:span></text:p>
        </text:list-item>
      </text:list>
      <text:p co:para-mark-style-name="T3" text:style-name="P2"><text:span text:style-name="T5">Слабости МЕГА-РЕЛЕ:</text:span></text:p>
      <text:p co:para-mark-style-name="T3" text:style-name="P2"><text:span text:style-name="T3">У МЕГА-РЕЛЕ есть несколько уязвимых мест – это большие катушки индуктивности, которые находятся в разных частях его конструкции. Чтобы нанести урон, нужно попасть сгустком света точно в эти катушки. После каждого попадания МЕГА-РЕЛЕ на короткое время отключается, давая Лампочке передышку.</text:span></text:p>
      <text:p co:para-mark-style-name="T3" text:style-name="P2"><text:span text:style-name="T5">Диалог:</text:span></text:p>
      <text:p co:para-mark-style-name="T3" text:style-name="P2"><text:span text:style-name="T3">МЕГА-РЕЛЕ не говорит, но во время битвы можно слышать искаженные обрывки радиопередач и старые записи, которые транслируются через его катушки. В этих обрывках можно услышать упоминания о "проекте", "контроле энергии" и "темной материи".</text:span></text:p>
      <text:p co:para-mark-style-name="T3" text:style-name="P2"><text:span text:style-name="T5">Геймплей:</text:span></text:p>
      <text:p co:para-mark-style-name="T3" text:style-name="P2"><text:span text:style-name="T3">Битва состоит из нескольких фаз:</text:span></text:p>
      <text:list text:style-name="numList_1" xml:id="list_9">
        <text:list-item>
          <text:p text:style-name="P10"><text:span text:style-name="T3">Уклонение от обстрела и электрического поля.</text:span></text:p>
        </text:list-item>
        <text:list-item>
          <text:p text:style-name="P10"><text:span text:style-name="T3">Уничтожение призванных Древних Реле.</text:span></text:p>
        </text:list-item>
        <text:list-item>
          <text:p text:style-name="P10"><text:span text:style-name="T3">Точные выстрелы в катушки индуктивности.</text:span></text:p>
        </text:list-item>
        <text:list-item>
          <text:p text:style-name="P10"><text:span text:style-name="T3">Повторение цикла, пока МЕГА-РЕЛЕ не будет уничтожено.</text:span></text:p>
        </text:list-item>
      </text:list>
      <text:p co:para-mark-style-name="T3" text:style-name="P2"><text:span text:style-name="T5">Кульминация:</text:span></text:p>
      <text:p co:para-mark-style-name="T3" text:style-name="P2"><text:span text:style-name="T3">После уничтожения МЕГА-РЕЛЕ, арена начинает трястись. Пол проваливается, и Лампочка падает в темную шахту.</text:span></text:p>
      <text:p co:para-mark-style-name="T3" text:style-name="P2"><text:span text:style-name="T5">Сюжетное Значение:</text:span></text:p>
      <text:p co:para-mark-style-name="T3" text:style-name="P2"><text:span text:style-name="T3">МЕГА-РЕЛЕ – это часть древней системы управления энергией, созданной неизвестной цивилизацией. Эта система была предназначена для контроля над силой, высвобождаемой Черной Дырой. Уничтожение МЕГА-РЕЛЕ нарушает этот контроль, делая Черную Дыру еще более нестабильной и опасной.</text:span></text:p>
      <text:p co:para-mark-style-name="T3" text:style-name="P2"><text:span text:style-name="T4">Лампочка (падая в шахту):</text:span><text:span text:style-name="T3"><text:s text:c="1"/>"Что я наделала…?"</text:span></text:p>
      <text:p co:para-mark-style-name="T3" text:style-name="P2"><text:span text:style-name="T4">Часть 7: В Глубине Шахты (Обновленная Версия)</text:span></text:p>
      <text:p co:para-mark-style-name="T3" text:style-name="P2"><text:span text:style-name="T5">Описание Локации:</text:span></text:p>
      <text:p co:para-mark-style-name="T3" text:style-name="P2"><text:span text:style-name="T3">Лампочка падает в глубокую, вертикальную шахту. В шахте царит полумрак. Лишь кое-где виднеются слабые отблески света, отражающиеся от влажных камней. По стенам шахты хаотично тянутся провода, свисают обрывки кабелей и ржавые цепи. Внизу виднеется тусклый свет, но до него еще далеко.</text:span></text:p>
      <text:p co:para-mark-style-name="T3" text:style-name="P2"><text:span text:style-name="T5">Геймплей:</text:span></text:p>
      <text:list text:style-name="numList_1" xml:id="list_10">
        <text:list-item>
          <text:p text:style-name="P11"><text:span text:style-name="T4">Падение:</text:span><text:span text:style-name="T3"><text:s text:c="1"/>Нужно маневрировать в шахте, уклоняясь от торчащих обломков и электрических разрядов, которые исходят от проводов.</text:span></text:p>
        </text:list-item>
        <text:list-item>
          <text:p text:style-name="P11"><text:span text:style-name="T4">Замедление:</text:span><text:span text:style-name="T3"><text:s text:c="1"/>Чтобы замедлить падение, можно цепляться за свисающие цепи и провода, используя короткие импульсы энергии. Но нужно следить за уровнем энергии, чтобы не упасть в темноту.</text:span></text:p>
        </text:list-item>
      </text:list>
      <text:p co:para-mark-style-name="T3" text:style-name="P2"><text:span text:style-name="T5">Опасности:</text:span></text:p>
      <text:list text:style-name="numList_2" xml:id="list_11">
        <text:list-item>
          <text:p text:style-name="P12"><text:span text:style-name="T4">Электрические Разряды:</text:span><text:span text:style-name="T3"><text:s text:c="1"/>Провода в шахте находятся под высоким напряжением. Прикосновение к ним приведет к потере энергии.</text:span></text:p>
        </text:list-item>
        <text:list-item>
          <text:p text:style-name="P12"><text:span text:style-name="T4">Падающие Обломки:</text:span><text:span text:style-name="T3"><text:s text:c="1"/>Сверху время от времени падают обломки камней и радиодеталей.</text:span></text:p>
        </text:list-item>
        <text:list-item>
          <text:p text:style-name="P12"><text:span text:style-name="T4">Тень:</text:span><text:span text:style-name="T3"><text:s text:c="1"/>В некоторых местах шахты есть темные участки, где свет Лампочки не достает. Если упасть в такую тьму, можно потерять ориентацию и разбиться.</text:span></text:p>
        </text:list-item>
      </text:list>
      <text:p co:para-mark-style-name="T3" text:style-name="P2"><text:span text:style-name="T5">Враги:</text:span></text:p>
      <text:p co:para-mark-style-name="T3" text:style-name="P2"><text:span text:style-name="T3">В шахте обитают </text:span><text:span text:style-name="T4">Парящие Осцилляторы</text:span><text:span text:style-name="T3">. Это маленькие, летающие устройства, которые испускают звуковые волны. Эти волны могут дезориентировать Лампочку и мешать ей маневрировать.</text:span></text:p>
      <text:p co:para-mark-style-name="T3" text:style-name="P2"><text:span text:style-name="T5">Сюжетные Подсказки:</text:span></text:p>
      <text:p co:para-mark-style-name="T3" text:style-name="P2"><text:span text:style-name="T3">Во время падения можно заметить на стенах шахты странные символы и надписи, сделанные светящейся краской. Некоторые из этих надписей кажутся предупреждениями:</text:span></text:p>
      <text:list text:style-name="numList_2" xml:id="list_12">
        <text:list-item>
          <text:p text:style-name="P13"><text:span text:style-name="T3">"Не доверяйте свету!"</text:span></text:p>
        </text:list-item>
        <text:list-item>
          <text:p text:style-name="P13"><text:span text:style-name="T3">"Черная Дыра – это ключ!"</text:span></text:p>
        </text:list-item>
        <text:list-item>
          <text:p text:style-name="P13"><text:span text:style-name="T3">"Они следят за тобой!"</text:span></text:p>
        </text:list-item>
      </text:list>
      <text:p co:para-mark-style-name="T3" text:style-name="P2"><text:span text:style-name="T5">Приземление:</text:span></text:p>
      <text:p co:para-mark-style-name="T3" text:style-name="P2"><text:span text:style-name="T3">После долгого падения Лампочка приземляется в небольшую пещеру. Свет в пещеру проникает из дыры в потолке.</text:span></text:p>
      <text:p co:para-mark-style-name="T3" text:style-name="P2"><text:span text:style-name="T4">Лампочка:</text:span><text:span text:style-name="T3"><text:s text:c="1"/>"Наконец-то… Жива."</text:span></text:p>
      <text:p co:para-mark-style-name="T3" text:style-name="P2"><text:span text:style-name="T5">Что дальше:</text:span></text:p>
      <text:p co:para-mark-style-name="T3" text:style-name="P2"><text:span text:style-name="T3">В пещере есть два выхода: узкий туннель, ведущий вперед, и подъемник, уходящий вверх.</text:span></text:p>
      <text:p co:para-mark-style-name="T3" text:style-name="P2"><text:span text:style-name="T4">Лампочка:</text:span><text:span text:style-name="T3"><text:s text:c="1"/>"Куда теперь? Вверх или вниз?"</text:span></text:p>
      <text:p co:para-mark-style-name="T3" text:style-name="P14"/>
      <text:p co:para-mark-style-name="T3" text:style-name="P14"/>
      <text:p co:para-mark-style-name="T6" text:style-name="Standard"><text:span text:style-name="T7">подробное описание:</text:span><text:span text:style-name="T6"><text:s text:c="1"/></text:span></text:p>
      <text:p co:para-mark-style-name="T8" text:style-name="P2"><text:span text:style-name="T8">Общая идея</text:span></text:p>
      <text:list text:style-name="numList_2" xml:id="list_13">
        <text:list-item>
          <text:p co:para-mark-style-name="T1" text:style-name="P15"><text:span text:style-name="T8">Игрок — разумная лампочка (назовём её Лампой, можно переименовать), оказавшаяся в подземельях под заброшенной лабораторией. Её тело — стеклянная колба с нитью накала, она стреляет сгустками света; при стрельбе нить нагревается, поэтому непрерывный огонь невозможен — нужно ждать охлаждения или использовать специальные охлаждающие источники.</text:span></text:p>
        </text:list-item>
        <text:list-item>
          <text:p co:para-mark-style-name="T1" text:style-name="P15"><text:span text:style-name="T8">Враги — ожившие радиодетали: резисторы, конденсаторы, трансформаторы, лампочки прошлого, вакуумные трубки, механические реле и прочие "микропринятные" монстры. Их эстетика — гальванизация, искры, радиоактивный налёт и полураспады.</text:span></text:p>
        </text:list-item>
        <text:list-item>
          <text:p co:para-mark-style-name="T1" text:style-name="P15"><text:span text:style-name="T8">Задача: добраться до новой лаборатории под поверхностью и выяснить природу черной дыры, которая появилась в экспериментальной камере. По ходу раскрывается происхождение Лампы и история лаборатории.</text:span></text:p>
        </text:list-item>
        <text:list-item>
          <text:p co:para-mark-style-name="T1" text:style-name="P15"><text:span text:style-name="T8">Диалоги и внутренние монологи Лампы влияют на концовки. Есть несколько финалов, зависящих от выбора игрока, степени сочувствия к неживым и того, какие фрагменты памяти собраны.</text:span></text:p>
        </text:list-item>
      </text:list>
      <text:p co:para-mark-style-name="T8" text:style-name="P2"><text:span text:style-name="T8">Структура игры и основные зоны 1) Подземелья (Вход, старые коммуникации, канализация)</text:span></text:p>
      <text:list text:style-name="numList_2" xml:id="list_14">
        <text:list-item>
          <text:p co:para-mark-style-name="T1" text:style-name="P16"><text:span text:style-name="T8">Атмосфера: узкие коридоры, ржавые кабели, тусклые указатели.</text:span></text:p>
        </text:list-item>
        <text:list-item>
          <text:p co:para-mark-style-name="T1" text:style-name="P16"><text:span text:style-name="T8">Цель: найти путь в старую лабораторию; первые фрагменты памяти.</text:span></text:p>
        </text:list-item>
        <text:list-item>
          <text:p co:para-mark-style-name="T1" text:style-name="P16"><text:span text:style-name="T8">Боссы: 6 (сторожевые радиомеханизмы, геморройные искровые коллекторы).</text:span></text:p>
        </text:list-item>
      </text:list>
      <text:p co:para-mark-style-name="T8" text:style-name="P2"><text:span text:style-name="T8">2) Старая лаборатория (Аналог радиосборочного цеха)</text:span></text:p>
      <text:list text:style-name="numList_2" xml:id="list_15">
        <text:list-item>
          <text:p co:para-mark-style-name="T1" text:style-name="P17"><text:span text:style-name="T8">Атмосфера: пыльные столы, старые вакуумные лампы, плакаты с лозунгами «Энергия — наше будущее», записные книжки исследователей.</text:span></text:p>
        </text:list-item>
        <text:list-item>
          <text:p co:para-mark-style-name="T1" text:style-name="P17"><text:span text:style-name="T8">Цель: найти набор ключей/рутеров для входа в современную часть; собрать значительную часть фрагментов памяти.</text:span></text:p>
        </text:list-item>
        <text:list-item>
          <text:p co:para-mark-style-name="T1" text:style-name="P17"><text:span text:style-name="T8">Боссы: 12 (мощные трансформаторы, гигантские реле, «вакуумный идол»).</text:span></text:p>
        </text:list-item>
      </text:list>
      <text:p co:para-mark-style-name="T8" text:style-name="P2"><text:span text:style-name="T8">3) Переходная зона (Старо-новые туннели, решётчатые мосты)</text:span></text:p>
      <text:list text:style-name="numList_2" xml:id="list_16">
        <text:list-item>
          <text:p co:para-mark-style-name="T1" text:style-name="P18"><text:span text:style-name="T8">Атмосфера: контраст — накипь старого и стерильность новой части. Тут начинаются странные аномалии: локальные гравитационные искажения.</text:span></text:p>
        </text:list-item>
        <text:list-item>
          <text:p co:para-mark-style-name="T1" text:style-name="P18"><text:span text:style-name="T8">Цель: пройти через защитные контуры и получить доступ к экспериментальному сектору.</text:span></text:p>
        </text:list-item>
        <text:list-item>
          <text:p co:para-mark-style-name="T1" text:style-name="P18"><text:span text:style-name="T8">Боссы: 6 (гибриды старой техники и новой электроники).</text:span></text:p>
        </text:list-item>
      </text:list>
      <text:p co:para-mark-style-name="T8" text:style-name="P2"><text:span text:style-name="T8">4) Новая лаборатория (Экспериментальная камера, где открыта «чёрная дыра»)</text:span></text:p>
      <text:list text:style-name="numList_2" xml:id="list_17">
        <text:list-item>
          <text:p co:para-mark-style-name="T1" text:style-name="P19"><text:span text:style-name="T8">Атмосфера: холодный металл, голограммы, поломанные экраны, плазменные короны вокруг разлома.</text:span></text:p>
        </text:list-item>
        <text:list-item>
          <text:p co:para-mark-style-name="T1" text:style-name="P19"><text:span text:style-name="T8">Цель: выяснить природу аномалии; принять решение, что с ней делать.</text:span></text:p>
        </text:list-item>
        <text:list-item>
          <text:p co:para-mark-style-name="T1" text:style-name="P19"><text:span text:style-name="T8">Боссы: 6 (высокотехнологичные защитники, космические аномалии, финальный охранник чёрной дыры).</text:span></text:p>
        </text:list-item>
      </text:list>
      <text:p co:para-mark-style-name="T8" text:style-name="P2"><text:span text:style-name="T8">Итого боссы: 6 + 12 + 6 + 6 = 30.</text:span></text:p>
      <text:p co:para-mark-style-name="T8" text:style-name="P2"><text:span text:style-name="T8">Сюжетный путь — по актам, с ключевыми поворотами</text:span></text:p>
      <text:p co:para-mark-style-name="T8" text:style-name="P2"><text:span text:style-name="T8">Акт 0 — Пробуждение (вступление)</text:span></text:p>
      <text:list text:style-name="numList_2" xml:id="list_18">
        <text:list-item>
          <text:p co:para-mark-style-name="T1" text:style-name="P20"><text:span text:style-name="T8">Лампа приходит в сознание в тёмном коридоре, едва светится. Первые реплики — короткие, механические: «Где…», «Свет… холодно».</text:span></text:p>
        </text:list-item>
        <text:list-item>
          <text:p co:para-mark-style-name="T1" text:style-name="P20"><text:span text:style-name="T8">Игрок получает базовое оружие — сгусток света (щелчок нитью). Механика нагрева вводится: каждая стрельба повышает температуру нити; при достижении красной зоны лампа не может стрелять и свет начинает мерцать. Остывание происходит со временем или у специальных охлаждающих объектов (водяные лужи, «радиаторы»).</text:span></text:p>
        </text:list-item>
        <text:list-item>
          <text:p co:para-mark-style-name="T1" text:style-name="P20"><text:span text:style-name="T8">Первая цель — найти батарею/источник, чтобы увеличить интенсивность, открыть дверь в старую лабораторию.</text:span></text:p>
        </text:list-item>
      </text:list>
      <text:p co:para-mark-style-name="T8" text:style-name="P2"><text:span text:style-name="T8">Акт I — Старая лаборатория (развитие)</text:span></text:p>
      <text:list text:style-name="numList_2" xml:id="list_19">
        <text:list-item>
          <text:p co:para-mark-style-name="T1" text:style-name="P21"><text:span text:style-name="T8">Лампа находит записки, кассеты, крошечные голосовые логи инженеров. Они рассказывают об эксперименте: попытке инвертировать энергию и «упаковать» свет в точку; был создан прототип, который нарушил стабильность пространства-времени.</text:span></text:p>
        </text:list-item>
        <text:list-item>
          <text:p co:para-mark-style-name="T1" text:style-name="P21"><text:span text:style-name="T8">Лампа начинает больше говорить сама с собой — сначала как короткие заметки, затем как саркастические, затем — как действительно размышляющая личность. За сбор каждой «памяти» внутренний диалог удлиняется, появляются новые реплики, новые эмоции (сомнение, страх, гордость).</text:span></text:p>
        </text:list-item>
        <text:list-item>
          <text:p co:para-mark-style-name="T1" text:style-name="P21"><text:span text:style-name="T8">Внутренний сюжетный поворот: в одном из логов учёные упоминают «ПРОЕКТ НУЛЯ» и «УСТОЙЧИВУЮ ЛАМПУ», а также о том, что устройство-переносчик было разнесено — возможно, Лампа и есть этот переносчик.</text:span></text:p>
        </text:list-item>
      </text:list>
      <text:p co:para-mark-style-name="T8" text:style-name="P2"><text:span text:style-name="T8">Акт II — Переход и сомнения</text:span></text:p>
      <text:list text:style-name="numList_2" xml:id="list_20">
        <text:list-item>
          <text:p co:para-mark-style-name="T1" text:style-name="P22"><text:span text:style-name="T8">В переходной зоне свет начинает вести себя странно: локальные искажения притягивают сгустки света, некоторые стены «поглощают» тепло.</text:span></text:p>
        </text:list-item>
        <text:list-item>
          <text:p co:para-mark-style-name="T1" text:style-name="P22"><text:span text:style-name="T8">Лампа знакомится с остатками ИИ-ассистента лаборатории — шифрованные сообщения, которые можно расшифровать, выбирая фразы в диалогах. Эти выборы влияют на дальнейшее доверие ИИ.</text:span></text:p>
        </text:list-item>
        <text:list-item>
          <text:p co:para-mark-style-name="T1" text:style-name="P22"><text:span text:style-name="T8">Встреча с одним из тяжёлых боссов-«хранителей» раскрывает, что лаборатория пыталась «извлечь» энергию сознания из устройств — так появилась аномалия, и многое было уничтожено.</text:span></text:p>
        </text:list-item>
      </text:list>
      <text:p co:para-mark-style-name="T8" text:style-name="P2"><text:span text:style-name="T8">Акт III — Новая лаборатория и правда</text:span></text:p>
      <text:list text:style-name="numList_2" xml:id="list_21">
        <text:list-item>
          <text:p co:para-mark-style-name="T1" text:style-name="P23"><text:span text:style-name="T8">Игровая механика: гравитационные поля вокруг аномалии меняют траекторные сгустков света, появятся гравитационные ловушки и головоломки, где нужно направлять отражённые лучи.</text:span></text:p>
        </text:list-item>
        <text:list-item>
          <text:p co:para-mark-style-name="T1" text:style-name="P23"><text:span text:style-name="T8">Чёрная дыра — не просто аномалия, а мини-кунтр (локальная сингулярность), которую инженеры пытались стабилизировать. Она поглощает энергию и память.</text:span></text:p>
        </text:list-item>
        <text:list-item>
          <text:p co:para-mark-style-name="T1" text:style-name="P23"><text:span text:style-name="T8">Перед финалом игрок должен пройти серию испытаний и победить финальных охранников. По мере прохождения Лампа либо открывает, что она — «ключ» (контейнер для света/сознания), либо остаётся загадкой.</text:span></text:p>
        </text:list-item>
      </text:list>
      <text:p co:para-mark-style-name="T8" text:style-name="P2"><text:span text:style-name="T8">Механики и способности</text:span></text:p>
      <text:list text:style-name="numList_2" xml:id="list_22">
        <text:list-item>
          <text:p co:para-mark-style-name="T1" text:style-name="P24"><text:span text:style-name="T8">Оружие: сгустки света. Несколько вариантов: тихий «пульс» (низкая температура), концентрированный луч (много урона — сильный нагрев), «вспышка» (оглушение).</text:span></text:p>
        </text:list-item>
        <text:list-item>
          <text:p co:para-mark-style-name="T1" text:style-name="P24"><text:span text:style-name="T8">Нагрев нити: шкала температуры; можно улучшать проволоку, теплоотводы, щадящие режимы стрельбы. При перегреве лампа временно теряет возможность стрелять, свет становится нестабильным — враги становятся агрессивнее.</text:span></text:p>
        </text:list-item>
        <text:list-item>
          <text:p co:para-mark-style-name="T1" text:style-name="P24"><text:span text:style-name="T8">Охлаждение: естественное со временем + специальные точки (водяные узлы, радиаторы, «вакуумные камеры»). Апгрейды уменьшают нагрев или ускоряют охлаждение.</text:span></text:p>
        </text:list-item>
        <text:list-item>
          <text:p co:para-mark-style-name="T1" text:style-name="P24"><text:span text:style-name="T8">Свет как инструмент: свет открывает скрытые пути, активирует старые приборы, успокаивает некоторые враги (например, забытые «механические дети»), но усиливает других (агрессивные конденсаторы любят энергию).</text:span></text:p>
        </text:list-item>
        <text:list-item>
          <text:p co:para-mark-style-name="T1" text:style-name="P24"><text:span text:style-name="T8">Собираемые предметы: фрагменты памяти (голосовые логи, слайды, чертежи), улучшения нити, фильтры цвета (меняют свойства сгустков), кристаллы охлаждения.</text:span></text:p>
        </text:list-item>
      </text:list>
      <text:p co:para-mark-style-name="T8" text:style-name="P2"><text:span text:style-name="T8">Развитие внутреннего голоса Лампы</text:span></text:p>
      <text:list text:style-name="numList_2" xml:id="list_23">
        <text:list-item>
          <text:p co:para-mark-style-name="T1" text:style-name="P25"><text:span text:style-name="T8">Уровни внутренней речи (кратко):</text:span></text:p>
        </text:list-item>
      </text:list>
      <text:list text:style-name="numList_1" xml:id="list_24">
        <text:list-item>
          <text:p co:para-mark-style-name="T1" text:style-name="P26"><text:span text:style-name="T8">Молчит/односоставные фразы — начинающий.</text:span></text:p>
        </text:list-item>
        <text:list-item>
          <text:p co:para-mark-style-name="T1" text:style-name="P26"><text:span text:style-name="T8">Комментарии и лёгкий сарказм — накоплен опыт.</text:span></text:p>
        </text:list-item>
        <text:list-item>
          <text:p co:para-mark-style-name="T1" text:style-name="P26"><text:span text:style-name="T8">Длинные монологи, вопросы о сущности — сбор множества фрагментов.</text:span></text:p>
        </text:list-item>
        <text:list-item>
          <text:p co:para-mark-style-name="T1" text:style-name="P26"><text:span text:style-name="T8">Полноценное самосознание — решающий момент при финале.</text:span></text:p>
        </text:list-item>
      </text:list>
      <text:list text:style-name="numList_2" xml:id="list_25">
        <text:list-item>
          <text:p co:para-mark-style-name="T1" text:style-name="P27"><text:span text:style-name="T8">Внутренний голос реагирует на собранные воспоминания: чем больше фрагментов, тем богаче личность. Однако некоторые фрагменты вызывают галлюцинации и сомнения — чем больше Лампа знает, тем сильнее она сомневается, что её цель — спасение.</text:span></text:p>
        </text:list-item>
      </text:list>
      <text:p co:para-mark-style-name="T8" text:style-name="P2"><text:span text:style-name="T8">Боссы — краткий список с описанием (30)</text:span></text:p>
      <text:list text:style-name="numList_2" xml:id="list_26">
        <text:list-item>
          <text:p co:para-mark-style-name="T1" text:style-name="P28"><text:span text:style-name="T8">Подземелья (6):</text:span></text:p>
        </text:list-item>
      </text:list>
      <text:list text:style-name="numList_1" xml:id="list_27">
        <text:list-item>
          <text:p co:para-mark-style-name="T1" text:style-name="P29"><text:span text:style-name="T8">Искровой Сторож — коллектор с искрами, шотки-атаки.</text:span></text:p>
        </text:list-item>
        <text:list-item>
          <text:p co:para-mark-style-name="T1" text:style-name="P29"><text:span text:style-name="T8">Проволочный Коготь — таранит и запутывает.</text:span></text:p>
        </text:list-item>
        <text:list-item>
          <text:p co:para-mark-style-name="T1" text:style-name="P29"><text:span text:style-name="T8">Канализационный Резистор — огненные области.</text:span></text:p>
        </text:list-item>
        <text:list-item>
          <text:p co:para-mark-style-name="T1" text:style-name="P29"><text:span text:style-name="T8">Кластер Батарей — мини-мины.</text:span></text:p>
        </text:list-item>
        <text:list-item>
          <text:p co:para-mark-style-name="T1" text:style-name="P29"><text:span text:style-name="T8">Тёмный Паяльщик — бросает расплавленный припой.</text:span></text:p>
        </text:list-item>
        <text:list-item>
          <text:p co:para-mark-style-name="T1" text:style-name="P29"><text:span text:style-name="T8">Старый Трансформатор — магнитные поля.</text:span></text:p>
        </text:list-item>
      </text:list>
      <text:list text:style-name="numList_2" xml:id="list_28">
        <text:list-item>
          <text:p co:para-mark-style-name="T1" text:style-name="P30"><text:span text:style-name="T8">Старая лаборатория (12):</text:span></text:p>
        </text:list-item>
      </text:list>
      <text:list text:style-name="numList_1" xml:id="list_29">
        <text:list-item>
          <text:p co:para-mark-style-name="T1" text:style-name="P31"><text:span text:style-name="T8">Реле-Страж — перемежающаяся защита.</text:span></text:p>
        </text:list-item>
        <text:list-item>
          <text:p co:para-mark-style-name="T1" text:style-name="P31"><text:span text:style-name="T8">Вакуумный Идол — поглощает свет.</text:span></text:p>
        </text:list-item>
        <text:list-item>
          <text:p co:para-mark-style-name="T1" text:style-name="P31"><text:span text:style-name="T8">Массив Конденсаторов — взрывы при пробоях.</text:span></text:p>
        </text:list-item>
        <text:list-item>
          <text:p co:para-mark-style-name="T1" text:style-name="P31"><text:span text:style-name="T8">Радиолокационный Призрак — фазовые атаки.</text:span></text:p>
        </text:list-item>
        <text:list-item>
          <text:p co:para-mark-style-name="T1" text:style-name="P31"><text:span text:style-name="T8">Токовый Гигант — волны энергии.</text:span></text:p>
        </text:list-item>
        <text:list-item>
          <text:p co:para-mark-style-name="T1" text:style-name="P31"><text:span text:style-name="T8">Хранитель Платы — оживлённая плата с блинами.</text:span></text:p>
        </text:list-item>
        <text:list-item>
          <text:p co:para-mark-style-name="T1" text:style-name="P31"><text:span text:style-name="T8">Коллектор Эфира — атакует радиоволнами.</text:span></text:p>
        </text:list-item>
        <text:list-item>
          <text:p co:para-mark-style-name="T1" text:style-name="P31"><text:span text:style-name="T8">Сборщик Шлейфов — телепортирует себя по кабелям.</text:span></text:p>
        </text:list-item>
        <text:list-item>
          <text:p co:para-mark-style-name="T1" text:style-name="P31"><text:span text:style-name="T8">Параллельный Модуль — делится на копии.</text:span></text:p>
        </text:list-item>
        <text:list-item>
          <text:p co:para-mark-style-name="T1" text:style-name="P31"><text:span text:style-name="T8">Старая Лампа-Матриарх — управляет маленькими лампочками.</text:span></text:p>
        </text:list-item>
        <text:list-item>
          <text:p co:para-mark-style-name="T1" text:style-name="P31"><text:span text:style-name="T8">Электролитный Кошмар — кислотные следы.</text:span></text:p>
        </text:list-item>
        <text:list-item>
          <text:p co:para-mark-style-name="T1" text:style-name="P31"><text:span text:style-name="T8">Хрустальный Диод — отражает свет.</text:span></text:p>
        </text:list-item>
      </text:list>
      <text:list text:style-name="numList_2" xml:id="list_30">
        <text:list-item>
          <text:p co:para-mark-style-name="T1" text:style-name="P32"><text:span text:style-name="T8">Переходная зона (6):</text:span></text:p>
        </text:list-item>
      </text:list>
      <text:list text:style-name="numList_1" xml:id="list_31">
        <text:list-item>
          <text:p co:para-mark-style-name="T1" text:style-name="P33"><text:span text:style-name="T8">Гибридный Сервер — дрейфующие биты.</text:span></text:p>
        </text:list-item>
        <text:list-item>
          <text:p co:para-mark-style-name="T1" text:style-name="P33"><text:span text:style-name="T8">Сетевой Мутант — ломкие коннекторы.</text:span></text:p>
        </text:list-item>
        <text:list-item>
          <text:p co:para-mark-style-name="T1" text:style-name="P33"><text:span text:style-name="T8">Магнитный Монстр — притягивает снаряды.</text:span></text:p>
        </text:list-item>
        <text:list-item>
          <text:p co:para-mark-style-name="T1" text:style-name="P33"><text:span text:style-name="T8">Зеркальный Кортекс — меняет траекторию лучей.</text:span></text:p>
        </text:list-item>
        <text:list-item>
          <text:p co:para-mark-style-name="T1" text:style-name="P33"><text:span text:style-name="T8">Защитный Купол — фазовый щит.</text:span></text:p>
        </text:list-item>
        <text:list-item>
          <text:p co:para-mark-style-name="T1" text:style-name="P33"><text:span text:style-name="T8">Полярный Релейщик — быстрая смена фаз боя.</text:span></text:p>
        </text:list-item>
      </text:list>
      <text:list text:style-name="numList_2" xml:id="list_32">
        <text:list-item>
          <text:p co:para-mark-style-name="T1" text:style-name="P34"><text:span text:style-name="T8">Новая лаборатория (6):</text:span></text:p>
        </text:list-item>
      </text:list>
      <text:list text:style-name="numList_1" xml:id="list_33">
        <text:list-item>
          <text:p co:para-mark-style-name="T1" text:style-name="P35"><text:span text:style-name="T8">Плазменный Центрифуг — вращающиеся лучи.</text:span></text:p>
        </text:list-item>
        <text:list-item>
          <text:p co:para-mark-style-name="T1" text:style-name="P35"><text:span text:style-name="T8">Кварковый Проектор — путает гравитацию.</text:span></text:p>
        </text:list-item>
        <text:list-item>
          <text:p co:para-mark-style-name="T1" text:style-name="P35"><text:span text:style-name="T8">Парасигнальный Конструкт — штурмовые дроны.</text:span></text:p>
        </text:list-item>
        <text:list-item>
          <text:p co:para-mark-style-name="T1" text:style-name="P35"><text:span text:style-name="T8">Нулевой Страж — почти невосприимчив к свету.</text:span></text:p>
        </text:list-item>
        <text:list-item>
          <text:p co:para-mark-style-name="T1" text:style-name="P35"><text:span text:style-name="T8">Собиратель Памяти — поглощает фрагменты (победить — вернуть память).</text:span></text:p>
        </text:list-item>
        <text:list-item>
          <text:p co:para-mark-style-name="T1" text:style-name="P35"><text:span text:style-name="T8">Хранитель Сингулярности (финал) — гигантский механизм вокруг чёрной дыры, использует поля, искажает свет и голос.</text:span></text:p>
        </text:list-item>
      </text:list>
      <text:p co:para-mark-style-name="T8" text:style-name="P2"><text:span text:style-name="T8">Фазы боссов: почти у каждого два-три этапа — сначала механический урон, затем манипуляция полями/ограничение температур проволоки, затем прямая атака на саму личность лампы (галлюцинации и урезание монологов).</text:span></text:p>
      <text:p co:para-mark-style-name="T8" text:style-name="P2"><text:span text:style-name="T8">Диалоги и влияние на концовки</text:span></text:p>
      <text:list text:style-name="numList_2" xml:id="list_34">
        <text:list-item>
          <text:p co:para-mark-style-name="T1" text:style-name="P36"><text:span text:style-name="T8">Важные диалоговые узлы:</text:span></text:p>
        </text:list-item>
      </text:list>
      <text:list text:style-name="numList_1" xml:id="list_35">
        <text:list-item>
          <text:p co:para-mark-style-name="T1" text:style-name="P37"><text:span text:style-name="T8">Взаимодействие с ИИ-ассистентом: можно довериться и включить его/не включать. Доверие даст техническую помощь, но может активировать защитную программу.</text:span></text:p>
        </text:list-item>
        <text:list-item>
          <text:p co:para-mark-style-name="T1" text:style-name="P37"><text:span text:style-name="T8">Решение о спасении «живых» радиодеталей: лечить/выключать. Спасение добавляет эмпатию, но увеличивает нагрузку на ресурсы.</text:span></text:p>
        </text:list-item>
        <text:list-item>
          <text:p co:para-mark-style-name="T1" text:style-name="P37"><text:span text:style-name="T8">Выбор при финале: уничтожить сингулярность, запечатать её внутри Лампы (жертва), использовать сингулярность как источник и стать «богом» новой реальности, или попытаться отпустить её/перенаправить.</text:span></text:p>
        </text:list-item>
        <text:list-item>
          <text:p co:para-mark-style-name="T1" text:style-name="P37"><text:span text:style-name="T8">Сбор памяти: собирать все фрагменты (полное самосознание) или отказаться от некоторых (спасение самого себя).</text:span></text:p>
        </text:list-item>
      </text:list>
      <text:p co:para-mark-style-name="T8" text:style-name="P2"><text:span text:style-name="T8">Финалы (4 основных, плюс вариации)</text:span></text:p>
      <text:list text:style-name="numList_1" xml:id="list_36">
        <text:list-item>
          <text:p co:para-mark-style-name="T1" text:style-name="P38"><text:span text:style-name="T8">Финал «Поглощение / Самопожертвование» (Tragic)</text:span></text:p>
        </text:list-item>
      </text:list>
      <text:list text:style-name="numList_2" xml:id="list_37">
        <text:list-item>
          <text:p co:para-mark-style-name="T1" text:style-name="P39"><text:span text:style-name="T8">Условие: Лампа собрала большинство фрагментов и выбрала запечатать сингулярность внутри себя.</text:span></text:p>
        </text:list-item>
        <text:list-item>
          <text:p co:para-mark-style-name="T1" text:style-name="P39"><text:span text:style-name="T8">Результат: Лампа вмешивается в ядро, нитка плавится навсегда, сингулярность стабилизирована, но Лампа перегорает. Концовка — свет гаснет, голоса ученых шепчут «спасибо». Эмоциональный, печальный конец.</text:span></text:p>
        </text:list-item>
      </text:list>
      <text:list text:style-name="numList_1" xml:id="list_38">
        <text:list-item>
          <text:p co:para-mark-style-name="T1" text:style-name="P40"><text:span text:style-name="T8">Финал «Освобождение / Домой» (Hopeful)</text:span></text:p>
        </text:list-item>
      </text:list>
      <text:list text:style-name="numList_2" xml:id="list_39">
        <text:list-item>
          <text:p co:para-mark-style-name="T1" text:style-name="P41"><text:span text:style-name="T8">Условие: игрок показал сочувствие, спас многие детали, доверился ИИ и нашёл способ перенаправить энергию в безопасный резерв.</text:span></text:p>
        </text:list-item>
        <text:list-item>
          <text:p co:para-mark-style-name="T1" text:style-name="P41"><text:span text:style-name="T8">Результат: Чёрная дыра переработана и превращена в источник энергии, лаборатория стабилизирована. Лампа получает вариант тела/переезд в мир выше. Свет не стихает.</text:span></text:p>
        </text:list-item>
      </text:list>
      <text:list text:style-name="numList_1" xml:id="list_40">
        <text:list-item>
          <text:p co:para-mark-style-name="T1" text:style-name="P42"><text:span text:style-name="T8">Финал «Соединение / Возвышение» (Ambiguous/Power)</text:span></text:p>
        </text:list-item>
      </text:list>
      <text:list text:style-name="numList_2" xml:id="list_41">
        <text:list-item>
          <text:p co:para-mark-style-name="T1" text:style-name="P43"><text:span text:style-name="T8">Условие: игрок стремился к знаниям, собрал почти все фрагменты, выбрал использовать силу сингулярности.</text:span></text:p>
        </text:list-item>
        <text:list-item>
          <text:p co:para-mark-style-name="T1" text:style-name="P43"><text:span text:style-name="T8">Результат: Лампа сливляется с аномалией, становится сущностью нового вида — световой бог. Мир меняется, не факт, что к лучшему. Концовка философская и тревожная.</text:span></text:p>
        </text:list-item>
      </text:list>
      <text:list text:style-name="numList_1" xml:id="list_42">
        <text:list-item>
          <text:p co:para-mark-style-name="T1" text:style-name="P44"><text:span text:style-name="T8">Финал «Поглощение / Игра сингулярности» (Bad/Hidden)</text:span></text:p>
        </text:list-item>
      </text:list>
      <text:list text:style-name="numList_2" xml:id="list_43">
        <text:list-item>
          <text:p co:para-mark-style-name="T1" text:style-name="P45"><text:span text:style-name="T8">Условие: не собирать воспоминаний, игнорировать гуманность, действовать жестко.</text:span></text:p>
        </text:list-item>
        <text:list-item>
          <text:p co:para-mark-style-name="T1" text:style-name="P45"><text:span text:style-name="T8">Результат: Чёрная дыра выходит из-под контроля; лаборатория разрушается, многие остатки мира исчезают. Лампа уходит в бесконечность.</text:span></text:p>
        </text:list-item>
      </text:list>
      <text:p co:para-mark-style-name="T8" text:style-name="P2"><text:span text:style-name="T8">Диалоговые примеры и их последствия (минисцены)</text:span></text:p>
      <text:list text:style-name="numList_2" xml:id="list_44">
        <text:list-item>
          <text:p co:para-mark-style-name="T1" text:style-name="P46"><text:span text:style-name="T8">Пример 1: ИИ шепчет — «Активируй протокол 7?» Варианты: «Да, активировать» (получаешь доступ к охлаждению, но активируешь роботов-охранников) / «Нет» (избегаешь армаду, но сложнее пройти дальше).</text:span></text:p>
        </text:list-item>
        <text:list-item>
          <text:p co:para-mark-style-name="T1" text:style-name="P46"><text:span text:style-name="T8">Пример 2: Радиолампа-потомок просит пощады: «Оставь меня» — ответ «Я тебя защищу» (спасённый дает пассивный бонус) / «Нет времени» (он становится мини-боссом в дальнейшем).</text:span></text:p>
        </text:list-item>
        <text:list-item>
          <text:p co:para-mark-style-name="T1" text:style-name="P46"><text:span text:style-name="T8">Пример 3 (финал): ИИ спрашивает «Становимся ли хранителем?» — согласие = сливание; отказ = уничтожение сингулярности или её перенаправление.</text:span></text:p>
        </text:list-item>
      </text:list>
      <text:p co:para-mark-style-name="T8" text:style-name="P2"><text:span text:style-name="T8">Секреты и побочные квесты</text:span></text:p>
      <text:list text:style-name="numList_2" xml:id="list_45">
        <text:list-item>
          <text:p co:para-mark-style-name="T1" text:style-name="P47"><text:span text:style-name="T8">Сбор старых ламп (коллекция «материнских ламп») открывает скрытую концовку.</text:span></text:p>
        </text:list-item>
        <text:list-item>
          <text:p co:para-mark-style-name="T1" text:style-name="P47"><text:span text:style-name="T8">Скрытые комнаты с акустическими пазлами (надо направлять звук/свет).</text:span></text:p>
        </text:list-item>
        <text:list-item>
          <text:p co:para-mark-style-name="T1" text:style-name="P47"><text:span text:style-name="T8">Альтернативные пути, где можно пропускать большие бои, если использовать стелс и правильные световые фильтры.</text:span></text:p>
        </text:list-item>
        <text:list-item>
          <text:p co:para-mark-style-name="T1" text:style-name="P47"><text:span text:style-name="T8">Мини-игры: восстановление радиостанции (позволяет прослушать финальные лог-кашпо).</text:span></text:p>
        </text:list-item>
      </text:list>
      <text:p co:para-mark-style-name="T8" text:style-name="P2"><text:span text:style-name="T8">Эмоциональная арка</text:span></text:p>
      <text:list text:style-name="numList_2" xml:id="list_46">
        <text:list-item>
          <text:p co:para-mark-style-name="T1" text:style-name="P48"><text:span text:style-name="T8">Сначала лампочка — почти механизм. По мере игры она становится личностью, сомневается и ищет смысл. Конфликт между желанием выжить и желанием помочь другим — главный эмоциональный двигатель.</text:span></text:p>
        </text:list-item>
        <text:list-item>
          <text:p co:para-mark-style-name="T1" text:style-name="P48"><text:span text:style-name="T8">Голосовые логи учёных дают тон: сожаление, научное любопытство, моральные дилеммы. Игрок может примерять на себя роль «судьи» — строже защищать мир или использовать силы ради знания.</text:span></text:p>
        </text:list-item>
      </text:list>
      <text:p co:para-mark-style-name="T8" text:style-name="P2"><text:span text:style-name="T8">Визуальные и звуковые акценты</text:span></text:p>
      <text:list text:style-name="numList_2" xml:id="list_47">
        <text:list-item>
          <text:p co:para-mark-style-name="T1" text:style-name="P49"><text:span text:style-name="T8">Свет — главный художественный элемент: он не только оружие, но и способ показать эмоции лампы (теплые тона = забота; холодные — логика/безразличие; мигание = сомнение/страх).</text:span></text:p>
        </text:list-item>
        <text:list-item>
          <text:p co:para-mark-style-name="T1" text:style-name="P49"><text:span text:style-name="T8">Звук — старые шепоты, заикания ИИ, шорохи плачущих радиодеталей. Музыка должна меняться от тонов минимализма до плотного оркестра при финале.</text:span></text:p>
        </text:list-item>
      </text:list>
      <text:p co:para-mark-style-name="T8" text:style-name="P2"><text:span text:style-name="T8">Заключение: ключевые дизайнерские идеи</text:span></text:p>
      <text:list text:style-name="numList_2" xml:id="list_48">
        <text:list-item>
          <text:p co:para-mark-style-name="T1" text:style-name="P50"><text:span text:style-name="T8">Нагрев проволоки = центральная механика, диктующая ритм боя и решение тактик.</text:span></text:p>
        </text:list-item>
        <text:list-item>
          <text:p co:para-mark-style-name="T1" text:style-name="P50"><text:span text:style-name="T8">Диалоги — не только украшение; они влияют на доступ к апгрейдам, физическим ресурсам и концовкам.</text:span></text:p>
        </text:list-item>
        <text:list-item>
          <text:p co:para-mark-style-name="T1" text:style-name="P50"><text:span text:style-name="T8">30 боссов дают необходимость постепенной прокачки и изучения механик.</text:span></text:p>
        </text:list-item>
        <text:list-item>
          <text:p co:para-mark-style-name="T1" text:style-name="P50"><text:span text:style-name="T8">Тема: свет как сознание, технология как наследство, выбор как моральная нагрузка.</text:span></text:p>
        </text:list-item>
      </text:list>
      <text:p co:para-mark-style-name="T9" text:style-name="Standard"/>
      <text:p co:para-mark-style-name="T9" text:style-name="Standard"/>
      <text:p co:para-mark-style-name="T3" text:style-name="Standard"><text:span text:style-name="T9">БОССЫ: </text:span><text:span text:style-name="T3">1) Искровой Сторож</text:span></text:p>
      <text:list text:style-name="numList_2" xml:id="list_49">
        <text:list-item>
          <text:p text:style-name="P51"><text:span text:style-name="T3">Внешний вид: высокий каркас из толстых проводов и трансформаторных блоков; между витками постоянно синие электрические дуги.</text:span></text:p>
        </text:list-item>
        <text:list-item>
          <text:p text:style-name="P51"><text:span text:style-name="T3">Фазы боя: 1) Патрулирует поле, мелкие разряды; 2) Зарядка — накапливает энергию (пульсирует); 3) Перезарядка/перегрузка — мощный разряд и окно уязвимости.</text:span></text:p>
        </text:list-item>
        <text:list-item>
          <text:p text:style-name="P51"><text:span text:style-name="T3">Атаки и телы: короткие разряды по земле (малые вспышки) — предшествует сжатие витков; окружная вспышка — поднимает каркас и искры сильнее → издает громкий треск; пульсирующие искры между двумя опорами — меандр дуг.</text:span></text:p>
        </text:list-item>
        <text:list-item>
          <text:p text:style-name="P51"><text:span text:style-name="T3">Тактика победы: держи среднюю дистанцию, отслеживай пульсирование — после сильной вспышки он перегружается 2–3 сек; в это окно выходи на ближний удар/серии выстрелов. Во время зарядки укрывайся за изоляторными блоками (электрические поля не проходят). Не стой на заряженных плитах — они наносят урон со временем.</text:span></text:p>
        </text:list-item>
        <text:list-item>
          <text:p text:style-name="P51"><text:span text:style-name="T3">Снаряжение: броня с повышенной изоляцией/сопротивлением электричеству, короткоствольное оружие с высоким DPS (чтобы вместиться в окно уязвимости), аптечки/кулеры.</text:span></text:p>
        </text:list-item>
        <text:list-item>
          <text:p text:style-name="P51"><text:span text:style-name="T3">Кооп: один игрок отвлекает «руки»-дуги, второй — бьёт в окно; при координации можно постоянно прерывать зарядку.</text:span></text:p>
        </text:list-item>
      </text:list>
      <text:p co:para-mark-style-name="T3" text:style-name="P2"><text:span text:style-name="T3">2) Проволочный Коготь</text:span></text:p>
      <text:list text:style-name="numList_2" xml:id="list_50">
        <text:list-item>
          <text:p text:style-name="P52"><text:span text:style-name="T3">Внешний вид: масса тонких проводов, формирующих длинную подвижную руку с лампочкой в конце.</text:span></text:p>
        </text:list-item>
        <text:list-item>
          <text:p text:style-name="P52"><text:span text:style-name="T3">Фазы: 1) Хлыстовые комбо и захваты; 2) Противоподвешивание — кидает петли кабелей и загоняет в ловушку; 3) Перенастройка — лампочка мигает и восстанавливает здоровье мелких элементов.</text:span></text:p>
        </text:list-item>
        <text:list-item>
          <text:p text:style-name="P52"><text:span text:style-name="T3">Атаки и телы: хлыстовые удары следуют за поднятием «кисти» назад; захват — провода сворачиваются в петлю (визуально заметно удлинение); попытка запутать сопровождается световыми импульсами в лампочке.</text:span></text:p>
        </text:list-item>
        <text:list-item>
          <text:p text:style-name="P52"><text:span text:style-name="T3">Тактика: избегай зоны захвата — при вытянутой руке двигайся по диагонали; при отступлении когтя есть момент, когда центральное звено оголяется — концентрированный урон. Используй вертикальное перемещение/прыжки против хлыстов. При активной генерации мелких проводов приоритизируй их уничтожение.</text:span></text:p>
        </text:list-item>
        <text:list-item>
          <text:p text:style-name="P52"><text:span text:style-name="T3">Снаряжение: манёвренная экипировка (ускорители уклонения), дробящее/пробивное оружие для центрального звена.</text:span></text:p>
        </text:list-item>
        <text:list-item>
          <text:p text:style-name="P52"><text:span text:style-name="T3">Кооп: один стягивает провода на себя (танк), второй добивает уязвимое звено.</text:span></text:p>
        </text:list-item>
      </text:list>
      <text:p co:para-mark-style-name="T3" text:style-name="P2"><text:span text:style-name="T3">3) Канализационный Резистор</text:span></text:p>
      <text:list text:style-name="numList_2" xml:id="list_51">
        <text:list-item>
          <text:p text:style-name="P53"><text:span text:style-name="T3">Внешний вид: ржавый цилиндр с ребрами, вокруг — лужи горячей жидкости и пар.</text:span></text:p>
        </text:list-item>
        <text:list-item>
          <text:p text:style-name="P53"><text:span text:style-name="T3">Фазы: 1) Нормальная — броски капель; 2) Перегрев — сильные волны по полу; 3) Охлаждение — образует временные «охлаждающие» зоны.</text:span></text:p>
        </text:list-item>
        <text:list-item>
          <text:p text:style-name="P53"><text:span text:style-name="T3">Атаки и телы: горячие волны готовятся паром и свистом — отходи; броски расплава имеют кривую полёта — заметны моментом взмаха; зоны перегрева светятся красным.</text:span></text:p>
        </text:list-item>
        <text:list-item>
          <text:p text:style-name="P53"><text:span text:style-name="T3">Тактика: держись платформ/островков; при флэше перегрева он замедляется — используй мощные короткие выстрелы. Механика окружения: при попадании воды (если в арене есть клапан) можно резко охладить босса — вызывает фазу уязвимости.</text:span></text:p>
        </text:list-item>
        <text:list-item>
          <text:p text:style-name="P53"><text:span text:style-name="T3">Снаряжение: противоожоговая броня, оружие с высокой взрывной мощью (для использования окон).</text:span></text:p>
        </text:list-item>
        <text:list-item>
          <text:p text:style-name="P53"><text:span text:style-name="T3">Кооп: один активирует водяные клапаны/выключатели, второй наносит урон в окно.</text:span></text:p>
        </text:list-item>
      </text:list>
      <text:p co:para-mark-style-name="T3" text:style-name="P2"><text:span text:style-name="T3">4) Кластер Батарей</text:span></text:p>
      <text:list text:style-name="numList_2" xml:id="list_52">
        <text:list-item>
          <text:p text:style-name="P54"><text:span text:style-name="T3">Внешний вид: группа связанных батарей разного размера, соединённых проводами; при повреждении элемент взрывается и делится.</text:span></text:p>
        </text:list-item>
        <text:list-item>
          <text:p text:style-name="P54"><text:span text:style-name="T3">Фазы: 1) Целевая — бьёшь в агрегат; 2) Распад — становится много мелких целей; 3) Синхронизация — батареи перегружаются и заряжают поле.</text:span></text:p>
        </text:list-item>
        <text:list-item>
          <text:p text:style-name="P54"><text:span text:style-name="T3">Атаки и телы: рой мелких взрывов при трещинах — слышен треск корпуса; импульсы при распаде сопровождаются вспышками света.</text:span></text:p>
        </text:list-item>
        <text:list-item>
          <text:p text:style-name="P54"><text:span text:style-name="T3">Тактика: стреляй по ключевым соединениям, чтобы вызвать контролируемый распад; потом при распаде быстро переключайся на одиночные элементы — они взрываются при попадании, порой цепляют соседние. Не стой рядом при цепной реакции.</text:span></text:p>
        </text:list-item>
        <text:list-item>
          <text:p text:style-name="P54"><text:span text:style-name="T3">Снаряжение: снаряды с малой радиусной детонацией, защитные щиты от взрывов.</text:span></text:p>
        </text:list-item>
        <text:list-item>
          <text:p text:style-name="P54"><text:span text:style-name="T3">Кооп: распределение целей — каждый берет сектор батарей, второй/третий — крышуют при цепных взрывах.</text:span></text:p>
        </text:list-item>
      </text:list>
      <text:p co:para-mark-style-name="T3" text:style-name="P2"><text:span text:style-name="T3">5) </text:span></text:p>
      <text:p co:para-mark-style-name="T3" text:style-name="P2"><text:span text:style-name="T3">5) Радиолампа (босс)</text:span></text:p>
      <text:list text:style-name="numList_2" xml:id="list_53">
        <text:list-item>
          <text:p text:style-name="P55"><text:span text:style-name="T3">Внешний вид: гигантская вакуумная лампа в массивном металлическом цоколе — стеклянная колба с раскалённой нитью, подвесными электродами и мерцающими плазменными прожилками. Вокруг лампы плавают искрящиеся частицы «шумовой» энергии; фон сопровождает низкий гул и характерный треск радиочастот.</text:span></text:p>
        </text:list-item>
        <text:list-item>
          <text:p text:style-name="P55"><text:span text:style-name="T3">Фазы: 1) Преднагрев (подготовка) — нить прогревается, лампа испускает слабые статические разряды и «ламповые призраки» (мелкие фантомные искры). Лампа частично уязвима: заметны слабые контакты и монтажные защёлки у основания. 2) Резонанс (основная) — лампа настраивает частоту: создаёт периодические волны помех, которые искажают снаряды и управляемые эффекты; игроки получают снижение точности/инверсию откликов. На арене появляются светящиеся конденсаторы/эмиттеры — их разрушение ослабляет помехи. 3) Овердрайв (перегрузка) — нить в перегреве: сильные плазменные разряды, цепные статические вспышки по арене и мощные АОE-атаки. Лампа периодически «трещит» — при этом кратковременно обнажается внутреннее ядро (широкое окно уязвимости), но вокруг возникает отталкивающее гравитационно-энергетическое поле. 4) Плавление / Рестарт — если ядро не уничтожено, колба трескается и выпускает опасные выбросы; затем лампа либо остывает и восстанавливает часть HP, либо перезапускается с усилением параметров.</text:span></text:p>
        </text:list-item>
        <text:list-item>
          <text:p text:style-name="P55"><text:span text:style-name="T3">Атаки и признаки:</text:span></text:p>
        </text:list-item>
        <text:list-item>
          <text:p text:style-name="P55"><text:span text:style-name="T3">Радиоволновой конус — теле-всепроникающая волна в направлении лампы (видны ионные всплески).</text:span></text:p>
        </text:list-item>
        <text:list-item>
          <text:p text:style-name="P55"><text:span text:style-name="T3">Цепные искры — разряды прыгают между металлическими объектами и игроками.</text:span></text:p>
        </text:list-item>
        <text:list-item>
          <text:p text:style-name="P55"><text:span text:style-name="T3">Помеха/шум — искажение интерфейса: снижение точности, задержки вводов, временная инверсия управления.</text:span></text:p>
        </text:list-item>
        <text:list-item>
          <text:p text:style-name="P55"><text:span text:style-name="T3">Призраки лампы — мелкие искровые мобчики, подпитывающие конденсаторы.</text:span></text:p>
        </text:list-item>
        <text:list-item>
          <text:p text:style-name="P55"><text:span text:style-name="T3">Индикаторы: смена цвета нити при переключении частоты; конденсаторы ярко светятся перед выбросом.</text:span></text:p>
        </text:list-item>
        <text:list-item>
          <text:p text:style-name="P55"><text:span text:style-name="T3">Тактика:</text:span></text:p>
        </text:list-item>
        <text:list-item>
          <text:p text:style-name="P55"><text:span text:style-name="T3">Преднагрев: фокус на основании/контактах — стрельба в цоколь сбивает заряд и уменьшает количество призраков.</text:span></text:p>
        </text:list-item>
        <text:list-item>
          <text:p text:style-name="P55"><text:span text:style-name="T3">Резонанс: первостепенная цель — конденсаторы/эмиттеры. Разрушая их, вы снижаете силу помех и восстанавливаете точность. Используйте частотные глушители/джаммеры.</text:span></text:p>
        </text:list-item>
        <text:list-item>
          <text:p text:style-name="P55"><text:span text:style-name="T3">Овердрайв: избегайте металлических поверхностей и генераторов — искры тянутся к проводящим объектам. Как только лампа «трещит» — заходите синхронно и наносите мощный урон по ядру (окно уязвимости короткое). Синхронные взрывы тяжёлых зарядов максимально эффективны.</text:span></text:p>
        </text:list-item>
        <text:list-item>
          <text:p text:style-name="P55"><text:span text:style-name="T3">Рестарт: если лампа пытается перезапуститься, приоритет — уничтожить управляющий модуль на цоколе, иначе восстановит здоровье и усилит фазы.</text:span></text:p>
        </text:list-item>
        <text:list-item>
          <text:p text:style-name="P55"><text:span text:style-name="T3">Снаряжение:</text:span></text:p>
        </text:list-item>
        <text:list-item>
          <text:p text:style-name="P55"><text:span text:style-name="T3">Анти-ЭМП / антишумовые модули, частотный глушитель;</text:span></text:p>
        </text:list-item>
        <text:list-item>
          <text:p text:style-name="P55"><text:span text:style-name="T3">Заземляющие крюки/проводники для перенаправления статических разрядов (на арене есть точки установки);</text:span></text:p>
        </text:list-item>
        <text:list-item>
          <text:p text:style-name="P55"><text:span text:style-name="T3">Термические гранаты и высокопроникающие патроны для пробития стекла/нити;</text:span></text:p>
        </text:list-item>
        <text:list-item>
          <text:p text:style-name="P55"><text:span text:style-name="T3">Броня с изоляцией от высокого напряжения; аккумуляторы/конденсаторы для компенсации строб-эффектов.</text:span></text:p>
        </text:list-item>
        <text:list-item>
          <text:p text:style-name="P55"><text:span text:style-name="T3">Кооперация:</text:span></text:p>
        </text:list-item>
        <text:list-item>
          <text:p text:style-name="P55"><text:span text:style-name="T3">Роли: Инженер — расставляет заземления и ломает конденсаторы; Ганнеры — фокус на ядре в окна уязвимости; Поддержка — лечит и снимает дебаффы помех; Саботажник — уничтожает управляющие модули при перезапуске.</text:span></text:p>
        </text:list-item>
        <text:list-item>
          <text:p text:style-name="P55"><text:span text:style-name="T3">Синхронизация: заход в окно уязвимости должен быть синхронным (один отвлекает, двое/трое — наносят основной урон). При фазе резонанса размещайте джаммеры по арене, чтобы покрыть все направления волн.</text:span></text:p>
        </text:list-item>
        <text:list-item>
          <text:p text:style-name="P55"><text:span text:style-name="T3">Короткие советы:</text:span></text:p>
        </text:list-item>
        <text:list-item>
          <text:p text:style-name="P55"><text:span text:style-name="T3">Не ведите длительный огонь в фазу резонанса — многие выстрелы будут отражаться или терять эффективность.</text:span></text:p>
        </text:list-item>
        <text:list-item>
          <text:p text:style-name="P55"><text:span text:style-name="T3">Используйте металлические столбы/опоры как заземления: при подключении они поглощают разряды и могут быть использованы в качестве ловушек для искр.</text:span></text:p>
        </text:list-item>
        <text:list-item>
          <text:p text:style-name="P55"><text:span text:style-name="T3">Если возможно — направьте отражатель радиоволн так, чтобы часть волн возвращалась в лампу (отражённый урон ослабит генератор).</text:span></text:p>
        </text:list-item>
        <text:list-item>
          <text:p text:style-name="P55"><text:span text:style-name="T3">Пример рекомендованного билда:</text:span></text:p>
        </text:list-item>
        <text:list-item>
          <text:p text:style-name="P55"><text:span text:style-name="T3">Оружие: штурм/дробовик с высокопроникающими патронами + снайпер для окна уязвимости.</text:span></text:p>
        </text:list-item>
        <text:list-item>
          <text:p text:style-name="P55"><text:span text:style-name="T3">Модули: анти-ЭМП, ускоритель перезарядки, заземлитель.</text:span></text:p>
        </text:list-item>
        <text:list-item>
          <text:p text:style-name="P55"><text:span text:style-name="T3">Тактика экипировки: один игрок в лёгкой мобильной броне для быстрого захода в окно уязвимости; инженер — в изолирующей броне с инструментами для установки заземлений и разрушения конденсаторов.</text:span></text:p>
        </text:list-item>
      </text:list>
      <text:p co:para-mark-style-name="T3" text:style-name="P14"/>
      <text:p co:para-mark-style-name="T3" text:style-name="P14"/>
      <text:p co:para-mark-style-name="T3" text:style-name="P2"><text:span text:style-name="T3">6) Старый Трансформатор</text:span></text:p>
      <text:list text:style-name="numList_2" xml:id="list_54">
        <text:list-item>
          <text:p text:style-name="P56"><text:span text:style-name="T3">Внешний вид: массивный трансформатор с оголёнными витками и шипами искр.</text:span></text:p>
        </text:list-item>
        <text:list-item>
          <text:p text:style-name="P56"><text:span text:style-name="T3">Фазы: 1) Магнитное поле низкого уровня (агрессивнее притягивает объекты); 2) Взрывная обмотка — вращающиеся разряды; 3) Перезарядка — притяжение и стробоскоп.</text:span></text:p>
        </text:list-item>
        <text:list-item>
          <text:p text:style-name="P56"><text:span text:style-name="T3">Атаки и телы: магнитные волны предшествуют вибрацией корпуса; вращающиеся разряды видно как круговые дуги; притяжение сопровождается замедлением анимации игрока (или визуальным искажением).</text:span></text:p>
        </text:list-item>
        <text:list-item>
          <text:p text:style-name="P56"><text:span text:style-name="T3">Тактика: при фазе притяжения отходи в безопасные зоны (или используй контрмагнитные якоря в арене). В фазу вращающихся разрядов заходи в «слепые» зоны между дуг. При повреждении обмоток они светятся — цель для мощного урона.</text:span></text:p>
        </text:list-item>
        <text:list-item>
          <text:p text:style-name="P56"><text:span text:style-name="T3">Снаряжение: антимагнитные браслеты/грузики, доспехи с высокой устойчивостью к цепным разрядам.</text:span></text:p>
        </text:list-item>
        <text:list-item>
          <text:p text:style-name="P56"><text:span text:style-name="T3">Кооп: один держит мобильность (используя крюки), второй стреляет в оголённые обмотки — при правильной синхронизации трансформатор будет перезагружаться.</text:span></text:p>
        </text:list-item>
      </text:list>
      <text:p co:para-mark-style-name="T3" text:style-name="P2"><text:span text:style-name="T3">7) Реле-Страж</text:span></text:p>
      <text:list text:style-name="numList_2" xml:id="list_55">
        <text:list-item>
          <text:p text:style-name="P57"><text:span text:style-name="T3">Внешний вид: массив реле и шестерёнок, с бегущими световыми дорожками.</text:span></text:p>
        </text:list-item>
        <text:list-item>
          <text:p text:style-name="P57"><text:span text:style-name="T3">Фазы: 1) Режим переключений — периодически открывает/закрывает порты; 2) Сопряжение — быстро соединяет контакты, создавая сети; 3) Разряжение — молнии между контактами.</text:span></text:p>
        </text:list-item>
        <text:list-item>
          <text:p text:style-name="P57"><text:span text:style-name="T3">Атаки и телы: переключение сопровождается щелчками и световыми индикаторами; молнии между контактами видно заранее как свечение.</text:span></text:p>
        </text:list-item>
        <text:list-item>
          <text:p text:style-name="P57"><text:span text:style-name="T3">Тактика: наблюдай индикаторы — стреляй в реле в моменты их «открытия» (индикатор светится зелёным). При массовой разрядке уходи в укрытия; при сопряжении разрушай опоры, чтобы сеть распалась.</text:span></text:p>
        </text:list-item>
        <text:list-item>
          <text:p text:style-name="P57"><text:span text:style-name="T3">Снаряжение: точечное оружие, замедляющие патроны (чтобы успевать в окне), модули подавления.</text:span></text:p>
        </text:list-item>
        <text:list-item>
          <text:p text:style-name="P57"><text:span text:style-name="T3">Кооп: разделение задач — саппорт контролирует реле, дамагер стреляет в открытые точки.</text:span></text:p>
        </text:list-item>
      </text:list>
      <text:p co:para-mark-style-name="T3" text:style-name="P2"><text:span text:style-name="T3">8) Вакуумный Идол</text:span></text:p>
      <text:list text:style-name="numList_2" xml:id="list_56">
        <text:list-item>
          <text:p text:style-name="P58"><text:span text:style-name="T3">Внешний вид: большая вакуумная лампа с плавающими искрами и электрическими коронками внутри.</text:span></text:p>
        </text:list-item>
        <text:list-item>
          <text:p text:style-name="P58"><text:span text:style-name="T3">Фазы: 1) Поглощение/накопление — засасывает световые сгустки; 2) Выброс — создает фазовые волны и иллюзии; 3) Уязвимость — трещины в колбе.</text:span></text:p>
        </text:list-item>
        <text:list-item>
          <text:p text:style-name="P58"><text:span text:style-name="T3">Атаки и телы: поглощение сопровождается тёмным потоком к центру колбы; при выдохе вокруг появляются копии-иллюзии (полупрозрачные).</text:span></text:p>
        </text:list-item>
        <text:list-item>
          <text:p text:style-name="P58"><text:span text:style-name="T3">Тактика: вернуть энергию обратно через отражатель — направь сгустки света на колбу, когда она «выплёвывает» иллюзии; в уязвимое окно колба трескается — всё внимание на центр. Иллюзии исчезают при попадании по источнику света (отражателю).</text:span></text:p>
        </text:list-item>
        <text:list-item>
          <text:p text:style-name="P58"><text:span text:style-name="T3">Снаряжение: модули отражения/линзы, оружие средней дальности.</text:span></text:p>
        </text:list-item>
        <text:list-item>
          <text:p text:style-name="P58"><text:span text:style-name="T3">Кооп: один игрок поддерживает линейный поток (отражатель), второй бьёт по треснувшему ядру.</text:span></text:p>
        </text:list-item>
      </text:list>
      <text:p co:para-mark-style-name="T3" text:style-name="P2"><text:span text:style-name="T3">9) Массив Конденсаторов</text:span></text:p>
      <text:list text:style-name="numList_2" xml:id="list_57">
        <text:list-item>
          <text:p text:style-name="P59"><text:span text:style-name="T3">Внешний вид: платформа с рядом больших конденсаторов, каждый светится синим по мере заряда.</text:span></text:p>
        </text:list-item>
        <text:list-item>
          <text:p text:style-name="P59"><text:span text:style-name="T3">Фазы: 1) Нормальная — заряжаются по очереди; 2) Централизация — все накапливают энергию; 3) Цепной разряд — сильная волна.</text:span></text:p>
        </text:list-item>
        <text:list-item>
          <text:p text:style-name="P59"><text:span text:style-name="T3">Атаки и телы: световая индикация заряда; при инициировании разряда слышен низкий рокот и искры.</text:span></text:p>
        </text:list-item>
        <text:list-item>
          <text:p text:style-name="P59"><text:span text:style-name="T3">Тактика: инициируй контролируемый разряд одного конденсатора в окружающую архитектуру (например, удар по рычагу) — это перезагрузит массив и повредит главного. Если разрядить все сразу — огромный урон по арене, поэтому разнеси цели. Прячься за эмиссией брони при цепном разряде.</text:span></text:p>
        </text:list-item>
        <text:list-item>
          <text:p text:style-name="P59"><text:span text:style-name="T3">Снаряжение: оружие с зарядом (чтобы синхронизировать разряд), модули поглощения электромагнитных импульсов.</text:span></text:p>
        </text:list-item>
        <text:list-item>
          <text:p text:style-name="P59"><text:span text:style-name="T3">Кооп: распределите конденсаторы между игроками — один инициирует, остальные держат оборону.</text:span></text:p>
        </text:list-item>
      </text:list>
      <text:p co:para-mark-style-name="T3" text:style-name="P2"><text:span text:style-name="T3">10) Радиолокационный Призрак</text:span></text:p>
      <text:list text:style-name="numList_2" xml:id="list_58">
        <text:list-item>
          <text:p text:style-name="P60"><text:span text:style-name="T3">Внешний вид: полупрозрачная антенная конструкция с вращающимися волнами и перебежками сигнала.</text:span></text:p>
        </text:list-item>
        <text:list-item>
          <text:p text:style-name="P60"><text:span text:style-name="T3">Фазы: 1) Эмиссия сигнала — дезориентация; 2) Невидимость/телепортация по отражениям; 3) Уязвимость — короткое «замерзание» после сильной посылки.</text:span></text:p>
        </text:list-item>
        <text:list-item>
          <text:p text:style-name="P60"><text:span text:style-name="T3">Атаки и телы: вращающиеся волны визуально искажают фон; телепортация происходит по дороге сигнала (следы остаются в воздушной среде).</text:span></text:p>
        </text:list-item>
        <text:list-item>
          <text:p text:style-name="P60"><text:span text:style-name="T3">Тактика: используй фильтры/отражатели, чтобы сделать призрака видимым — направь радиосигнал на специальную панель. На уязвимости быстро применяй мощные сгустки. Держись подальше от линий «радаров», они уменьшают точность.</text:span></text:p>
        </text:list-item>
        <text:list-item>
          <text:p text:style-name="P60"><text:span text:style-name="T3">Снаряжение: подавители радиосигналов, трекеры (делают его видимым), оружие средней дальности.</text:span></text:p>
        </text:list-item>
        <text:list-item>
          <text:p text:style-name="P60"><text:span text:style-name="T3">Кооп: один ставит фильтр/рефлектор, остальные бьют по обнажённой цели.</text:span></text:p>
        </text:list-item>
      </text:list>
      <text:p co:para-mark-style-name="T3" text:style-name="P2"><text:span text:style-name="T3">11) Токовый Гигант</text:span></text:p>
      <text:list text:style-name="numList_2" xml:id="list_59">
        <text:list-item>
          <text:p text:style-name="P61"><text:span text:style-name="T3">Внешний вид: массивное тело из толстых проводов и металлических пластин, в центре пульсирующая сердцевина.</text:span></text:p>
        </text:list-item>
        <text:list-item>
          <text:p text:style-name="P61"><text:span text:style-name="T3">Фазы: 1) Ходьба/разгон — ступни создают землетрясение; 2) Волновые выбросы — ток по полу; 3) Резервный разряд — центр открыт.</text:span></text:p>
        </text:list-item>
        <text:list-item>
          <text:p text:style-name="P61"><text:span text:style-name="T3">Атаки и телы: шаги вызывают световые волны по полу (видны трещины); токовые волны предсказываются поднятием рук и свистом.</text:span></text:p>
        </text:list-item>
        <text:list-item>
          <text:p text:style-name="P61"><text:span text:style-name="T3">Тактика: при серии шагов он делает третий мощный удар — уклоняйтесь. После третьего шага вступает в уязвимую фазу на 2–3 сек — все выстрелы должны быть сконцентрированы в сердцевину. Используйте укрытия от токовых полос.</text:span></text:p>
        </text:list-item>
        <text:list-item>
          <text:p text:style-name="P61"><text:span text:style-name="T3">Снаряжение: противоударные модули, высокопроникающее оружие для сердца.</text:span></text:p>
        </text:list-item>
        <text:list-item>
          <text:p text:style-name="P61"><text:span text:style-name="T3">Кооп: «танк» держит внимание и вызывает шаги, дамагеры бьют в окно.</text:span></text:p>
        </text:list-item>
      </text:list>
      <text:p co:para-mark-style-name="T3" text:style-name="P2"><text:span text:style-name="T3">12) Хранитель Платы</text:span></text:p>
      <text:list text:style-name="numList_2" xml:id="list_60">
        <text:list-item>
          <text:p text:style-name="P62"><text:span text:style-name="T3">Внешний вид: ожившая печатная плата с микросхемами-«глазами», пробегающими маршрутами.</text:span></text:p>
        </text:list-item>
        <text:list-item>
          <text:p text:style-name="P62"><text:span text:style-name="T3">Фазы: 1) Обычный — стреляет по дорожкам; 2) Вызов «жуков» — мелкие короткозамыкатели; 3) Перегрузка — вспышка по всем дорожкам.</text:span></text:p>
        </text:list-item>
        <text:list-item>
          <text:p text:style-name="P62"><text:span text:style-name="T3">Атаки и телы: световые дорожки активируются в определённой последовательности; «жуки» появляются из слотов.</text:span></text:p>
        </text:list-item>
        <text:list-item>
          <text:p text:style-name="P62"><text:span text:style-name="T3">Тактика: направляй сгустки по дорожкам в сторону ядра (используй переключатели арены), чтобы вызвать перегрузку у ядра. Убирай «жуков» по приоритету, иначе они копят заряд у защиты.</text:span></text:p>
        </text:list-item>
        <text:list-item>
          <text:p text:style-name="P62"><text:span text:style-name="T3">Снаряжение: взломные модули, взрывчатка для отключения дорожек, защитные щиты.</text:span></text:p>
        </text:list-item>
        <text:list-item>
          <text:p text:style-name="P62"><text:span text:style-name="T3">Кооп: один управляет дорожками (переключает), остальные стреляют в ядро.</text:span></text:p>
        </text:list-item>
      </text:list>
      <text:p co:para-mark-style-name="T3" text:style-name="P2"><text:span text:style-name="T3">13) Коллектор Эфира</text:span></text:p>
      <text:list text:style-name="numList_2" xml:id="list_61">
        <text:list-item>
          <text:p text:style-name="P63"><text:span text:style-name="T3">Внешний вид: сферический купол с кристаллическими антеннами, вокруг парят сгустки эфира.</text:span></text:p>
        </text:list-item>
        <text:list-item>
          <text:p text:style-name="P63"><text:span text:style-name="T3">Фазы: 1) Сбор — поглощает эфирные сгустки; 2) Переполнение — излучает гравитационные выбросы; 3) Эксплозия — вспышка высокой мощности.</text:span></text:p>
        </text:list-item>
        <text:list-item>
          <text:p text:style-name="P63"><text:span text:style-name="T3">Атаки и телы: при сборе видно, как сфер распухает; гравитационный выброс сопровождает притяжение предметов.</text:span></text:p>
        </text:list-item>
        <text:list-item>
          <text:p text:style-name="P63"><text:span text:style-name="T3">Тактика: заставь его переполниться в неудобном месте (например, рядом с детонаторами арены) — взрыв нанесёт урон самому Коллектору. Во время переполнения держитесь на безопасной дистанции и используйте отражатели, чтобы отразить часть энергии.</text:span></text:p>
        </text:list-item>
        <text:list-item>
          <text:p text:style-name="P63"><text:span text:style-name="T3">Снаряжение: усиление радиуса взрывов, предметы отвлечения.</text:span></text:p>
        </text:list-item>
        <text:list-item>
          <text:p text:style-name="P63"><text:span text:style-name="T3">Кооп: распределите сгустки — один «кормит» коллектор, второй — активирует ловушки вокруг.</text:span></text:p>
        </text:list-item>
      </text:list>
      <text:p co:para-mark-style-name="T3" text:style-name="P2"><text:span text:style-name="T3">14) Сборщик Шлейфов</text:span></text:p>
      <text:list text:style-name="numList_2" xml:id="list_62">
        <text:list-item>
          <text:p text:style-name="P64"><text:span text:style-name="T3">Внешний вид: тонкая, почти паукообразная конструкция с множеством кабелей; телепортируется по ним.</text:span></text:p>
        </text:list-item>
        <text:list-item>
          <text:p text:style-name="P64"><text:span text:style-name="T3">Фазы: 1) Прыжки/телепорты — быстрые манёвры; 2) Спираль захвата — разбрасывает кабели; 3) Сброс — массовая крошка кабелей.</text:span></text:p>
        </text:list-item>
        <text:list-item>
          <text:p text:style-name="P64"><text:span text:style-name="T3">Атаки и телы: телепортация оставляет светящиеся следы по кабелям; перед захватом кабели напрягаются и вибрируют.</text:span></text:p>
        </text:list-item>
        <text:list-item>
          <text:p text:style-name="P64"><text:span text:style-name="T3">Тактика: предварительное наблюдение за трассой кабелей — ставь ловушки/обрывай кабели в ключевых точках. При телепортации предсказуемые входы — засади его там. Когда он появляется для захвата — удар в "промежуток" между двумя кабелями.</text:span></text:p>
        </text:list-item>
        <text:list-item>
          <text:p text:style-name="P64"><text:span text:style-name="T3">Снаряжение: крюк-ловушка, средства обрыва кабелей, ускорители реакции.</text:span></text:p>
        </text:list-item>
        <text:list-item>
          <text:p text:style-name="P64"><text:span text:style-name="T3">Кооп: один разрывает кабели, другой наносит урон в момент появления.</text:span></text:p>
        </text:list-item>
      </text:list>
      <text:p co:para-mark-style-name="T3" text:style-name="P2"><text:span text:style-name="T3">15) Параллельный Модуль</text:span></text:p>
      <text:list text:style-name="numList_2" xml:id="list_63">
        <text:list-item>
          <text:p text:style-name="P65"><text:span text:style-name="T3">Внешний вид: корпус с зеркальными панелями и двумя симметричными «лицами».</text:span></text:p>
        </text:list-item>
        <text:list-item>
          <text:p text:style-name="P65"><text:span text:style-name="T3">Фазы: 1) Сплит — делится на копии; 2) Синхронная атака — зеркальные щиты активны; 3) Слияние — возвращается в главный модуль.</text:span></text:p>
        </text:list-item>
        <text:list-item>
          <text:p text:style-name="P65"><text:span text:style-name="T3">Атаки и телы: при копировании слышен отблеск и удвоение звуков; зеркальные щиты блестят и отражают снаряды.</text:span></text:p>
        </text:list-item>
        <text:list-item>
          <text:p text:style-name="P65"><text:span text:style-name="T3">Тактика: уничтожай копии по очереди — каждая копия снижает защиту главного при уничтожении. Используй нелинейные снаряды/гранаты (не отражаются) или отражатели, направляя урон обратно в зеркало. При слиянии дистанцируйся, чтобы не попасть под массовую волну.</text:span></text:p>
        </text:list-item>
        <text:list-item>
          <text:p text:style-name="P65"><text:span text:style-name="T3">Снаряжение: нестандартные снаряды, щит-пробиватели, модули подавления деления.</text:span></text:p>
        </text:list-item>
        <text:list-item>
          <text:p text:style-name="P65"><text:span text:style-name="T3">Кооп: делите копии между собой, одновременно концентрируйте огонь на оставшихся.</text:span></text:p>
        </text:list-item>
      </text:list>
      <text:p co:para-mark-style-name="T3" text:style-name="P2"><text:span text:style-name="T3">16) Лампа-Матриарх</text:span></text:p>
      <text:list text:style-name="numList_2" xml:id="list_64">
        <text:list-item>
          <text:p text:style-name="P66"><text:span text:style-name="T3">Внешний вид: большая лампа с множеством мелких лампочек-«детёнышей», свисающих проводами.</text:span></text:p>
        </text:list-item>
        <text:list-item>
          <text:p text:style-name="P66"><text:span text:style-name="T3">Фазы: 1) Посадка детёнышей — выбрасывает мелких; 2) Усиление — матриарх заряжает детёнышей; 3) Крах — матриарх обнажает ядро.</text:span></text:p>
        </text:list-item>
        <text:list-item>
          <text:p text:style-name="P66"><text:span text:style-name="T3">Атаки и телы: детёныши летают неправильно и взрываются при контакте; усиление сопровождается световым фоном.</text:span></text:p>
        </text:list-item>
        <text:list-item>
          <text:p text:style-name="P66"><text:span text:style-name="T3">Тактика: сначала уничтожай детёнышей — они накапливают заряд на матриарха; уязвимость у матриарха возникает сразу после массовой волны (когда детёныши были уничтожены). Держи дистанцию от взрывающихся масс.</text:span></text:p>
        </text:list-item>
        <text:list-item>
          <text:p text:style-name="P66"><text:span text:style-name="T3">Снаряжение: AOЕ-урон для групп, быстрые перезарядки.</text:span></text:p>
        </text:list-item>
        <text:list-item>
          <text:p text:style-name="P66"><text:span text:style-name="T3">Кооп: сплеш-уронная группа чистит детёнышей, снайпер добивает матриарх.</text:span></text:p>
        </text:list-item>
      </text:list>
      <text:p co:para-mark-style-name="T3" text:style-name="P2"><text:span text:style-name="T3">17) Электролитный Кошмар</text:span></text:p>
      <text:list text:style-name="numList_2" xml:id="list_65">
        <text:list-item>
          <text:p text:style-name="P67"><text:span text:style-name="T3">Внешний вид: прозрачный корпус с бурлящей жидкостью (электролит) и заряженными пузырьками.</text:span></text:p>
        </text:list-item>
        <text:list-item>
          <text:p text:style-name="P67"><text:span text:style-name="T3">Фазы: 1) Пузырьки накапливаются; 2) Всплески/кислотные следы; 3) Загустение — арена покрывается опасной жидкостью.</text:span></text:p>
        </text:list-item>
        <text:list-item>
          <text:p text:style-name="P67"><text:span text:style-name="T3">Атаки и телы: пузырьки светятся перед взрывом; всплеск внешне похож на удар по стенке сосуда.</text:span></text:p>
        </text:list-item>
        <text:list-item>
          <text:p text:style-name="P67"><text:span text:style-name="T3">Тактика: атакуй пузырьки при их появлении — при разрыве они дают контрудар по корпусу. Используй платформы, чтобы не стоять в кислотных следах. При загустении активируй вентиляцию/охлаждение (если доступно).</text:span></text:p>
        </text:list-item>
        <text:list-item>
          <text:p text:style-name="P67"><text:span text:style-name="T3">Снаряжение: противокислотные покрытия, оружие с быстрым прицеливанием.</text:span></text:p>
        </text:list-item>
        <text:list-item>
          <text:p text:style-name="P67"><text:span text:style-name="T3">Кооп: один распыляет контрсредства на площадь, второй уничтожает пузырьки.</text:span></text:p>
        </text:list-item>
      </text:list>
      <text:p co:para-mark-style-name="T3" text:style-name="P2"><text:span text:style-name="T3">18) Хрустальный Диод</text:span></text:p>
      <text:list text:style-name="numList_2" xml:id="list_66">
        <text:list-item>
          <text:p text:style-name="P68"><text:span text:style-name="T3">Внешний вид: полупрозрачная призма с острыми отражающими гранями.</text:span></text:p>
        </text:list-item>
        <text:list-item>
          <text:p text:style-name="P68"><text:span text:style-name="T3">Фазы: 1) Призмирование — направляет лучи; 2) Усиление — отражает боевые сгустки; 3) Крах — трещины на одной грани.</text:span></text:p>
        </text:list-item>
        <text:list-item>
          <text:p text:style-name="P68"><text:span text:style-name="T3">Атаки и телы: при призмировании грани мерцают; усиление — зеркало светится интенсивно.</text:span></text:p>
        </text:list-item>
        <text:list-item>
          <text:p text:style-name="P68"><text:span text:style-name="T3">Тактика: выискивай опорную грань (она мерцает в момент усиления) и бьёшь аккуратными короткими выстрелами, чтобы не запускать цепь отражений. При необходимости используй непредсказуемые траектории (гранаты с кривой).</text:span></text:p>
        </text:list-item>
        <text:list-item>
          <text:p text:style-name="P68"><text:span text:style-name="T3">Снаряжение: крошечные кинетические заряды, модули подавления отражения.</text:span></text:p>
        </text:list-item>
        <text:list-item>
          <text:p text:style-name="P68"><text:span text:style-name="T3">Кооп: один отвлекает лучами, второй наносит по опорной грани.</text:span></text:p>
        </text:list-item>
      </text:list>
      <text:p co:para-mark-style-name="T3" text:style-name="P2"><text:span text:style-name="T3">19) Гибридный Сервер</text:span></text:p>
      <text:list text:style-name="numList_2" xml:id="list_67">
        <text:list-item>
          <text:p text:style-name="P69"><text:span text:style-name="T3">Внешний вид: стойки серверов с механическими протезами и переливающимся кодом-потоком.</text:span></text:p>
        </text:list-item>
        <text:list-item>
          <text:p text:style-name="P69"><text:span text:style-name="T3">Фазы: 1) Дрон-волны; 2) Скриптовые ловушки (сети); 3) Массовый апдейт — повышает характеристики дронов.</text:span></text:p>
        </text:list-item>
        <text:list-item>
          <text:p text:style-name="P69"><text:span text:style-name="T3">Атаки и телы: строки кода пробегают по стойкам; дроны вылетают из ниш.</text:span></text:p>
        </text:list-item>
        <text:list-item>
          <text:p text:style-name="P69"><text:span text:style-name="T3">Тактика: подстреливай индикаторы/патчи, чтобы отключить усиления; уничтожай дронов приоритетно (они растут в численности). В фазу апдейта старайся прервать линк кыч важной стойке.</text:span></text:p>
        </text:list-item>
        <text:list-item>
          <text:p text:style-name="P69"><text:span text:style-name="T3">Снаряжение: EMP-гранаты, прицельное оружие против дронов, подавители.</text:span></text:p>
        </text:list-item>
        <text:list-item>
          <text:p text:style-name="P69"><text:span text:style-name="T3">Кооп: разделение — один по стойкам, другой контролирует дронов; синхронные EMP важны.</text:span></text:p>
        </text:list-item>
      </text:list>
      <text:p co:para-mark-style-name="T3" text:style-name="P2"><text:span text:style-name="T3">20) Сетевой Мутант</text:span></text:p>
      <text:list text:style-name="numList_2" xml:id="list_68">
        <text:list-item>
          <text:p text:style-name="P70"><text:span text:style-name="T3">Внешний вид: сросшиеся кабели и платы, покрытые смолой; вместо глаз — разъёмы.</text:span></text:p>
        </text:list-item>
        <text:list-item>
          <text:p text:style-name="P70"><text:span text:style-name="T3">Фазы: 1) Инфекция — распространяет «шум»; 2) Шипы/кабели — ланч атак; 3) Опора — перерастает в корень.</text:span></text:p>
        </text:list-item>
        <text:list-item>
          <text:p text:style-name="P70"><text:span text:style-name="T3">Атаки и телы: заражение визуализируется искажением экрана/интерфейса; шипы торчат из него перед атакой.</text:span></text:p>
        </text:list-item>
        <text:list-item>
          <text:p text:style-name="P70"><text:span text:style-name="T3">Тактика: активируй аренные «чистильщики» (кнопки/станции) чтобы убрать заражение и восстановить управление; затем атакуй центр. Избегай заражённых зон, они снижают урон и реагируют на твои действия.</text:span></text:p>
        </text:list-item>
        <text:list-item>
          <text:p text:style-name="P70"><text:span text:style-name="T3">Снаряжение: антишумовые модули, очистители зон, быстрые заряды.</text:span></text:p>
        </text:list-item>
        <text:list-item>
          <text:p text:style-name="P70"><text:span text:style-name="T3">Кооп: организуйте цикличный обход арены — один активирует очистку, остальные бьют в центр.</text:span></text:p>
        </text:list-item>
      </text:list>
      <text:p co:para-mark-style-name="T3" text:style-name="P2"><text:span text:style-name="T3">21) Магнитный Монстр</text:span></text:p>
      <text:list text:style-name="numList_2" xml:id="list_69">
        <text:list-item>
          <text:p text:style-name="P71"><text:span text:style-name="T3">Внешний вид: корпус с магнитными пластинами и вращающимися полюсами, вокруг летают металлические фрагменты.</text:span></text:p>
        </text:list-item>
        <text:list-item>
          <text:p text:style-name="P71"><text:span text:style-name="T3">Фазы: 1) Притяжение — собирает металлические объекты; 2) Метательные фрагменты; 3) Искажение траекторий — пули отклоняются.</text:span></text:p>
        </text:list-item>
        <text:list-item>
          <text:p text:style-name="P71"><text:span text:style-name="T3">Атаки и телы: притяжение сопровождается гудением и подниманием мелких предметов; перед метанием магнит переключает полюса (заметно изменение света).</text:span></text:p>
        </text:list-item>
        <text:list-item>
          <text:p text:style-name="P71"><text:span text:style-name="T3">Тактика: используй неметаллическое снаряжение, отбрасывай металлические щиты в ловушки или в генераторы поля. Когда магнит временно отключён (пластина перестаёт светиться), заходи в ближний бой и ломай полюса. Не стой на путях отлета фрагментов.</text:span></text:p>
        </text:list-item>
        <text:list-item>
          <text:p text:style-name="P71"><text:span text:style-name="T3">Снаряжение: неметаллические патроны, блокирующие магниты модули.</text:span></text:p>
        </text:list-item>
        <text:list-item>
          <text:p text:style-name="P71"><text:span text:style-name="T3">Кооп: распределите роль «сапера» (отбрасывание метала) и «штурмовика».</text:span></text:p>
        </text:list-item>
      </text:list>
      <text:p co:para-mark-style-name="T3" text:style-name="P2"><text:span text:style-name="T3">22) Зеркальный Кортекс</text:span></text:p>
      <text:list text:style-name="numList_2" xml:id="list_70">
        <text:list-item>
          <text:p text:style-name="P72"><text:span text:style-name="T3">Внешний вид: гладкая зеркальная поверхность с органическими прожилками, отражающая всё вокруг.</text:span></text:p>
        </text:list-item>
        <text:list-item>
          <text:p text:style-name="P72"><text:span text:style-name="T3">Фазы: 1) Создание отражений — клонирует игрока; 2) Барьеры — отражения становятся непроницаемыми; 3) Уязвимость — зеркала трескаются.</text:span></text:p>
        </text:list-item>
        <text:list-item>
          <text:p text:style-name="P72"><text:span text:style-name="T3">Атаки и телы: отражённые копии движутся с задержкой (видно синхронизацию); зеркала «дыхание» перед появлением барьеров.</text:span></text:p>
        </text:list-item>
        <text:list-item>
          <text:p text:style-name="P72"><text:span text:style-name="T3">Тактика: ломай зеркала нестандартными атаками (скользящие/взрывные), бить основание зеркальных стержней; при трещине отражения теряют синхронизм и становятся уязвимыми. Не пытайся сражаться только через отражение — оно воспроизводит твои ходы.</text:span></text:p>
        </text:list-item>
        <text:list-item>
          <text:p text:style-name="P72"><text:span text:style-name="T3">Снаряжение: урезанные отражательные боеприпасы, гранаты для разрушения панелей.</text:span></text:p>
        </text:list-item>
        <text:list-item>
          <text:p text:style-name="P72"><text:span text:style-name="T3">Кооп: один провоцирует копию, второй атакует опорные точки.</text:span></text:p>
        </text:list-item>
      </text:list>
      <text:p co:para-mark-style-name="T3" text:style-name="P2"><text:span text:style-name="T3">23) Защитный Купол</text:span></text:p>
      <text:list text:style-name="numList_2" xml:id="list_71">
        <text:list-item>
          <text:p text:style-name="P73"><text:span text:style-name="T3">Внешний вид: кристаллический купол, под которым скрывается генератор; купол поднимается и делает босса неуязвимым.</text:span></text:p>
        </text:list-item>
        <text:list-item>
          <text:p text:style-name="P73"><text:span text:style-name="T3">Фазы: 1) Купол поднят — неуязвимость; 2) Радиоактивные импульсы — урон зоне; 3) Отключение — купол опускается на короткое окно.</text:span></text:p>
        </text:list-item>
        <text:list-item>
          <text:p text:style-name="P73"><text:span text:style-name="T3">Атаки и телы: купол мерцает при активации; радиация визуально размывает края арены.</text:span></text:p>
        </text:list-item>
        <text:list-item>
          <text:p text:style-name="P73"><text:span text:style-name="T3">Тактика: отключай внешние источники питания в определённом порядке (на арене есть переключатели) — это снизит генератор и опустит купол. Каждый переключатель сопровождается звуковым сигналом. Как только купол опустится — быстро концентрируйся на генераторе.</text:span></text:p>
        </text:list-item>
        <text:list-item>
          <text:p text:style-name="P73"><text:span text:style-name="T3">Снаряжение: защита от радиации (временно), инструменты для взлома переключателей.</text:span></text:p>
        </text:list-item>
        <text:list-item>
          <text:p text:style-name="P73"><text:span text:style-name="T3">Кооп: разделяйте активацию переключателей — необходима синхронизация.</text:span></text:p>
        </text:list-item>
      </text:list>
      <text:p co:para-mark-style-name="T3" text:style-name="P2"><text:span text:style-name="T3">24) Полярный Релейщик</text:span></text:p>
      <text:list text:style-name="numList_2" xml:id="list_72">
        <text:list-item>
          <text:p text:style-name="P74"><text:span text:style-name="T3">Внешний вид: колонна с антеннами и мерцающим красно-голубым светом, меняет полярность.</text:span></text:p>
        </text:list-item>
        <text:list-item>
          <text:p text:style-name="P74"><text:span text:style-name="T3">Фазы: 1) Позитивная полярность — усиливает одни сгустки; 2) Негативная — усиливает другие; 3) Фаза смены — кратковременная нейтральная уязвимость.</text:span></text:p>
        </text:list-item>
        <text:list-item>
          <text:p text:style-name="P74"><text:span text:style-name="T3">Атаки и телы: смена полярности сопровождается цветовой индикацией; волны проходят в такт сменам.</text:span></text:p>
        </text:list-item>
        <text:list-item>
          <text:p text:style-name="P74"><text:span text:style-name="T3">Тактика: синхронизируй свои сильные удары с фазой, где твои сгустки эффективны; при фазе смены — наносите мощные залпы (она нейтральна и немного уязвима). Не держи непрерывный огонь в момент смены — урон может снизиться.</text:span></text:p>
        </text:list-item>
        <text:list-item>
          <text:p text:style-name="P74"><text:span text:style-name="T3">Снаряжение: модификации с переменным поляритетом, боеприпасы двух типов.</text:span></text:p>
        </text:list-item>
        <text:list-item>
          <text:p text:style-name="P74"><text:span text:style-name="T3">Кооп: один держит «полярный резонатор», другой стреляет в окно.</text:span></text:p>
        </text:list-item>
      </text:list>
      <text:p co:para-mark-style-name="T3" text:style-name="P2"><text:span text:style-name="T3">25) Плазменный Центрифуг</text:span></text:p>
      <text:list text:style-name="numList_2" xml:id="list_73">
        <text:list-item>
          <text:p text:style-name="P75"><text:span text:style-name="T3">Внешний вид: цилиндр с вращающимися плазменными кольцами, светящимися ярким цветом.</text:span></text:p>
        </text:list-item>
        <text:list-item>
          <text:p text:style-name="P75"><text:span text:style-name="T3">Фазы: 1) Вращение колец — периферийные лучи; 2) Центральный выброс — концентрированный луч; 3) Распад кольца — замедление и уязвимость.</text:span></text:p>
        </text:list-item>
        <text:list-item>
          <text:p text:style-name="P75"><text:span text:style-name="T3">Атаки и телы: кольца мерцают и создают ритм; центральный выброс предшествует сжатие цилиндра.</text:span></text:p>
        </text:list-item>
        <text:list-item>
          <text:p text:style-name="P75"><text:span text:style-name="T3">Тактика: стреляй в моменты прохождения кольца мимо отверстий — это дефрагментирует кольцо; при полном дефрагменте цилиндр останавливается и раскрывается на 3–4 сек. Используй гранаты в центр в момент замедления.</text:span></text:p>
        </text:list-item>
        <text:list-item>
          <text:p text:style-name="P75"><text:span text:style-name="T3">Снаряжение: кинетические заряды для пробивания колец, ускорители перезарядки.</text:span></text:p>
        </text:list-item>
        <text:list-item>
          <text:p text:style-name="P75"><text:span text:style-name="T3">Кооп: один держит внешнюю оборону, второй концентрирует урон при остановке.</text:span></text:p>
        </text:list-item>
      </text:list>
      <text:p co:para-mark-style-name="T3" text:style-name="P2"><text:span text:style-name="T3">26) Кварковый Проектор</text:span></text:p>
      <text:list text:style-name="numList_2" xml:id="list_74">
        <text:list-item>
          <text:p text:style-name="P76"><text:span text:style-name="T3">Внешний вид: хрустальный куб с плазменными панелями, вокруг искажения пространства (замедления/ускорения).</text:span></text:p>
        </text:list-item>
        <text:list-item>
          <text:p text:style-name="P76"><text:span text:style-name="T3">Фазы: 1) Искажение времени — замедление/ускорение; 2) Клоны с временным сдвигом; 3) Нормализация — уязвимость коротка.</text:span></text:p>
        </text:list-item>
        <text:list-item>
          <text:p text:style-name="P76"><text:span text:style-name="T3">Атаки и телы: искажение видно по изменению движения частиц и звуковому фону; клон отмечен как «эхо» с задержкой.</text:span></text:p>
        </text:list-item>
        <text:list-item>
          <text:p text:style-name="P76"><text:span text:style-name="T3">Тактика: изучи цикл и наносить удары в нормальные окна (когда проекция не искажает время). Не стреляй непрерывно в фазах искажения — многие выстрелы будут отклоняться/замедляться. Используй ускорители/замедлители на арене для выравнивания.</text:span></text:p>
        </text:list-item>
        <text:list-item>
          <text:p text:style-name="P76"><text:span text:style-name="T3">Снаряжение: стабилизаторы времени, точечные мощные патроны.</text:span></text:p>
        </text:list-item>
        <text:list-item>
          <text:p text:style-name="P76"><text:span text:style-name="T3">Кооп: один синхронизирует эффекты арены, второй наносит урон в окно.</text:span></text:p>
        </text:list-item>
      </text:list>
      <text:p co:para-mark-style-name="T3" text:style-name="P2"><text:span text:style-name="T3">27) Парасигнальный Конструкт</text:span></text:p>
      <text:list text:style-name="numList_2" xml:id="list_75">
        <text:list-item>
          <text:p text:style-name="P77"><text:span text:style-name="T3">Внешний вид: платформа с рядами дронов и эмиттеров поля, напоминающая фабрику.</text:span></text:p>
        </text:list-item>
        <text:list-item>
          <text:p text:style-name="P77"><text:span text:style-name="T3">Фазы: 1) Выпуск дронов; 2) barrier up — щит; 3) Синхронные удары.</text:span></text:p>
        </text:list-item>
        <text:list-item>
          <text:p text:style-name="P77"><text:span text:style-name="T3">Атаки и телы: эмиттеры начинают светиться перед активацией щита; дроны вылетают пачками.</text:span></text:p>
        </text:list-item>
        <text:list-item>
          <text:p text:style-name="P77"><text:span text:style-name="T3">Тактика: уничтожай эмиттеры по очереди — это рассинхронизирует волны дронов. Когда щит активен, цель областей вокруг эмиттера — есть слабые точки. Используй оглушающие вспышки, чтобы сбить синхронность.</text:span></text:p>
        </text:list-item>
        <text:list-item>
          <text:p text:style-name="P77"><text:span text:style-name="T3">Снаряжение: EMP-орудия, АОЕ-урон по дронам.</text:span></text:p>
        </text:list-item>
        <text:list-item>
          <text:p text:style-name="P77"><text:span text:style-name="T3">Кооп: назначьте ролей: сапёр эмиттеров, чистка дронов, фокус на генератор.</text:span></text:p>
        </text:list-item>
      </text:list>
      <text:p co:para-mark-style-name="T3" text:style-name="P2"><text:span text:style-name="T3">28) Нулевой Страж</text:span></text:p>
      <text:list text:style-name="numList_2" xml:id="list_76">
        <text:list-item>
          <text:p text:style-name="P78"><text:span text:style-name="T3">Внешний вид: полупрозрачная структура с чёрным сердцем, вокруг поля, которые снижают урон света.</text:span></text:p>
        </text:list-item>
        <text:list-item>
          <text:p text:style-name="P78"><text:span text:style-name="T3">Фазы: 1) Нулевое поле — уменьшение светового урона; 2) Отталкивание сгустков; 3) Синергия — усиление защиты.</text:span></text:p>
        </text:list-item>
        <text:list-item>
          <text:p text:style-name="P78"><text:span text:style-name="T3">Атаки и телы: поля показываются как кольца и смазывают эффекты; при отталкивании видно расширение тёмной волны.</text:span></text:p>
        </text:list-item>
        <text:list-item>
          <text:p text:style-name="P78"><text:span text:style-name="T3">Тактика: комбинируй прямые сгустки с отражёнными ударами (свет + отражение = «суперсвет»), применяй короткие вспышки и физические преграды. Попытайся отключить генераторы поля в арене, тогда свет восстановит эффективность.</text:span></text:p>
        </text:list-item>
        <text:list-item>
          <text:p text:style-name="P78"><text:span text:style-name="T3">Снаряжение: модули отражения энергии, броня от отрицательного поля.</text:span></text:p>
        </text:list-item>
        <text:list-item>
          <text:p text:style-name="P78"><text:span text:style-name="T3">Кооп: один нейтрализует генераторы, остальные бьют в ядро.</text:span></text:p>
        </text:list-item>
      </text:list>
      <text:p co:para-mark-style-name="T3" text:style-name="P2"><text:span text:style-name="T3">29) Собиратель Памяти</text:span></text:p>
      <text:list text:style-name="numList_2" xml:id="list_77">
        <text:list-item>
          <text:p text:style-name="P79"><text:span text:style-name="T3">Внешний вид: агрегат с лотками и челюстями, засасывающий сверкающие фрагменты памяти.</text:span></text:p>
        </text:list-item>
        <text:list-item>
          <text:p text:style-name="P79"><text:span text:style-name="T3">Фазы: 1) Поглощение — засасывает фрагменты; 2) Архивная волна — галлюцинации вокруг; 3) Переполнение — открывает ядро.</text:span></text:p>
        </text:list-item>
        <text:list-item>
          <text:p text:style-name="P79"><text:span text:style-name="T3">Атаки и телы: при поглощении светящаяся дорожка тянется к лотку; галлюцинации искажают экран и поведение NPC.</text:span></text:p>
        </text:list-item>
        <text:list-item>
          <text:p text:style-name="P79"><text:span text:style-name="T3">Тактика: отбивай мелких пожирателей, возвращай фрагменты в правильные отсеки (интерактивные панели арены) — это блокирует сбор. При переполнении он откроет ядро — концентрируйся полностью на добиве.</text:span></text:p>
        </text:list-item>
        <text:list-item>
          <text:p text:style-name="P79"><text:span text:style-name="T3">Снаряжение: предметы восстановления памяти (взаимодействие), антигаллюцинационные модули.</text:span></text:p>
        </text:list-item>
        <text:list-item>
          <text:p text:style-name="P79"><text:span text:style-name="T3">Кооп: разделите зоны: двое собирают и возвращают фрагменты, остальные держат агро.</text:span></text:p>
        </text:list-item>
      </text:list>
      <text:p co:para-mark-style-name="T3" text:style-name="P2"><text:span text:style-name="T3">30) Хранитель Сингулярности (финал)</text:span></text:p>
      <text:list text:style-name="numList_2" xml:id="list_78">
        <text:list-item>
          <text:p text:style-name="P80"><text:span text:style-name="T3">Внешний вид: монументальный механизм с вращающимися арматурами вокруг маленькой чёрной точки — сингулярностью; вокруг искажение пространства и звука.</text:span></text:p>
        </text:list-item>
        <text:list-item>
          <text:p text:style-name="P80"><text:span text:style-name="T3">Фазы: 1) Дроны/модули защиты активны; 2) Отключение модулей — линейные ножи и гравитация; 3) Ядро — сингулярность раскрыта и выталкивает/всасывает арены.</text:span></text:p>
        </text:list-item>
        <text:list-item>
          <text:p text:style-name="P80"><text:span text:style-name="T3">Атаки и телы: гравитационные поля видны как искривления; отталкивающие лапы имеют широкую фазу взмаха; массовые выбросы помечаются красными маркерами.</text:span></text:p>
        </text:list-item>
        <text:list-item>
          <text:p text:style-name="P80"><text:span text:style-name="T3">Тактика: бой в фазах. Сначала отключи защитные модули и дроны (каждый модуль имеет индикатор и уязвимое «затворище»). Когда модули отключены, синхронизируй мощные заряды с окнами уязвимости (они появляются при остановке вращающихся арматур). Можно либо последовательно отключать силовые модули и затем взорвать ядро, либо активировать запирающие узлы (требуют постоянного луча и сильного охлаждения). Постоянное использование охлаждения предотвращает перезагрузку поля.</text:span></text:p>
        </text:list-item>
        <text:list-item>
          <text:p text:style-name="P80"><text:span text:style-name="T3">Снаряжение: максимальные охлаждения, резервные батареи энергии, модуль «фиксатор времени» (если есть), AOE и снайперские заряды для модулей.</text:span></text:p>
        </text:list-item>
        <text:list-item>
          <text:p text:style-name="P80"><text:span text:style-name="T3">Кооп: четкое распределение ролей — 1–2 саппорта на модули, 2–3 дамагера на ядро/дроны; критична синхронизация (когда один держит запирающий луч, остальные наносят урон).</text:span></text:p>
        </text:list-item>
      </text:list>
      <text:p co:para-mark-style-name="T3" text:style-name="P2"><text:span text:style-name="T3">Заключительные общие рекомендации</text:span></text:p>
      <text:list text:style-name="numList_2" xml:id="list_79">
        <text:list-item>
          <text:p text:style-name="P81"><text:span text:style-name="T3">Всегда следи за телами/предвестниками (визуальные и звуковые сигналы) — они показывают начало мощных атак.</text:span></text:p>
        </text:list-item>
        <text:list-item>
          <text:p text:style-name="P81"><text:span text:style-name="T3">Короткие серии выстрелов + паузы экономят ресурсы/предотвращают перегрев (в описанном сеттинге это универсально).</text:span></text:p>
        </text:list-item>
        <text:list-item>
          <text:p text:style-name="P81"><text:span text:style-name="T3">Используй окружение: отражатели, водяные клапаны, переключатели — эти элементы часто являются ключом к успеху.</text:span></text:p>
        </text:list-item>
        <text:list-item>
          <text:p text:style-name="P81"><text:span text:style-name="T3">В кооперативе распределяйте роли и используйте сигналы (время отбоя/атаки) — многие боссы требуют синхронных действий.</text:span></text:p>
        </text:list-item>
      </text:list>
      <text:p co:para-mark-style-name="T9" text:style-name="Standard"/>
      <text:p co:para-mark-style-name="T9" text:style-name="Standard"/>
      <text:p co:para-mark-style-name="T9" text:style-name="Standard"/>
      <text:p co:para-mark-style-name="T3" text:style-name="Standard"><text:span text:style-name="T9">ВРАГИ: </text:span><text:span text:style-name="T3">Резистор-скиттер</text:span></text:p>
      <text:list text:style-name="numList_2" xml:id="list_80">
        <text:list-item>
          <text:p text:style-name="P82"><text:span text:style-name="T3">Внешний вид: вытянутый цилиндр с цветными кольцами, искры по корпусу.</text:span></text:p>
        </text:list-item>
        <text:list-item>
          <text:p text:style-name="P82"><text:span text:style-name="T3">Поведение: мелкие шмалящие выпады, замедляет игрока при касании (симулирует падение тока).</text:span></text:p>
        </text:list-item>
        <text:list-item>
          <text:p text:style-name="P82"><text:span text:style-name="T3">Тактика: быстрые перекаты/стан; слаб к взрывному AOE.</text:span></text:p>
        </text:list-item>
      </text:list>
      <text:p co:para-mark-style-name="T3" text:style-name="P2"><text:span text:style-name="T3">2) Конденсатор-банка</text:span></text:p>
      <text:list text:style-name="numList_2" xml:id="list_81">
        <text:list-item>
          <text:p text:style-name="P83"><text:span text:style-name="T3">Внешний вид: тяжёлая цилиндрическая банка с клеммами и блёскучими диодами.</text:span></text:p>
        </text:list-item>
        <text:list-item>
          <text:p text:style-name="P83"><text:span text:style-name="T3">Поведение: аккумулирует заряд, периодически выпускает разряд AOE или шот в направлении игроков; может «подзарядить» соседних врагов.</text:span></text:p>
        </text:list-item>
        <text:list-item>
          <text:p text:style-name="P83"><text:span text:style-name="T3">Тактика: разрушать до полного заряда; EMP/разряды прерывают накопление.</text:span></text:p>
        </text:list-item>
      </text:list>
      <text:p co:para-mark-style-name="T3" text:style-name="P2"><text:span text:style-name="T3">3) Диодный клинок</text:span></text:p>
      <text:list text:style-name="numList_2" xml:id="list_82">
        <text:list-item>
          <text:p text:style-name="P84"><text:span text:style-name="T3">Внешний вид: маленькие треугольные диоды, собранные в стаю.</text:span></text:p>
        </text:list-item>
        <text:list-item>
          <text:p text:style-name="P84"><text:span text:style-name="T3">Поведение: быстрые кинжальные атаки по прямой, игнорируют укрытия (проходят как полупроводник).</text:span></text:p>
        </text:list-item>
        <text:list-item>
          <text:p text:style-name="P84"><text:span text:style-name="T3">Тактика: использовать щиты и барьеры, отстреливать по одиночке.</text:span></text:p>
        </text:list-item>
      </text:list>
      <text:p co:para-mark-style-name="T3" text:style-name="P2"><text:span text:style-name="T3">4) Транзистор-страж</text:span></text:p>
      <text:list text:style-name="numList_2" xml:id="list_83">
        <text:list-item>
          <text:p text:style-name="P85"><text:span text:style-name="T3">Внешний вид: трёхногий «транзистор» с подсвеченной базой.</text:span></text:p>
        </text:list-item>
        <text:list-item>
          <text:p text:style-name="P85"><text:span text:style-name="T3">Поведение: переключается между режимами — усиление (увеличивает урон соседям) и блок/щит.</text:span></text:p>
        </text:list-item>
        <text:list-item>
          <text:p text:style-name="P85"><text:span text:style-name="T3">Тактика: первоочередная цель при усилении; контрить подавителями сигнала.</text:span></text:p>
        </text:list-item>
      </text:list>
      <text:p co:para-mark-style-name="T3" text:style-name="P2"><text:span text:style-name="T3">5) Катушка-краулер (индуктор)</text:span></text:p>
      <text:list text:style-name="numList_2" xml:id="list_84">
        <text:list-item>
          <text:p text:style-name="P86"><text:span text:style-name="T3">Внешний вид: катушка с вращающейся сердцевиной.</text:span></text:p>
        </text:list-item>
        <text:list-item>
          <text:p text:style-name="P86"><text:span text:style-name="T3">Поведение: притягивает/отталкивает игроков, создаёт локальные магнитные поля, ломает цель.</text:span></text:p>
        </text:list-item>
        <text:list-item>
          <text:p text:style-name="P86"><text:span text:style-name="T3">Тактика: заземления/магнитные щиты нейтрализуют эффект; разрушайте сердцевину.</text:span></text:p>
        </text:list-item>
      </text:list>
      <text:p co:para-mark-style-name="T3" text:style-name="P2"><text:span text:style-name="T3">6) Печатный след (PCB Trace)</text:span></text:p>
      <text:list text:style-name="numList_2" xml:id="list_85">
        <text:list-item>
          <text:p text:style-name="P87"><text:span text:style-name="T3">Внешний вид: светящаяся тонкая дорожка на полу/стенах.</text:span></text:p>
        </text:list-item>
        <text:list-item>
          <text:p text:style-name="P87"><text:span text:style-name="T3">Поведение: служит «проводом» — по нему перемещаются/усиливаются другие враги; при разрыве создаёт искровую полосу урона.</text:span></text:p>
        </text:list-item>
        <text:list-item>
          <text:p text:style-name="P87"><text:span text:style-name="T3">Тактика: портите в хаотичных точках, используйте взрывы для разрыва трасс.</text:span></text:p>
        </text:list-item>
      </text:list>
      <text:p co:para-mark-style-name="T3" text:style-name="P2"><text:span text:style-name="T3">7) Паяльная капля (Solder Blob)</text:span></text:p>
      <text:list text:style-name="numList_2" xml:id="list_86">
        <text:list-item>
          <text:p text:style-name="P88"><text:span text:style-name="T3">Внешний вид: тёмная блестящая капля, липкая.</text:span></text:p>
        </text:list-item>
        <text:list-item>
          <text:p text:style-name="P88"><text:span text:style-name="T3">Поведение: прилипает к игроку/окружению, замедляет/поглощает патроны; при накоплении — взрывается.</text:span></text:p>
        </text:list-item>
        <text:list-item>
          <text:p text:style-name="P88"><text:span text:style-name="T3">Тактика: удалять с помощью разогрева/огня; держаться в движении.</text:span></text:p>
        </text:list-item>
      </text:list>
      <text:p co:para-mark-style-name="T3" text:style-name="P2"><text:span text:style-name="T3">8) Плата-голем (PCB Golem)</text:span></text:p>
      <text:list text:style-name="numList_2" xml:id="list_87">
        <text:list-item>
          <text:p text:style-name="P89"><text:span text:style-name="T3">Внешний вид: сборный труп из плат, радиаторов и конденсаторов.</text:span></text:p>
        </text:list-item>
        <text:list-item>
          <text:p text:style-name="P89"><text:span text:style-name="T3">Поведение: медленный танк, наносит тяжёлые удары и при разрушении выпускает мелкие SMD-компоненты.</text:span></text:p>
        </text:list-item>
        <text:list-item>
          <text:p text:style-name="P89"><text:span text:style-name="T3">Тактика: дистанционный урон, фокусные взрывы перед распадом.</text:span></text:p>
        </text:list-item>
      </text:list>
      <text:p co:para-mark-style-name="T3" text:style-name="P2"><text:span text:style-name="T3">9) Предохранитель-скарабей</text:span></text:p>
      <text:list text:style-name="numList_2" xml:id="list_88">
        <text:list-item>
          <text:p text:style-name="P90"><text:span text:style-name="T3">Внешний вид: миниатюрный цилиндр-предохранитель, бегает как жук.</text:span></text:p>
        </text:list-item>
        <text:list-item>
          <text:p text:style-name="P90"><text:span text:style-name="T3">Поведение: бросается в генераторы/турели и взрывается, вызывая временное отключение.</text:span></text:p>
        </text:list-item>
        <text:list-item>
          <text:p text:style-name="P90"><text:span text:style-name="T3">Тактика: отстреливать до контакта или использовать ловушки.</text:span></text:p>
        </text:list-item>
      </text:list>
      <text:p co:para-mark-style-name="T3" text:style-name="P2"><text:span text:style-name="T3">10) Реле-щит</text:span></text:p>
      <text:list text:style-name="numList_2" xml:id="list_89">
        <text:list-item>
          <text:p text:style-name="P91"><text:span text:style-name="T3">Внешний вид: ромбовидный модуль с замыкающими контактами.</text:span></text:p>
        </text:list-item>
        <text:list-item>
          <text:p text:style-name="P91"><text:span text:style-name="T3">Поведение: бросает энергетический щит на союзников/себя, периодически замыкает цепи (стан-контакт).</text:span></text:p>
        </text:list-item>
        <text:list-item>
          <text:p text:style-name="P91"><text:span text:style-name="T3">Тактика: фланговые атаки, прерывающие импульсные заряды.</text:span></text:p>
        </text:list-item>
      </text:list>
      <text:p co:para-mark-style-name="T3" text:style-name="P2"><text:span text:style-name="T3">11) Антенна-щупальце</text:span></text:p>
      <text:list text:style-name="numList_2" xml:id="list_90">
        <text:list-item>
          <text:p text:style-name="P92"><text:span text:style-name="T3">Внешний вид: длинная гибкая антенна с приёмником на конце.</text:span></text:p>
        </text:list-item>
        <text:list-item>
          <text:p text:style-name="P92"><text:span text:style-name="T3">Поведение: метит игроков, передаёт баффы/сигналы на дальние цели; может «вытянуть» игрока.</text:span></text:p>
        </text:list-item>
        <text:list-item>
          <text:p text:style-name="P92"><text:span text:style-name="T3">Тактика: отрубать основание, выключать передаваемую линию.</text:span></text:p>
        </text:list-item>
      </text:list>
      <text:p co:para-mark-style-name="T3" text:style-name="P2"><text:span text:style-name="T3">12) Осциллятор (генератор волн)</text:span></text:p>
      <text:list text:style-name="numList_2" xml:id="list_91">
        <text:list-item>
          <text:p text:style-name="P93"><text:span text:style-name="T3">Внешний вид: модуль с вращающимся кварцем и индикатором частоты.</text:span></text:p>
        </text:list-item>
        <text:list-item>
          <text:p text:style-name="P93"><text:span text:style-name="T3">Поведение: испускает волну помех, меняет фазу боя (ускорение/замедление атак врагов).</text:span></text:p>
        </text:list-item>
        <text:list-item>
          <text:p text:style-name="P93"><text:span text:style-name="T3">Тактика: разбить корпус, использовать глушители частот.</text:span></text:p>
        </text:list-item>
      </text:list>
      <text:p co:para-mark-style-name="T3" text:style-name="P2"><text:span text:style-name="T3">13) Кварцевый резонатор</text:span></text:p>
      <text:list text:style-name="numList_2" xml:id="list_92">
        <text:list-item>
          <text:p text:style-name="P94"><text:span text:style-name="T3">Внешний вид: прозрачный камешек/кристалл, мерцающий.</text:span></text:p>
        </text:list-item>
        <text:list-item>
          <text:p text:style-name="P94"><text:span text:style-name="T3">Поведение: стабилизирует/усиливает рядом стоящие компоненты; раз в несколько циклов — сильный импульс.</text:span></text:p>
        </text:list-item>
        <text:list-item>
          <text:p text:style-name="P94"><text:span text:style-name="T3">Тактика: уничтожать в первую очередь, чтобы прервать синхронизацию врагов.</text:span></text:p>
        </text:list-item>
      </text:list>
      <text:p co:para-mark-style-name="T3" text:style-name="P2"><text:span text:style-name="T3">14) Трансформатор-брут</text:span></text:p>
      <text:list text:style-name="numList_2" xml:id="list_93">
        <text:list-item>
          <text:p text:style-name="P95"><text:span text:style-name="T3">Внешний вид: тяжёлая бронзово-железная катушка с сердечником.</text:span></text:p>
        </text:list-item>
        <text:list-item>
          <text:p text:style-name="P95"><text:span text:style-name="T3">Поведение: создаёт сильные поля, выбрасывает проводящие шипы и переворачивает направление тока (контроли игрока).</text:span></text:p>
        </text:list-item>
        <text:list-item>
          <text:p text:style-name="P95"><text:span text:style-name="T3">Тактика: держаться в отдельных сегментах, взрывать сердечник при отвлечении.</text:span></text:p>
        </text:list-item>
      </text:list>
      <text:p co:para-mark-style-name="T3" text:style-name="P2"><text:span text:style-name="T3">15) Разъёмный бандит (Connector)</text:span></text:p>
      <text:list text:style-name="numList_2" xml:id="list_94">
        <text:list-item>
          <text:p text:style-name="P96"><text:span text:style-name="T3">Внешний вид: массивный штекер с захватами.</text:span></text:p>
        </text:list-item>
        <text:list-item>
          <text:p text:style-name="P96"><text:span text:style-name="T3">Поведение: хватает игроков/объекты и подключает к себе — лишает управления/меняет оружие.</text:span></text:p>
        </text:list-item>
        <text:list-item>
          <text:p text:style-name="P96"><text:span text:style-name="T3">Тактика: ломать разъёмное крепление, быстрые клинки.</text:span></text:p>
        </text:list-item>
      </text:list>
      <text:p co:para-mark-style-name="T3" text:style-name="P2"><text:span text:style-name="T3">16) Флюс-лужа</text:span></text:p>
      <text:list text:style-name="numList_2" xml:id="list_95">
        <text:list-item>
          <text:p text:style-name="P97"><text:span text:style-name="T3">Внешний вид: желтовато-зелёная липкая субстанция на полу.</text:span></text:p>
        </text:list-item>
        <text:list-item>
          <text:p text:style-name="P97"><text:span text:style-name="T3">Поведение: зоны, замедляющие и корродирующие броню/оружие, постепенно наносит урон.</text:span></text:p>
        </text:list-item>
        <text:list-item>
          <text:p text:style-name="P97"><text:span text:style-name="T3">Тактика: обход, поджигание/высушивание, дистанционные атаки.</text:span></text:p>
        </text:list-item>
      </text:list>
      <text:p co:para-mark-style-name="T3" text:style-name="P2"><text:span text:style-name="T3">17) EMI-фильтр (шумопоглотитель)</text:span></text:p>
      <text:list text:style-name="numList_2" xml:id="list_96">
        <text:list-item>
          <text:p text:style-name="P98"><text:span text:style-name="T3">Внешний вид: коробка с ферритовыми кольцами и индикаторами.</text:span></text:p>
        </text:list-item>
        <text:list-item>
          <text:p text:style-name="P98"><text:span text:style-name="T3">Поведение: поглощает некоторые виды урона (обычно проекции/импульсы), создаёт локальную «тишину», где не работают глушители игрока.</text:span></text:p>
        </text:list-item>
        <text:list-item>
          <text:p text:style-name="P98"><text:span text:style-name="T3">Тактика: фокусный урон, использование физического/химического урона.</text:span></text:p>
        </text:list-item>
      </text:list>
      <text:p co:para-mark-style-name="T3" text:style-name="P2"><text:span text:style-name="T3">18) Шумовой конденсатор (Noise Cap)</text:span></text:p>
      <text:list text:style-name="numList_2" xml:id="list_97">
        <text:list-item>
          <text:p text:style-name="P99"><text:span text:style-name="T3">Внешний вид: маленькие конденсаторы с плавающими шумовыми искрами.</text:span></text:p>
        </text:list-item>
        <text:list-item>
          <text:p text:style-name="P99"><text:span text:style-name="T3">Поведение: создают помехи — мутят прицел, вызывают «шумы» на HUD, иногда порождают искровых спрайтов.</text:span></text:p>
        </text:list-item>
        <text:list-item>
          <text:p text:style-name="P99"><text:span text:style-name="T3">Тактика: быстрый приоритетный отстрел, антишум-оборудование.</text:span></text:p>
        </text:list-item>
      </text:list>
      <text:p co:para-mark-style-name="T3" text:style-name="P2"><text:span text:style-name="T3">19) ШИМ-контроллер (PWM Module)</text:span></text:p>
      <text:list text:style-name="numList_2" xml:id="list_98">
        <text:list-item>
          <text:p text:style-name="P100"><text:span text:style-name="T3">Внешний вид: микросхема с мигающими светодиодами.</text:span></text:p>
        </text:list-item>
        <text:list-item>
          <text:p text:style-name="P100"><text:span text:style-name="T3">Поведение: повышает частоту/интенсивность атак соседних врагов, может быстро «ускорить» поведение толпы.</text:span></text:p>
        </text:list-item>
        <text:list-item>
          <text:p text:style-name="P100"><text:span text:style-name="T3">Тактика: уничтожать — прежде чем он «разгонит» волну.</text:span></text:p>
        </text:list-item>
      </text:list>
      <text:p co:para-mark-style-name="T3" text:style-name="P2"><text:span text:style-name="T3">20) Радиатор (Heatsink)</text:span></text:p>
      <text:list text:style-name="numList_2" xml:id="list_99">
        <text:list-item>
          <text:p text:style-name="P101"><text:span text:style-name="T3">Внешний вид: массивные алюминиевые пластины, нагретые до красна.</text:span></text:p>
        </text:list-item>
        <text:list-item>
          <text:p text:style-name="P101"><text:span text:style-name="T3">Поведение: служит живым укрытием для мелких врагов; выделяет облако горячего воздуха при перегреве.</text:span></text:p>
        </text:list-item>
        <text:list-item>
          <text:p text:style-name="P101"><text:span text:style-name="T3">Тактика: охладительные взрывы/ледовое оружие, подставлять под дистанционные атаки.</text:span></text:p>
        </text:list-item>
      </text:list>
      <text:p co:para-mark-style-name="T3" text:style-name="P2"><text:span text:style-name="T3">21) SMD-рой (Surface-Mount Swarm)</text:span></text:p>
      <text:list text:style-name="numList_2" xml:id="list_100">
        <text:list-item>
          <text:p text:style-name="P102"><text:span text:style-name="T3">Внешний вид: куча мелких SMD-компонентов, слипшихся в рой.</text:span></text:p>
        </text:list-item>
        <text:list-item>
          <text:p text:style-name="P102"><text:span text:style-name="T3">Поведение: порхают и садятся на игроков, временно мешают использовать оружие/модули.</text:span></text:p>
        </text:list-item>
        <text:list-item>
          <text:p text:style-name="P102"><text:span text:style-name="T3">Тактика: AOE, тонкие режущие волны, фаер-струи для распыления.</text:span></text:p>
        </text:list-item>
      </text:list>
      <text:p co:para-mark-style-name="T3" text:style-name="P2"><text:span text:style-name="T3">22) Индукторная пружина (Coil Spring)</text:span></text:p>
      <text:list text:style-name="numList_2" xml:id="list_101">
        <text:list-item>
          <text:p text:style-name="P103"><text:span text:style-name="T3">Внешний вид: тороидальная пружина со свечением.</text:span></text:p>
        </text:list-item>
        <text:list-item>
          <text:p text:style-name="P103"><text:span text:style-name="T3">Поведение: создаёт гравитационные пульсации — притягивает/отбрасывает предметы и игроков.</text:span></text:p>
        </text:list-item>
        <text:list-item>
          <text:p text:style-name="P103"><text:span text:style-name="T3">Тактика: заземление/анкеры, прерывание пульса при помощи шока.</text:span></text:p>
        </text:list-item>
      </text:list>
      <text:p co:para-mark-style-name="T3" text:style-name="P2"><text:span text:style-name="T3">23) Тепловая спираль (Heating Element)</text:span></text:p>
      <text:list text:style-name="numList_2" xml:id="list_102">
        <text:list-item>
          <text:p text:style-name="P104"><text:span text:style-name="T3">Внешний вид: раскалённая спираль, источающая тепло и искры.</text:span></text:p>
        </text:list-item>
        <text:list-item>
          <text:p text:style-name="P104"><text:span text:style-name="T3">Поведение: наносит постоянный терм-урон в зоне, усиливает коррозию флюса.</text:span></text:p>
        </text:list-item>
        <text:list-item>
          <text:p text:style-name="P104"><text:span text:style-name="T3">Тактика: охлаждение, дистанционный бой, использовать теплоизоляцию.</text:span></text:p>
        </text:list-item>
      </text:list>
      <text:p co:para-mark-style-name="T3" text:style-name="P2"><text:span text:style-name="T3">24) Логическая микросхема (Logic IC)</text:span></text:p>
      <text:list text:style-name="numList_2" xml:id="list_103">
        <text:list-item>
          <text:p text:style-name="P105"><text:span text:style-name="T3">Внешний вид: чёрный чип с множеством ног и блестящим логотипом.</text:span></text:p>
        </text:list-item>
        <text:list-item>
          <text:p text:style-name="P105"><text:span text:style-name="T3">Поведение: управляет поведением группы — может создавать «копии» команд (иллюзии), перенаправлять задачи на другие компоненты.</text:span></text:p>
        </text:list-item>
        <text:list-item>
          <text:p text:style-name="P105"><text:span text:style-name="T3">Тактика: разрушить «мозг» — в противном случае сражение превращается в скоординированную волну.</text:span></text:p>
        </text:list-item>
      </text:list>
      <text:p co:para-mark-style-name="T9" text:style-name="Standard"/>
      <text:p co:para-mark-style-name="T9" text:style-name="Standard"/>
      <text:p co:para-mark-style-name="T3" text:style-name="Standard"><text:span text:style-name="T9">Урон: </text:span><text:span text:style-name="T3">Пояснения по шкале</text:span></text:p>
      <text:list text:style-name="numList_2" xml:id="list_104">
        <text:list-item>
          <text:p text:style-name="P106"><text:span text:style-name="T3">Скорость: численно в м/с (ориентир: игрок-бег ≈ 5 m/s). Метки: Очень быстрый / Быстрый / Средний / Медленный / Очень медленный.</text:span></text:p>
        </text:list-item>
        <text:list-item>
          <text:p text:style-name="P106"><text:span text:style-name="T3">Урон: «урон за удар» на нормальной сложности. Указан также примерный темп атак (ударов/сек) и ориентировочный DPS = урон × темп.</text:span></text:p>
        </text:list-item>
        <text:list-item>
          <text:p text:style-name="P106"><text:span text:style-name="T3">Локации: типовые зоны, где эти враги чаще всего появляются.</text:span></text:p>
        </text:list-item>
      </text:list>
      <text:p co:para-mark-style-name="T3" text:style-name="P2"><text:span text:style-name="T3">1) Резистор-скиттер</text:span></text:p>
      <text:list text:style-name="numList_2" xml:id="list_105">
        <text:list-item>
          <text:p text:style-name="P107"><text:span text:style-name="T3">Урон: 6 за касание; темп 2.0 уд/с → ~12 DPS</text:span></text:p>
        </text:list-item>
        <text:list-item>
          <text:p text:style-name="P107"><text:span text:style-name="T3">Скорость: 4.5 m/s — Быстрый</text:span></text:p>
        </text:list-item>
        <text:list-item>
          <text:p text:style-name="P107"><text:span text:style-name="T3">Локации: узкие коридоры, тех-ниши, вентиляционные шахты</text:span></text:p>
        </text:list-item>
      </text:list>
      <text:p co:para-mark-style-name="T3" text:style-name="P2"><text:span text:style-name="T3">2) Конденсатор-банка</text:span></text:p>
      <text:list text:style-name="numList_2" xml:id="list_106">
        <text:list-item>
          <text:p text:style-name="P108"><text:span text:style-name="T3">Урон: 20 один большой разряд каждые 3–4 с; импульс ~20–25 DPS в момент выброса</text:span></text:p>
        </text:list-item>
        <text:list-item>
          <text:p text:style-name="P108"><text:span text:style-name="T3">Скорость: 1.2 m/s — Очень медленный (стационарный/мобилен мало)</text:span></text:p>
        </text:list-item>
        <text:list-item>
          <text:p text:style-name="P108"><text:span text:style-name="T3">Локации: энергетические комнаты, узлы питания, возле боссов</text:span></text:p>
        </text:list-item>
      </text:list>
      <text:p co:para-mark-style-name="T3" text:style-name="P2"><text:span text:style-name="T3">3) Диодный клинок</text:span></text:p>
      <text:list text:style-name="numList_2" xml:id="list_107">
        <text:list-item>
          <text:p text:style-name="P109"><text:span text:style-name="T3">Урон: 8–10 за выпад; темп 3.0 уд/с → 24–30 DPS</text:span></text:p>
        </text:list-item>
        <text:list-item>
          <text:p text:style-name="P109"><text:span text:style-name="T3">Скорость: 5.5–6.5 m/s — Очень быстрый</text:span></text:p>
        </text:list-item>
        <text:list-item>
          <text:p text:style-name="P109"><text:span text:style-name="T3">Локации: открытые площадки, рейдовые проходы, кишащие зоны</text:span></text:p>
        </text:list-item>
      </text:list>
      <text:p co:para-mark-style-name="T3" text:style-name="P2"><text:span text:style-name="T3">4) Транзистор-страж</text:span></text:p>
      <text:list text:style-name="numList_2" xml:id="list_108">
        <text:list-item>
          <text:p text:style-name="P110"><text:span text:style-name="T3">Урон: 14 за удар; темп 1.2 уд/с → ~17 DPS; при режиме усиления даёт +15–30% урона соседям</text:span></text:p>
        </text:list-item>
        <text:list-item>
          <text:p text:style-name="P110"><text:span text:style-name="T3">Скорость: 2.8 m/s — Средний</text:span></text:p>
        </text:list-item>
        <text:list-item>
          <text:p text:style-name="P110"><text:span text:style-name="T3">Локации: контрольные комнаты, возле усилителей/доступов к логике</text:span></text:p>
        </text:list-item>
      </text:list>
      <text:p co:para-mark-style-name="T3" text:style-name="P2"><text:span text:style-name="T3">5) Катушка-краулер (индуктор)</text:span></text:p>
      <text:list text:style-name="numList_2" xml:id="list_109">
        <text:list-item>
          <text:p text:style-name="P111"><text:span text:style-name="T3">Урон: 10 за контакт + притяжение (пассивный эффект); темп 1.0–1.5 уд/с → ~10–15 DPS</text:span></text:p>
        </text:list-item>
        <text:list-item>
          <text:p text:style-name="P111"><text:span text:style-name="T3">Скорость: 2.0 m/s — Медленный (скользящий)</text:span></text:p>
        </text:list-item>
        <text:list-item>
          <text:p text:style-name="P111"><text:span text:style-name="T3">Локации: силовые трассы, мосты, мостиковые участки</text:span></text:p>
        </text:list-item>
      </text:list>
      <text:p co:para-mark-style-name="T3" text:style-name="P2"><text:span text:style-name="T3">6) Печатный след (PCB Trace)</text:span></text:p>
      <text:list text:style-name="numList_2" xml:id="list_110">
        <text:list-item>
          <text:p text:style-name="P112"><text:span text:style-name="T3">Урон: при разрыве — 12 спайк по линии; постоянное соприкосновение ~3/с → нелинейный DPS</text:span></text:p>
        </text:list-item>
        <text:list-item>
          <text:p text:style-name="P112"><text:span text:style-name="T3">Скорость: не двигается (стационарная трасса)</text:span></text:p>
        </text:list-item>
        <text:list-item>
          <text:p text:style-name="P112"><text:span text:style-name="T3">Локации: полы/стены в шахтах, коридорные узлы, мотор-румы</text:span></text:p>
        </text:list-item>
      </text:list>
      <text:p co:para-mark-style-name="T3" text:style-name="P2"><text:span text:style-name="T3">7) Паяльная капля (Solder Blob)</text:span></text:p>
      <text:list text:style-name="numList_2" xml:id="list_111">
        <text:list-item>
          <text:p text:style-name="P113"><text:span text:style-name="T3">Урон: при взрыве 18; пассивно поглощает патроны (не прямой урон)</text:span></text:p>
        </text:list-item>
        <text:list-item>
          <text:p text:style-name="P113"><text:span text:style-name="T3">Скорость: 1.6 m/s — Медленный (прилипает)</text:span></text:p>
        </text:list-item>
        <text:list-item>
          <text:p text:style-name="P113"><text:span text:style-name="T3">Локации: зоны завалов, столы с инструментами, мастерские</text:span></text:p>
        </text:list-item>
      </text:list>
      <text:p co:para-mark-style-name="T3" text:style-name="P2"><text:span text:style-name="T3">8) Плата-голем (PCB Golem)</text:span></text:p>
      <text:list text:style-name="numList_2" xml:id="list_112">
        <text:list-item>
          <text:p text:style-name="P114"><text:span text:style-name="T3">Урон: 45–60 за удар; темп 0.6 уд/с → ~27–36 DPS</text:span></text:p>
        </text:list-item>
        <text:list-item>
          <text:p text:style-name="P114"><text:span text:style-name="T3">Скорость: 1.0 m/s — Очень медленный</text:span></text:p>
        </text:list-item>
        <text:list-item>
          <text:p text:style-name="P114"><text:span text:style-name="T3">Локации: свалки, открытые арены, хранилища обломков</text:span></text:p>
        </text:list-item>
      </text:list>
      <text:p co:para-mark-style-name="T3" text:style-name="P2"><text:span text:style-name="T3">9) Предохранитель-скарабей</text:span></text:p>
      <text:list text:style-name="numList_2" xml:id="list_113">
        <text:list-item>
          <text:p text:style-name="P115"><text:span text:style-name="T3">Урон: 30 взрыв (однократно при контакте)</text:span></text:p>
        </text:list-item>
        <text:list-item>
          <text:p text:style-name="P115"><text:span text:style-name="T3">Скорость: 3.8 m/s — Быстрый</text:span></text:p>
        </text:list-item>
        <text:list-item>
          <text:p text:style-name="P115"><text:span text:style-name="T3">Локации: возле генераторов, турелей, вентилей питания</text:span></text:p>
        </text:list-item>
      </text:list>
      <text:p co:para-mark-style-name="T3" text:style-name="P2"><text:span text:style-name="T3">10) Реле-щит</text:span></text:p>
      <text:list text:style-name="numList_2" xml:id="list_114">
        <text:list-item>
          <text:p text:style-name="P116"><text:span text:style-name="T3">Урон: 8 при контакте; основная угроза — щиты для союзников (меньший прямой DPS)</text:span></text:p>
        </text:list-item>
        <text:list-item>
          <text:p text:style-name="P116"><text:span text:style-name="T3">Скорость: 2.5 m/s — Средний</text:span></text:p>
        </text:list-item>
        <text:list-item>
          <text:p text:style-name="P116"><text:span text:style-name="T3">Локации: линии обороны, защитные коридоры, у базовых точек</text:span></text:p>
        </text:list-item>
      </text:list>
      <text:p co:para-mark-style-name="T3" text:style-name="P2"><text:span text:style-name="T3">11) Антенна-щупальце</text:span></text:p>
      <text:list text:style-name="numList_2" xml:id="list_115">
        <text:list-item>
          <text:p text:style-name="P117"><text:span text:style-name="T3">Урон: 12 за «вытягивание»/хук; кризисный бафф для врагов (небольшой урон)</text:span></text:p>
        </text:list-item>
        <text:list-item>
          <text:p text:style-name="P117"><text:span text:style-name="T3">Скорость: 2.2 m/s — Медленный (длинные манипуляции)</text:span></text:p>
        </text:list-item>
        <text:list-item>
          <text:p text:style-name="P117"><text:span text:style-name="T3">Локации: верхние платформы, вышки, логистические коридоры</text:span></text:p>
        </text:list-item>
      </text:list>
      <text:p co:para-mark-style-name="T3" text:style-name="P2"><text:span text:style-name="T3">12) Осциллятор</text:span></text:p>
      <text:list text:style-name="numList_2" xml:id="list_116">
        <text:list-item>
          <text:p text:style-name="P118"><text:span text:style-name="T3">Урон: прямой урон мал (6–10), главное — волна помех (замедление/ускорение)</text:span></text:p>
        </text:list-item>
        <text:list-item>
          <text:p text:style-name="P118"><text:span text:style-name="T3">Скорость: 0.8–1.0 m/s — Очень медленный (стационарный обычно)</text:span></text:p>
        </text:list-item>
        <text:list-item>
          <text:p text:style-name="P118"><text:span text:style-name="T3">Локации: центральные узлы, комнаты синхронизации, генераторные</text:span></text:p>
        </text:list-item>
      </text:list>
      <text:p co:para-mark-style-name="T3" text:style-name="P2"><text:span text:style-name="T3">13) Кварцевый резонатор</text:span></text:p>
      <text:list text:style-name="numList_2" xml:id="list_117">
        <text:list-item>
          <text:p text:style-name="P119"><text:span text:style-name="T3">Урон: 25 разовый импульс каждые 6–8 с; остальное время малый урон ~2/с</text:span></text:p>
        </text:list-item>
        <text:list-item>
          <text:p text:style-name="P119"><text:span text:style-name="T3">Скорость: не двигается (стационарный)</text:span></text:p>
        </text:list-item>
        <text:list-item>
          <text:p text:style-name="P119"><text:span text:style-name="T3">Локации: серверные, контрольные стойки, рядом с боссом (усиление)</text:span></text:p>
        </text:list-item>
      </text:list>
      <text:p co:para-mark-style-name="T3" text:style-name="P2"><text:span text:style-name="T3">14) Трансформатор-брут</text:span></text:p>
      <text:list text:style-name="numList_2" xml:id="list_118">
        <text:list-item>
          <text:p text:style-name="P120"><text:span text:style-name="T3">Урон: 60–90 за выброс проводящих шипов; темп 0.4–0.8 уд/с → ~24–72 DPS пиками</text:span></text:p>
        </text:list-item>
        <text:list-item>
          <text:p text:style-name="P120"><text:span text:style-name="T3">Скорость: 0.9 m/s — Очень медленный</text:span></text:p>
        </text:list-item>
        <text:list-item>
          <text:p text:style-name="P120"><text:span text:style-name="T3">Локации: силовые станции, трансформаторные комнаты, энергетические центры</text:span></text:p>
        </text:list-item>
      </text:list>
      <text:p co:para-mark-style-name="T3" text:style-name="P2"><text:span text:style-name="T3">15) Разъёмный бандит (Connector)</text:span></text:p>
      <text:list text:style-name="numList_2" xml:id="list_119">
        <text:list-item>
          <text:p text:style-name="P121"><text:span text:style-name="T3">Урон: 18 за захват + блокировка управления (вред косвенный)</text:span></text:p>
        </text:list-item>
        <text:list-item>
          <text:p text:style-name="P121"><text:span text:style-name="T3">Скорость: 2.6 m/s — Средний</text:span></text:p>
        </text:list-item>
        <text:list-item>
          <text:p text:style-name="P121"><text:span text:style-name="T3">Локации: коммуникационные узлы, ремонтные отсеки, входы в серверные</text:span></text:p>
        </text:list-item>
      </text:list>
      <text:p co:para-mark-style-name="T3" text:style-name="P2"><text:span text:style-name="T3">16) Флюс-лужа</text:span></text:p>
      <text:list text:style-name="numList_2" xml:id="list_120">
        <text:list-item>
          <text:p text:style-name="P122"><text:span text:style-name="T3">Урон: 6/с коррозионный урон; при длительном воздействии повышается до 12/с</text:span></text:p>
        </text:list-item>
        <text:list-item>
          <text:p text:style-name="P122"><text:span text:style-name="T3">Скорость: стационарная зона (опасная область)</text:span></text:p>
        </text:list-item>
        <text:list-item>
          <text:p text:style-name="P122"><text:span text:style-name="T3">Локации: цеха, зоны пайки, низины и трюмы</text:span></text:p>
        </text:list-item>
      </text:list>
      <text:p co:para-mark-style-name="T3" text:style-name="P2"><text:span text:style-name="T3">17) EMI-фильтр</text:span></text:p>
      <text:list text:style-name="numList_2" xml:id="list_121">
        <text:list-item>
          <text:p text:style-name="P123"><text:span text:style-name="T3">Урон: прямой урон низкий 4–8; блокирует/поглощает типы урона (больше тактическая угроза)</text:span></text:p>
        </text:list-item>
        <text:list-item>
          <text:p text:style-name="P123"><text:span text:style-name="T3">Скорость: 0.7–1.0 m/s — Очень медленный (обычно статичен)</text:span></text:p>
        </text:list-item>
        <text:list-item>
          <text:p text:style-name="P123"><text:span text:style-name="T3">Локации: хабы связи, рядом с турелями/глушителями</text:span></text:p>
        </text:list-item>
      </text:list>
      <text:p co:para-mark-style-name="T3" text:style-name="P2"><text:span text:style-name="T3">18) Шумовой конденсатор (Noise Cap)</text:span></text:p>
      <text:list text:style-name="numList_2" xml:id="list_122">
        <text:list-item>
          <text:p text:style-name="P124"><text:span text:style-name="T3">Урон: 10 вспышка помехи + дебафф на прицел (вред эксплуатационный)</text:span></text:p>
        </text:list-item>
        <text:list-item>
          <text:p text:style-name="P124"><text:span text:style-name="T3">Скорость: 1.8 m/s — Медленный (обычно редко двигается)</text:span></text:p>
        </text:list-item>
        <text:list-item>
          <text:p text:style-name="P124"><text:span text:style-name="T3">Локации: вокруг радиоламп/маячков, поддержка боссов</text:span></text:p>
        </text:list-item>
      </text:list>
      <text:p co:para-mark-style-name="T3" text:style-name="P2"><text:span text:style-name="T3">19) ШИМ-контроллер (PWM Module)</text:span></text:p>
      <text:list text:style-name="numList_2" xml:id="list_123">
        <text:list-item>
          <text:p text:style-name="P125"><text:span text:style-name="T3">Урон: низкий прямой 6; повышает частоту атак соседних врагов (основная угроза)</text:span></text:p>
        </text:list-item>
        <text:list-item>
          <text:p text:style-name="P125"><text:span text:style-name="T3">Скорость: стационарный/0.5–1.0 m/s — Очень медленный</text:span></text:p>
        </text:list-item>
        <text:list-item>
          <text:p text:style-name="P125"><text:span text:style-name="T3">Локации: комнаты управления, агрегатные секции</text:span></text:p>
        </text:list-item>
      </text:list>
      <text:p co:para-mark-style-name="T3" text:style-name="P2"><text:span text:style-name="T3">20) Радиатор (Heatsink)</text:span></text:p>
      <text:list text:style-name="numList_2" xml:id="list_124">
        <text:list-item>
          <text:p text:style-name="P126"><text:span text:style-name="T3">Урон: 14 при облаке перегрева; при перегрузке — 28 за выброс</text:span></text:p>
        </text:list-item>
        <text:list-item>
          <text:p text:style-name="P126"><text:span text:style-name="T3">Скорость: 0.5–1.0 m/s — Очень медленный (статичен как укрытие)</text:span></text:p>
        </text:list-item>
        <text:list-item>
          <text:p text:style-name="P126"><text:span text:style-name="T3">Локации: мастерские, свалки, защитные барьеры</text:span></text:p>
        </text:list-item>
      </text:list>
      <text:p co:para-mark-style-name="T3" text:style-name="P2"><text:span text:style-name="T3">21) SMD-рой</text:span></text:p>
      <text:list text:style-name="numList_2" xml:id="list_125">
        <text:list-item>
          <text:p text:style-name="P127"><text:span text:style-name="T3">Урон: 4 за отдельный «посадочный» эффект; темп 4–6 уд/с (в сумме до 20–24 DPS если много)</text:span></text:p>
        </text:list-item>
        <text:list-item>
          <text:p text:style-name="P127"><text:span text:style-name="T3">Скорость: 4.8–5.8 m/s — Быстрый (как рой)</text:span></text:p>
        </text:list-item>
        <text:list-item>
          <text:p text:style-name="P127"><text:span text:style-name="T3">Локации: завалы, столы с платами, вентиляционные шахты</text:span></text:p>
        </text:list-item>
      </text:list>
      <text:p co:para-mark-style-name="T3" text:style-name="P2"><text:span text:style-name="T3">22) Индукторная пружина (Coil Spring)</text:span></text:p>
      <text:list text:style-name="numList_2" xml:id="list_126">
        <text:list-item>
          <text:p text:style-name="P128"><text:span text:style-name="T3">Урон: 12 периодический импульс; создаёт притяжение/отталкивание, косвенный урон</text:span></text:p>
        </text:list-item>
        <text:list-item>
          <text:p text:style-name="P128"><text:span text:style-name="T3">Скорость: 1.6 m/s — Медленный (импульсный)</text:span></text:p>
        </text:list-item>
        <text:list-item>
          <text:p text:style-name="P128"><text:span text:style-name="T3">Локации: короткие переходы, узкие мостики, анкеры на арене</text:span></text:p>
        </text:list-item>
      </text:list>
      <text:p co:para-mark-style-name="T3" text:style-name="P2"><text:span text:style-name="T3">23) Тепловая спираль (Heating Element)</text:span></text:p>
      <text:list text:style-name="numList_2" xml:id="list_127">
        <text:list-item>
          <text:p text:style-name="P129"><text:span text:style-name="T3">Урон: 8/с тепловой урон в зоне; при контакте всплеск 20</text:span></text:p>
        </text:list-item>
        <text:list-item>
          <text:p text:style-name="P129"><text:span text:style-name="T3">Скорость: стационарная (нагреваемая точка)</text:span></text:p>
        </text:list-item>
        <text:list-item>
          <text:p text:style-name="P129"><text:span text:style-name="T3">Локации: пайка, печи, зоны ремонта</text:span></text:p>
        </text:list-item>
      </text:list>
      <text:p co:para-mark-style-name="T3" text:style-name="P2"><text:span text:style-name="T3">24) Логическая микросхема (Logic IC)</text:span></text:p>
      <text:list text:style-name="numList_2" xml:id="list_128">
        <text:list-item>
          <text:p text:style-name="P130"><text:span text:style-name="T3">Урон: малый прямой 6, но может вызывать «команды» — увеличивает координацию врагов (вред косвенный)</text:span></text:p>
        </text:list-item>
        <text:list-item>
          <text:p text:style-name="P130"><text:span text:style-name="T3">Скорость: статична (не двигается)</text:span></text:p>
        </text:list-item>
        <text:list-item>
          <text:p text:style-name="P130"><text:span text:style-name="T3">Локации: комнаты ИИ, серверные, рядом с босс-модулями</text:span></text:p>
        </text:list-item>
      </text:list>
      <text:p><text:line-break/></text:p>
      <text:p co:para-mark-style-name="T3" text:style-name="Standard"><text:span text:style-name="T9">АРТ: </text:span><text:span text:style-name="T3">1) Резистор-скиттер</text:span></text:p>
      <text:list text:style-name="numList_2" xml:id="list_129">
        <text:list-item>
          <text:p text:style-name="P131"><text:span text:style-name="T3">Арт‑бриф (RU): вытянутый цилиндр с характерными цветными кольцами, маленькие искры по корпусу, «ноги»‑проводки, агрессивная поза прыжка. Цвета: матовый бежево‑красный, металлический блеск, желтые искры. Фон — затемнённый промышленный коридор.</text:span></text:p>
        </text:list-item>
        <text:list-item>
          <text:p text:style-name="P131"><text:span text:style-name="T3">Prompt (EN): “cylindrical resistor creature with colored bands, small sparking arcs on body, thin wire legs, dynamic leaping pose, matte beige and red, metallic texture, yellow sparks, dark industrial corridor background, cinematic lighting, high detail, concept art”</text:span></text:p>
        </text:list-item>
      </text:list>
      <text:p co:para-mark-style-name="T3" text:style-name="P2"><text:span text:style-name="T3">2) Конденсатор-банка</text:span></text:p>
      <text:list text:style-name="numList_2" xml:id="list_130">
        <text:list-item>
          <text:p text:style-name="P132"><text:span text:style-name="T3">Арт‑бриф: крупная цилиндрическая банка с клеммами, подсветкой индикаторов, виден аккумулирующий заряд (светящиеся плазмоиды), строгая мощная форма. Цвета — стальной синий, неоновый голубой. Стационарный, грозный.</text:span></text:p>
        </text:list-item>
        <text:list-item>
          <text:p text:style-name="P132"><text:span text:style-name="T3">Prompt: “large capacitor canister creature with terminals and glowing charge cores, soft blue plasma arcs, industrial powerroom background, heavy metallic form, neon blue highlights, dramatic rim light, high detail”</text:span></text:p>
        </text:list-item>
      </text:list>
      <text:p co:para-mark-style-name="T3" text:style-name="P2"><text:span text:style-name="T3">3) Диодный клинок</text:span></text:p>
      <text:list text:style-name="numList_2" xml:id="list_131">
        <text:list-item>
          <text:p text:style-name="P133"><text:span text:style-name="T3">Арт‑бриф: мелкие, остроугольные диоды как кинжалы, собранные в рой; отражающие фасеты, быстрое движение. Палитра — серебро, яркий синий. Динамичный, повсеместный.</text:span></text:p>
        </text:list-item>
        <text:list-item>
          <text:p text:style-name="P133"><text:span text:style-name="T3">Prompt: “swarm of triangular diode blades, faceted reflective surfaces, razor edges, electric blue glows, high speed motion blur, swarm formation attacking, cyberpunk style, high detail”</text:span></text:p>
        </text:list-item>
      </text:list>
      <text:p co:para-mark-style-name="T3" text:style-name="P2"><text:span text:style-name="T3">4) Транзистор-страж</text:span></text:p>
      <text:list text:style-name="numList_2" xml:id="list_132">
        <text:list-item>
          <text:p text:style-name="P134"><text:span text:style-name="T3">Арт‑бриф: трёхногий модуль‑транзистор с подсвеченной базой, сменные щитки, внушительный вид, может сиять зелёным при усилении.</text:span></text:p>
        </text:list-item>
        <text:list-item>
          <text:p text:style-name="P134"><text:span text:style-name="T3">Prompt: “three‑legged transistor guardian with glowing base, selectable shield plates, green amplifier glow, stoic defensive pose, control room backdrop, detailed mechanical textures”</text:span></text:p>
        </text:list-item>
      </text:list>
      <text:p co:para-mark-style-name="T3" text:style-name="P2"><text:span text:style-name="T3">5) Катушка-краулер (индуктор)</text:span></text:p>
      <text:list text:style-name="numList_2" xml:id="list_133">
        <text:list-item>
          <text:p text:style-name="P135"><text:span text:style-name="T3">Арт‑бриф: катушка с вращающейся сердцевиной, магнитные поля визуальны (полосы и искры), форма ползучая. Цвета — медь, фиолетовые магнитные арки.</text:span></text:p>
        </text:list-item>
        <text:list-item>
          <text:p text:style-name="P135"><text:span text:style-name="T3">Prompt: “crawler inductor with spinning core, visible magnetic field lines and purple arcs, coiled copper body, low crawl posture, industrial floor, moody lighting, high detail”</text:span></text:p>
        </text:list-item>
      </text:list>
      <text:p co:para-mark-style-name="T3" text:style-name="P2"><text:span text:style-name="T3">6) Печатный след (PCB Trace)</text:span></text:p>
      <text:list text:style-name="numList_2" xml:id="list_134">
        <text:list-item>
          <text:p text:style-name="P136"><text:span text:style-name="T3">Арт‑бриф: светящаяся дорожка на полу/стене, по ней «текут» микроволны и мелкие компоненты; можно изобразить как ползущий «световой» паттерн.</text:span></text:p>
        </text:list-item>
        <text:list-item>
          <text:p text:style-name="P136"><text:span text:style-name="T3">Prompt: “glowing PCB trace on floor and wall, flowing microcurrent, small sparks, neon green traces, futuristic circuit environment, top‑down perspective, detailed texture”</text:span></text:p>
        </text:list-item>
      </text:list>
      <text:p co:para-mark-style-name="T3" text:style-name="P2"><text:span text:style-name="T3">7) Паяльная капля (Solder Blob)</text:span></text:p>
      <text:list text:style-name="numList_2" xml:id="list_135">
        <text:list-item>
          <text:p text:style-name="P137"><text:span text:style-name="T3">Арт‑бриф: тёмная блестящая капля припоя, липкая поверхность, полупрозрачные блески, выражение «липучести». Малые капиллярные «ноги».</text:span></text:p>
        </text:list-item>
        <text:list-item>
          <text:p text:style-name="P137"><text:span text:style-name="T3">Prompt: “solder blob creature, glossy dark metallic surface, viscous texture, little sticky tendrils, reflective highlights, workshop table background, closeup, high detail”</text:span></text:p>
        </text:list-item>
      </text:list>
      <text:p co:para-mark-style-name="T3" text:style-name="P2"><text:span text:style-name="T3">8) Плата-голем (PCB Golem)</text:span></text:p>
      <text:list text:style-name="numList_2" xml:id="list_136">
        <text:list-item>
          <text:p text:style-name="P138"><text:span text:style-name="T3">Арт‑бриф: громоздкое существо из плат, радиаторов, конденсаторов; швы и проводники видны; разрушительный и тяжёлый. Цвета — зеленая PCB, железные вставки.</text:span></text:p>
        </text:list-item>
        <text:list-item>
          <text:p text:style-name="P138"><text:span text:style-name="T3">Prompt: “massive PCB golem built from circuit boards, heatsinks, capacitors and wires, hulking silhouette, green board textures, scorched metal, rubble strewn arena, dramatic lighting, cinematic concept art”</text:span></text:p>
        </text:list-item>
      </text:list>
      <text:p co:para-mark-style-name="T3" text:style-name="P2"><text:span text:style-name="T3">9) Предохранитель-скарабей</text:span></text:p>
      <text:list text:style-name="numList_2" xml:id="list_137">
        <text:list-item>
          <text:p text:style-name="P139"><text:span text:style-name="T3">Арт‑бриф: маленький цилиндр‑жук, броня из стекла/металла, агрессивный прыжок, светящийся фитиль внутри.</text:span></text:p>
        </text:list-item>
        <text:list-item>
          <text:p text:style-name="P139"><text:span text:style-name="T3">Prompt: “fuse beetle — small cylindrical insect with glass casing and metallic shell, glowing filament inside, sprinting pose, sparks as it attacks, maintenance tunnel background, high detail”</text:span></text:p>
        </text:list-item>
      </text:list>
      <text:p co:para-mark-style-name="T3" text:style-name="P2"><text:span text:style-name="T3">10) Реле-щит</text:span></text:p>
      <text:list text:style-name="numList_2" xml:id="list_138">
        <text:list-item>
          <text:p text:style-name="P140"><text:span text:style-name="T3">Арт‑бриф: ромбовидный модуль с замыкающими контактами, рассеивающий энергетический щит вокруг союзников. Излучает мягкий голубой купол.</text:span></text:p>
        </text:list-item>
        <text:list-item>
          <text:p text:style-name="P140"><text:span text:style-name="T3">Prompt: “relay shield module diamond shaped with closing contacts, projecting blue energy shield, subtle electrical arcs, protective stance near allies, control corridor, refined mechanical detail”</text:span></text:p>
        </text:list-item>
      </text:list>
      <text:p co:para-mark-style-name="T3" text:style-name="P2"><text:span text:style-name="T3">11) Антенна-щупальце</text:span></text:p>
      <text:list text:style-name="numList_2" xml:id="list_139">
        <text:list-item>
          <text:p text:style-name="P141"><text:span text:style-name="T3">Арт‑бриф: длинная гибкая антенна с приёмником на конце, похожая на щупальце; на конце сенсор — мерцающий глаз. Тянется и хватается.</text:span></text:p>
        </text:list-item>
        <text:list-item>
          <text:p text:style-name="P141"><text:span text:style-name="T3">Prompt: “antenna tentacle — long flexible rod with receiver eye at tip, pulsing sensor light, metallic segmented body, reaching pose, industrial tower background, cinematic rim light”</text:span></text:p>
        </text:list-item>
      </text:list>
      <text:p co:para-mark-style-name="T3" text:style-name="P2"><text:span text:style-name="T3">12) Осциллятор (генератор волн)</text:span></text:p>
      <text:list text:style-name="numList_2" xml:id="list_140">
        <text:list-item>
          <text:p text:style-name="P142"><text:span text:style-name="T3">Арт‑бриф: модуль с вращающимся кварцем и индикатором частоты, волны визуализированы как концентрические полосы помех. Холодные цвета.</text:span></text:p>
        </text:list-item>
        <text:list-item>
          <text:p text:style-name="P142"><text:span text:style-name="T3">Prompt: “oscillator module with spinning quartz crystal and frequency indicator, concentric interference waves, cold blue tones, lab environment, high detail, sci‑fi concept”</text:span></text:p>
        </text:list-item>
      </text:list>
      <text:p co:para-mark-style-name="T3" text:style-name="P2"><text:span text:style-name="T3">13) Кварцевый резонатор</text:span></text:p>
      <text:list text:style-name="numList_2" xml:id="list_141">
        <text:list-item>
          <text:p text:style-name="P143"><text:span text:style-name="T3">Арт‑бриф: прозрачный кристалл на опоре, внутри мерцание и концентрированные волны; благородный «сердечный» вид. Часто окружён усилителями.</text:span></text:p>
        </text:list-item>
        <text:list-item>
          <text:p text:style-name="P143"><text:span text:style-name="T3">Prompt: “quartz resonator crystal mounted on pedestal, inner shimmer and pulse, warm white glows, precise mechanical base, server room background, high detail”</text:span></text:p>
        </text:list-item>
      </text:list>
      <text:p co:para-mark-style-name="T3" text:style-name="P2"><text:span text:style-name="T3">14) Трансформатор-брут</text:span></text:p>
      <text:list text:style-name="numList_2" xml:id="list_142">
        <text:list-item>
          <text:p text:style-name="P144"><text:span text:style-name="T3">Арт‑бриф: тяжёлая катушка с массивным сердечником, броня и выступающие проводящие шипы, выглядит грозно. Цвета — тёмная бронза, искрящиеся серебро.</text:span></text:p>
        </text:list-item>
        <text:list-item>
          <text:p text:style-name="P144"><text:span text:style-name="T3">Prompt: “transformer brute — heavy coil with massive core and protruding conductive spikes, bronze and steel, intimidating silhouette, power station backdrop, dramatic sparks, high detail”</text:span></text:p>
        </text:list-item>
      </text:list>
      <text:p co:para-mark-style-name="T3" text:style-name="P2"><text:span text:style-name="T3">15) Разъёмный бандит (Connector)</text:span></text:p>
      <text:list text:style-name="numList_2" xml:id="list_143">
        <text:list-item>
          <text:p text:style-name="P145"><text:span text:style-name="T3">Арт‑бриф: большой штекер с захватами, манипуляторы‑клещи, агрессивно пытается «подключить» цель. Технические каналы и кабели вокруг.</text:span></text:p>
        </text:list-item>
        <text:list-item>
          <text:p text:style-name="P145"><text:span text:style-name="T3">Prompt: “connector bandit — oversized plug with gripping clamps, mechanical jaws attempting to latch onto target, cables trailing, maintenance walkway background, dynamic action pose”</text:span></text:p>
        </text:list-item>
      </text:list>
      <text:p co:para-mark-style-name="T3" text:style-name="P2"><text:span text:style-name="T3">16) Флюс-лужа</text:span></text:p>
      <text:list text:style-name="numList_2" xml:id="list_144">
        <text:list-item>
          <text:p text:style-name="P146"><text:span text:style-name="T3">Арт‑бриф: желто‑зелёная липкая субстанция на полу, парящие коррозионные пары, пузыри и разъедающие следы. Атмосфера токсичности.</text:span></text:p>
        </text:list-item>
        <text:list-item>
          <text:p text:style-name="P146"><text:span text:style-name="T3">Prompt: “flux puddle — yellow‑green viscous liquid on floor, corrosive vapors rising, bubbling surface, damaged metal edges, hazardous workshop area, moody lighting”</text:span></text:p>
        </text:list-item>
      </text:list>
      <text:p co:para-mark-style-name="T3" text:style-name="P2"><text:span text:style-name="T3">17) EMI‑фильтр</text:span></text:p>
      <text:list text:style-name="numList_2" xml:id="list_145">
        <text:list-item>
          <text:p text:style-name="P147"><text:span text:style-name="T3">Арт‑бриф: коробка с ферритовыми кольцами и индикаторами, вокруг зона «тишины» — затемнённая, туман помех. Тонкий технологичный дизайн.</text:span></text:p>
        </text:list-item>
        <text:list-item>
          <text:p text:style-name="P147"><text:span text:style-name="T3">Prompt: “EMI filter box with ferrite rings and indicator lights, localized silence field visualized as dim haze, subtle static distortions, communications hub background, high detail”</text:span></text:p>
        </text:list-item>
      </text:list>
      <text:p co:para-mark-style-name="T3" text:style-name="P2"><text:span text:style-name="T3">18) Шумовой конденсатор (Noise Cap)</text:span></text:p>
      <text:list text:style-name="numList_2" xml:id="list_146">
        <text:list-item>
          <text:p text:style-name="P148"><text:span text:style-name="T3">Арт‑бриф: маленькие конденсаторы с плавающими шумовыми искрами, искры создают артефакты/помехи в воздухе. Яркие акценты.</text:span></text:p>
        </text:list-item>
        <text:list-item>
          <text:p text:style-name="P148"><text:span text:style-name="T3">Prompt: “noise capacitor cluster with crackling sparks, small cylindrical caps emitting visual interference, glitch artifacts in air, neon accents, closeup, high detail”</text:span></text:p>
        </text:list-item>
      </text:list>
      <text:p co:para-mark-style-name="T3" text:style-name="P2"><text:span text:style-name="T3">19) ШИМ‑контроллер (PWM Module)</text:span></text:p>
      <text:list text:style-name="numList_2" xml:id="list_147">
        <text:list-item>
          <text:p text:style-name="P149"><text:span text:style-name="T3">Арт‑бриф: микросхема с мигающими светодиодами, чёткие линии, «ритмическая» визуализация (пульсация). Ощущение ускорения.</text:span></text:p>
        </text:list-item>
        <text:list-item>
          <text:p text:style-name="P149"><text:span text:style-name="T3">Prompt: “PWM controller chip with blinking LEDs, rhythmic pulse visualization, tiny technical details, circuit board setting, studio lighting, concept art”</text:span></text:p>
        </text:list-item>
      </text:list>
      <text:p co:para-mark-style-name="T3" text:style-name="P2"><text:span text:style-name="T3">20) Радиатор (Heatsink)</text:span></text:p>
      <text:list text:style-name="numList_2" xml:id="list_148">
        <text:list-item>
          <text:p text:style-name="P150"><text:span text:style-name="T3">Арт‑бриф: массивные алюминиевые пластины, нагретые до красна, тепло видимо (волны воздуха), служит укрытием — мелкие враги прячутся в щелях.</text:span></text:p>
        </text:list-item>
        <text:list-item>
          <text:p text:style-name="P150"><text:span text:style-name="T3">Prompt: “heatsink — big aluminum fins glowing red hot, visible heat waves, industrial workbench setting, small components nesting in gaps, high detail”</text:span></text:p>
        </text:list-item>
      </text:list>
      <text:p co:para-mark-style-name="T3" text:style-name="P2"><text:span text:style-name="T3">21) SMD‑рой</text:span></text:p>
      <text:list text:style-name="numList_2" xml:id="list_149">
        <text:list-item>
          <text:p text:style-name="P151"><text:span text:style-name="T3">Арт‑бриф: слипшиеся мелкие SMD‑компоненты как рой — быстро облепляют поверхность, блестящий микрометаллический вид. Динамично.</text:span></text:p>
        </text:list-item>
        <text:list-item>
          <text:p text:style-name="P151"><text:span text:style-name="T3">Prompt: “SMD swarm — cluster of tiny surface mount components forming a swarm, metallic sheen, clingy movement, lab bench or ventilation shaft background, motion blur, high detail”</text:span></text:p>
        </text:list-item>
      </text:list>
      <text:p co:para-mark-style-name="T3" text:style-name="P2"><text:span text:style-name="T3">22) Индукторная пружина (Coil Spring)</text:span></text:p>
      <text:list text:style-name="numList_2" xml:id="list_150">
        <text:list-item>
          <text:p text:style-name="P152"><text:span text:style-name="T3">Арт‑бриф: тороидальная пружина со свечением, эластичная форма, создаёт волны/фазы вокруг себя, прыгает/пульсирует.</text:span></text:p>
        </text:list-item>
        <text:list-item>
          <text:p text:style-name="P152"><text:span text:style-name="T3">Prompt: “inductive coil spring with glowing toroidal core, elastic bouncing form, pulsing field lines, small industrial platform background, detailed texture”</text:span></text:p>
        </text:list-item>
      </text:list>
      <text:p co:para-mark-style-name="T3" text:style-name="P2"><text:span text:style-name="T3">23) Тепловая спираль (Heating Element)</text:span></text:p>
      <text:list text:style-name="numList_2" xml:id="list_151">
        <text:list-item>
          <text:p text:style-name="P153"><text:span text:style-name="T3">Арт‑бриф: раскалённая спираль, ярко‑оранжевое/белое свечение, вокруг дым и искры, опасная зона.</text:span></text:p>
        </text:list-item>
        <text:list-item>
          <text:p text:style-name="P153"><text:span text:style-name="T3">Prompt: “heating element — glowing hot spiral with intense orange white glow, sparks and heat distortion, furnace or soldering area, closeup, high detail”</text:span></text:p>
        </text:list-item>
      </text:list>
      <text:p co:para-mark-style-name="T3" text:style-name="P2"><text:span text:style-name="T3">24) Логическая микросхема (Logic IC)</text:span></text:p>
      <text:list text:style-name="numList_2" xml:id="list_152">
        <text:list-item>
          <text:p text:style-name="P154"><text:span text:style-name="T3">Арт‑бриф: чёрный чип с множеством контактов, на поверхности — световой узор логических схем; выглядит как «мозг» врагов.</text:span></text:p>
        </text:list-item>
        <text:list-item>
          <text:p text:style-name="P154"><text:span text:style-name="T3">Prompt: “logic IC — black chip with many pins and lighted logic pattern on surface, neural network visual motif, server room background, concept art, high detail”</text:span></text:p>
        </text:list-item>
      </text:list>
      <text:p co:para-mark-style-name="T9" text:style-name="Standard"/>
      <text:p co:para-mark-style-name="T9" text:style-name="Standard"/>
    </office:text>
  </office:body>
</office:document-content>
</file>

<file path=styles.xml><?xml version="1.0" encoding="utf-8"?>
<office:document-styles xmlns:anim="urn:oasis:names:tc:opendocument:xmlns:animation:1.0" xmlns:calcext="urn:org:documentfoundation:names:experimental:calc:xmlns:calcext:1.0" xmlns:chart="urn:oasis:names:tc:opendocument:xmlns:chart:1.0" xmlns:chartooo="http://openoffice.org/2010/chart" xmlns:co="http://ncloudtech.com" xmlns:co-calcext="https://collabio.com/calcext" xmlns:config="urn:oasis:names:tc:opendocument:xmlns:config:1.0" xmlns:css3t="http://www.w3.org/TR/css3-text/" xmlns:db="urn:oasis:names:tc:opendocument:xmlns:database:1.0" xmlns:dc="http://purl.org/dc/elements/1.1/"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msoxl="http://schemas.microsoft.com/office/excel/formula"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office:version="1.2">
  <office:font-face-decls>
    <style:font-face style:name="Arial" svg:font-family="Arial"/>
    <style:font-face style:name="Courier New" svg:font-family="Courier New"/>
    <style:font-face style:name="Symbol" svg:font-family="Symbol"/>
    <style:font-face style:name="Times New Roman" svg:font-family="Times New Roman"/>
    <style:font-face style:name="Wingdings" svg:font-family="Wingdings"/>
    <style:font-face style:name="XO Thames" svg:font-family="XO Thames"/>
  </office:font-face-decls>
  <office:styles>
    <style:default-style style:family="graphic">
      <style:graphic-properties draw:auto-grow-height="false" fo:padding-bottom="3.6pt" fo:padding-left="3.6pt" fo:padding-right="3.6pt" fo:padding-top="3.6pt" fo:wrap-option="wrap"/>
    </style:default-style>
    <style:default-style style:family="paragraph">
      <style:paragraph-properties fo:line-height="100%" fo:margin-bottom="0pt" fo:margin-left="0pt" fo:margin-right="0pt" fo:margin-top="0pt" fo:text-align="start" fo:text-indent="0pt" style:tab-stop-distance="35.2914pt"/>
      <style:text-properties fo:background-color="transparent" fo:color="#000000" fo:font-family="Times New Roman" fo:font-size="12pt" fo:letter-spacing="0pt" style:font-name="Times New Roman" style:font-size-asian="12pt" style:font-size-complex="12pt">
        <co:background-theme-color>
          <value>
            <rgba>00000000</rgba>
          </value>
        </co:background-theme-color>
        <co:theme-color>
          <value>
            <rgba>000000FF</rgba>
          </value>
        </co:theme-color>
      </style:text-properties>
    </style:default-style>
    <style:default-style style:family="table">
      <style:table-properties table:border-model="collapsing"/>
    </style:default-style>
    <style:style style:display-name="Contents 2" style:family="paragraph" style:name="Contents_2" style:next-style-name="Standard" style:parent-style-name="Standard">
      <style:paragraph-properties fo:margin-left="10pt" fo:text-align="start" fo:text-indent="0pt"/>
      <style:text-properties fo:font-family="XO Thames" fo:font-size="14pt" style:font-name="XO Thames" style:font-size-asian="14pt" style:font-size-complex="14pt"/>
    </style:style>
    <style:style style:display-name="Contents 4" style:family="paragraph" style:name="Contents_4" style:next-style-name="Standard" style:parent-style-name="Standard">
      <style:paragraph-properties fo:margin-left="30pt" fo:text-align="start" fo:text-indent="0pt"/>
      <style:text-properties fo:font-family="XO Thames" fo:font-size="14pt" style:font-name="XO Thames" style:font-size-asian="14pt" style:font-size-complex="14pt"/>
    </style:style>
    <style:style style:display-name="Contents 6" style:family="paragraph" style:name="Contents_6" style:next-style-name="Standard" style:parent-style-name="Standard">
      <style:paragraph-properties fo:margin-left="50pt" fo:text-align="start" fo:text-indent="0pt"/>
      <style:text-properties fo:font-family="XO Thames" fo:font-size="14pt" style:font-name="XO Thames" style:font-size-asian="14pt" style:font-size-complex="14pt"/>
    </style:style>
    <style:style style:display-name="Contents 7" style:family="paragraph" style:name="Contents_7" style:next-style-name="Standard" style:parent-style-name="Standard">
      <style:paragraph-properties fo:margin-left="60pt" fo:text-align="start" fo:text-indent="0pt"/>
      <style:text-properties fo:font-family="XO Thames" fo:font-size="14pt" style:font-name="XO Thames" style:font-size-asian="14pt" style:font-size-complex="14pt"/>
    </style:style>
    <style:style co:is-default-style="true" style:display-name="Standard" style:family="paragraph" style:name="Standard"/>
    <style:style style:display-name="List" style:family="paragraph" style:name="List" style:parent-style-name="Text_body"/>
    <style:style style:default-outline-level="3" style:display-name="Heading 3" style:family="paragraph" style:list-style-name="" style:name="Heading_3" style:next-style-name="Standard" style:parent-style-name="Standard">
      <style:paragraph-properties fo:margin-bottom="6pt" fo:margin-top="6pt" fo:text-align="justify"/>
      <style:text-properties fo:font-family="XO Thames" fo:font-size="13pt" fo:font-weight="bold" style:font-name="XO Thames" style:font-size-asian="13pt" style:font-size-complex="13pt" style:font-weight-asian="bold" style:font-weight-complex="bold"/>
    </style:style>
    <style:style style:display-name="Text body" style:family="paragraph" style:name="Text_body" style:parent-style-name="Standard">
      <style:paragraph-properties fo:margin-bottom="6.0095pt" fo:margin-top="0pt"/>
    </style:style>
    <style:style style:display-name="Caption" style:family="paragraph" style:name="Caption" style:parent-style-name="Standard">
      <style:paragraph-properties fo:margin-bottom="6.0095pt" fo:margin-top="6.0095pt"/>
      <style:text-properties fo:font-size="12pt" fo:font-style="italic" style:font-size-asian="12pt" style:font-size-complex="12pt" style:font-style-asian="italic" style:font-style-complex="italic"/>
    </style:style>
    <style:style style:display-name="Heading" style:family="paragraph" style:name="Heading" style:next-style-name="Text_body" style:parent-style-name="Standard">
      <style:paragraph-properties fo:keep-with-next="always" fo:margin-bottom="6.0095pt" fo:margin-top="11.9906pt"/>
      <style:text-properties fo:font-family="Arial" fo:font-size="14pt" style:font-name="Arial" style:font-size-asian="14pt" style:font-size-complex="14pt"/>
    </style:style>
    <style:style style:display-name="Contents 3" style:family="paragraph" style:name="Contents_3" style:next-style-name="Standard" style:parent-style-name="Standard">
      <style:paragraph-properties fo:margin-left="20pt" fo:text-align="start" fo:text-indent="0pt"/>
      <style:text-properties fo:font-family="XO Thames" fo:font-size="14pt" style:font-name="XO Thames" style:font-size-asian="14pt" style:font-size-complex="14pt"/>
    </style:style>
    <style:style style:default-outline-level="5" style:display-name="Heading 5" style:family="paragraph" style:list-style-name="" style:name="Heading_5" style:next-style-name="Standard" style:parent-style-name="Standard">
      <style:paragraph-properties fo:margin-bottom="6pt" fo:margin-top="6pt" fo:text-align="justify"/>
      <style:text-properties fo:font-family="XO Thames" fo:font-size="11pt" fo:font-weight="bold" style:font-name="XO Thames" style:font-size-asian="11pt" style:font-size-complex="11pt" style:font-weight-asian="bold" style:font-weight-complex="bold"/>
    </style:style>
    <style:style style:default-outline-level="1" style:display-name="Heading 1" style:family="paragraph" style:list-style-name="" style:name="Heading_1" style:next-style-name="Standard" style:parent-style-name="Standard">
      <style:paragraph-properties fo:margin-bottom="6pt" fo:margin-top="6pt" fo:text-align="justify"/>
      <style:text-properties fo:font-family="XO Thames" fo:font-size="16pt" fo:font-weight="bold" style:font-name="XO Thames" style:font-size-asian="16pt" style:font-size-complex="16pt" style:font-weight-asian="bold" style:font-weight-complex="bold"/>
    </style:style>
    <style:style style:display-name="Internet link" style:family="paragraph" style:name="Internet_link">
      <style:text-properties fo:color="#0000FF" style:text-underline-style="solid">
        <co:theme-color>
          <value>
            <rgba>0000FFFF</rgba>
          </value>
        </co:theme-color>
      </style:text-properties>
    </style:style>
    <style:style style:display-name="Footnote" style:family="paragraph" style:name="Footnote">
      <style:paragraph-properties fo:margin-left="0pt" fo:text-align="justify" fo:text-indent="42.5448pt"/>
      <style:text-properties fo:font-family="XO Thames" fo:font-size="11pt" style:font-name="XO Thames" style:font-size-asian="11pt" style:font-size-complex="11pt"/>
    </style:style>
    <style:style style:display-name="Contents 1" style:family="paragraph" style:name="Contents_1" style:next-style-name="Standard" style:parent-style-name="Standard">
      <style:paragraph-properties fo:margin-left="0pt" fo:text-align="start" fo:text-indent="0pt"/>
      <style:text-properties fo:font-family="XO Thames" fo:font-size="14pt" fo:font-weight="bold" style:font-name="XO Thames" style:font-size-asian="14pt" style:font-size-complex="14pt" style:font-weight-asian="bold" style:font-weight-complex="bold"/>
    </style:style>
    <style:style style:display-name="Header and Footer" style:family="paragraph" style:name="Header_and_Footer">
      <style:paragraph-properties fo:line-height="100%" fo:text-align="justify"/>
      <style:text-properties fo:font-family="XO Thames" fo:font-size="10pt" style:font-name="XO Thames" style:font-size-asian="10pt" style:font-size-complex="10pt"/>
    </style:style>
    <style:style style:display-name="Contents 9" style:family="paragraph" style:name="Contents_9" style:next-style-name="Standard" style:parent-style-name="Standard">
      <style:paragraph-properties fo:margin-left="80pt" fo:text-align="start" fo:text-indent="0pt"/>
      <style:text-properties fo:font-family="XO Thames" fo:font-size="14pt" style:font-name="XO Thames" style:font-size-asian="14pt" style:font-size-complex="14pt"/>
    </style:style>
    <style:style style:display-name="Contents 8" style:family="paragraph" style:name="Contents_8" style:next-style-name="Standard" style:parent-style-name="Standard">
      <style:paragraph-properties fo:margin-left="70pt" fo:text-align="start" fo:text-indent="0pt"/>
      <style:text-properties fo:font-family="XO Thames" fo:font-size="14pt" style:font-name="XO Thames" style:font-size-asian="14pt" style:font-size-complex="14pt"/>
    </style:style>
    <style:style style:display-name="Contents 5" style:family="paragraph" style:name="Contents_5" style:next-style-name="Standard" style:parent-style-name="Standard">
      <style:paragraph-properties fo:margin-left="40pt" fo:text-align="start" fo:text-indent="0pt"/>
      <style:text-properties fo:font-family="XO Thames" fo:font-size="14pt" style:font-name="XO Thames" style:font-size-asian="14pt" style:font-size-complex="14pt"/>
    </style:style>
    <style:style style:display-name="Index" style:family="paragraph" style:name="Index" style:parent-style-name="Standard"/>
    <style:style style:display-name="Subtitle" style:family="paragraph" style:name="Subtitle" style:next-style-name="Standard" style:parent-style-name="Standard">
      <style:paragraph-properties fo:text-align="justify"/>
      <style:text-properties fo:font-family="XO Thames" fo:font-size="12pt" fo:font-style="italic" style:font-name="XO Thames" style:font-size-asian="12pt" style:font-size-complex="12pt" style:font-style-asian="italic" style:font-style-complex="italic"/>
    </style:style>
    <style:style style:display-name="Title" style:family="paragraph" style:name="Title" style:next-style-name="Standard" style:parent-style-name="Standard">
      <style:paragraph-properties fo:margin-bottom="28.35pt" fo:margin-top="28.35pt" fo:text-align="center"/>
      <style:text-properties fo:font-family="XO Thames" fo:font-size="20pt" fo:font-weight="bold" fo:text-transform="uppercase" style:font-name="XO Thames" style:font-size-asian="20pt" style:font-size-complex="20pt" style:font-weight-asian="bold" style:font-weight-complex="bold"/>
    </style:style>
    <style:style style:default-outline-level="4" style:display-name="Heading 4" style:family="paragraph" style:list-style-name="" style:name="Heading_4" style:next-style-name="Standard" style:parent-style-name="Standard">
      <style:paragraph-properties fo:margin-bottom="6pt" fo:margin-top="6pt" fo:text-align="justify"/>
      <style:text-properties fo:font-family="XO Thames" fo:font-size="12pt" fo:font-weight="bold" style:font-name="XO Thames" style:font-size-asian="12pt" style:font-size-complex="12pt" style:font-weight-asian="bold" style:font-weight-complex="bold"/>
    </style:style>
    <style:style style:default-outline-level="2" style:display-name="Heading 2" style:family="paragraph" style:list-style-name="" style:name="Heading_2" style:next-style-name="Standard" style:parent-style-name="Standard">
      <style:paragraph-properties fo:margin-bottom="6pt" fo:margin-top="6pt" fo:text-align="justify"/>
      <style:text-properties fo:font-family="XO Thames" fo:font-size="14pt" fo:font-weight="bold" style:font-name="XO Thames" style:font-size-asian="14pt" style:font-size-complex="14pt" style:font-weight-asian="bold" style:font-weight-complex="bold"/>
    </style:style>
    <text:list-style style:name="numList_2">
      <text:list-level-style-bullet text:bullet-char="" text:level="1">
        <style:list-level-properties text:list-level-position-and-space-mode="label-alignment">
          <style:list-level-label-alignment fo:margin-left="36pt" fo:text-indent="-18pt" text:label-followed-by="listtab"/>
        </style:list-level-properties>
        <style:text-properties fo:font-family="Symbol" style:font-name="Symbol"/>
      </text:list-level-style-bullet>
      <text:list-level-style-bullet text:bullet-char="o" text:level="2">
        <style:list-level-properties text:list-level-position-and-space-mode="label-alignment">
          <style:list-level-label-alignment fo:margin-left="72pt" fo:text-indent="-18pt" text:label-followed-by="listtab"/>
        </style:list-level-properties>
        <style:text-properties fo:font-family="Courier New" style:font-name="Courier New"/>
      </text:list-level-style-bullet>
      <text:list-level-style-bullet text:bullet-char="" text:level="3">
        <style:list-level-properties text:list-level-position-and-space-mode="label-alignment">
          <style:list-level-label-alignment fo:margin-left="108pt" fo:text-indent="-18pt" text:label-followed-by="listtab"/>
        </style:list-level-properties>
        <style:text-properties fo:font-family="Wingdings" style:font-name="Wingdings"/>
      </text:list-level-style-bullet>
      <text:list-level-style-bullet text:bullet-char="" text:level="4">
        <style:list-level-properties text:list-level-position-and-space-mode="label-alignment">
          <style:list-level-label-alignment fo:margin-left="144pt" fo:text-indent="-18pt" text:label-followed-by="listtab"/>
        </style:list-level-properties>
        <style:text-properties fo:font-family="Symbol" style:font-name="Symbol"/>
      </text:list-level-style-bullet>
      <text:list-level-style-bullet text:bullet-char="o" text:level="5">
        <style:list-level-properties text:list-level-position-and-space-mode="label-alignment">
          <style:list-level-label-alignment fo:margin-left="180pt" fo:text-indent="-18pt" text:label-followed-by="listtab"/>
        </style:list-level-properties>
        <style:text-properties fo:font-family="Courier New" style:font-name="Courier New"/>
      </text:list-level-style-bullet>
      <text:list-level-style-bullet text:bullet-char="" text:level="6">
        <style:list-level-properties text:list-level-position-and-space-mode="label-alignment">
          <style:list-level-label-alignment fo:margin-left="216pt" fo:text-indent="-18pt" text:label-followed-by="listtab"/>
        </style:list-level-properties>
        <style:text-properties fo:font-family="Wingdings" style:font-name="Wingdings"/>
      </text:list-level-style-bullet>
      <text:list-level-style-bullet text:bullet-char="" text:level="7">
        <style:list-level-properties text:list-level-position-and-space-mode="label-alignment">
          <style:list-level-label-alignment fo:margin-left="252pt" fo:text-indent="-18pt" text:label-followed-by="listtab"/>
        </style:list-level-properties>
        <style:text-properties fo:font-family="Symbol" style:font-name="Symbol"/>
      </text:list-level-style-bullet>
      <text:list-level-style-bullet text:bullet-char="o" text:level="8">
        <style:list-level-properties text:list-level-position-and-space-mode="label-alignment">
          <style:list-level-label-alignment fo:margin-left="288pt" fo:text-indent="-18pt" text:label-followed-by="listtab"/>
        </style:list-level-properties>
        <style:text-properties fo:font-family="Courier New" style:font-name="Courier New"/>
      </text:list-level-style-bullet>
      <text:list-level-style-bullet text:bullet-char="" text:level="9">
        <style:list-level-properties text:list-level-position-and-space-mode="label-alignment">
          <style:list-level-label-alignment fo:margin-left="324pt" fo:text-indent="-18pt" text:label-followed-by="listtab"/>
        </style:list-level-properties>
        <style:text-properties fo:font-family="Wingdings" style:font-name="Wingdings"/>
      </text:list-level-style-bullet>
    </text:list-style>
    <text:list-style style:name="numList_1">
      <text:list-level-style-number style:num-format="1" style:num-prefix="" style:num-suffix="." text:level="1" text:start-value="1">
        <style:list-level-properties text:list-level-position-and-space-mode="label-alignment">
          <style:list-level-label-alignment fo:margin-left="36pt" fo:text-indent="-18pt" text:label-followed-by="listtab"/>
        </style:list-level-properties>
      </text:list-level-style-number>
      <text:list-level-style-number style:num-format="a" style:num-prefix="" style:num-suffix="." text:level="2" text:start-value="1">
        <style:list-level-properties text:list-level-position-and-space-mode="label-alignment">
          <style:list-level-label-alignment fo:margin-left="72pt" fo:text-indent="-18pt" text:label-followed-by="listtab"/>
        </style:list-level-properties>
      </text:list-level-style-number>
      <text:list-level-style-number style:num-format="i" style:num-prefix="" style:num-suffix="." text:level="3" text:start-value="1">
        <style:list-level-properties fo:text-align="end" text:list-level-position-and-space-mode="label-alignment">
          <style:list-level-label-alignment fo:margin-left="108pt" fo:text-indent="-18pt" text:label-followed-by="listtab"/>
        </style:list-level-properties>
      </text:list-level-style-number>
      <text:list-level-style-number style:num-format="1" style:num-prefix="" style:num-suffix="." text:level="4" text:start-value="1">
        <style:list-level-properties text:list-level-position-and-space-mode="label-alignment">
          <style:list-level-label-alignment fo:margin-left="144pt" fo:text-indent="-18pt" text:label-followed-by="listtab"/>
        </style:list-level-properties>
      </text:list-level-style-number>
      <text:list-level-style-number style:num-format="a" style:num-prefix="" style:num-suffix="." text:level="5" text:start-value="1">
        <style:list-level-properties text:list-level-position-and-space-mode="label-alignment">
          <style:list-level-label-alignment fo:margin-left="180pt" fo:text-indent="-18pt" text:label-followed-by="listtab"/>
        </style:list-level-properties>
      </text:list-level-style-number>
      <text:list-level-style-number style:num-format="i" style:num-prefix="" style:num-suffix="." text:level="6" text:start-value="1">
        <style:list-level-properties fo:text-align="end" text:list-level-position-and-space-mode="label-alignment">
          <style:list-level-label-alignment fo:margin-left="216pt" fo:text-indent="-18pt" text:label-followed-by="listtab"/>
        </style:list-level-properties>
      </text:list-level-style-number>
      <text:list-level-style-number style:num-format="1" style:num-prefix="" style:num-suffix="." text:level="7" text:start-value="1">
        <style:list-level-properties text:list-level-position-and-space-mode="label-alignment">
          <style:list-level-label-alignment fo:margin-left="252pt" fo:text-indent="-18pt" text:label-followed-by="listtab"/>
        </style:list-level-properties>
      </text:list-level-style-number>
      <text:list-level-style-number style:num-format="a" style:num-prefix="" style:num-suffix="." text:level="8" text:start-value="1">
        <style:list-level-properties text:list-level-position-and-space-mode="label-alignment">
          <style:list-level-label-alignment fo:margin-left="288pt" fo:text-indent="-18pt" text:label-followed-by="listtab"/>
        </style:list-level-properties>
      </text:list-level-style-number>
      <text:list-level-style-number style:num-format="i" style:num-prefix="" style:num-suffix="." text:level="9" text:start-value="1">
        <style:list-level-properties fo:text-align="end" text:list-level-position-and-space-mode="label-alignment">
          <style:list-level-label-alignment fo:margin-left="324pt" fo:text-indent="-18pt" text:label-followed-by="listtab"/>
        </style:list-level-properties>
      </text:list-level-style-number>
    </text:list-style>
  </office:styles>
  <office:automatic-styles>
    <style:page-layout style:name="PM1">
      <style:page-layout-properties fo:margin-bottom="56.6929pt" fo:margin-left="56.6929pt" fo:margin-right="56.6929pt" fo:margin-top="56.6929pt" fo:page-height="841.8619pt" fo:page-width="595.2476pt" style:num-format="1"/>
    </style:page-layout>
  </office:automatic-styles>
  <office:master-styles>
    <style:master-page style:name="Standard" style:page-layout-name="PM1">
      <style:header style:display="false"/>
      <style:footer style:display="false"/>
    </style:master-page>
  </office:master-styles>
</office:document-styles>
</file>

<file path=meta.xml><?xml version="1.0" encoding="utf-8"?>
<office:document-meta xmlns:dc="http://purl.org/dc/elements/1.1/" xmlns:grddl="http://www.w3.org/2003/g/data-view#" xmlns:meta="urn:oasis:names:tc:opendocument:xmlns:meta:1.0" xmlns:office="urn:oasis:names:tc:opendocument:xmlns:office:1.0" xmlns:ooo="http://openoffice.org/2004/office" xmlns:xlink="http://www.w3.org/1999/xlink" office:version="1.2">
  <office:meta>
    <meta:generator>MyOffice-CoreFramework-Windows/25-982.666.6545.616.0@RELEASE-DESKTOP-WASSABI_HOME-RC-RENEW</meta:generator>
    <dc:date>2025-10-25T14:34:36Z</dc:date>
  </office:meta>
</office:document-meta>
</file>

<file path=themes.xml><?xml version="1.0" encoding="utf-8"?>
<co:themes xmlns:a="http://schemas.openxmlformats.org/drawingml/2006/main" xmlns:a15="http://schemas.microsoft.com/office/drawing/2012/main" xmlns:asvg="http://schemas.microsoft.com/office/drawing/2016/SVG/main" xmlns:c="http://schemas.openxmlformats.org/drawingml/2006/chart" xmlns:co="http://ncloudtech.com" xmlns:co-ooxml="http://ncloudtech.com/ooxml" xmlns:m="http://schemas.openxmlformats.org/officeDocument/2006/math" xmlns:mc="http://schemas.openxmlformats.org/markup-compatibility/2006" xmlns:o="urn:schemas-microsoft-com:office:office" xmlns:p="http://schemas.openxmlformats.org/presentationml/2006/main" xmlns:pic="http://schemas.openxmlformats.org/drawingml/2006/picture" xmlns:r="http://schemas.openxmlformats.org/officeDocument/2006/relationships" xmlns:s="http://schemas.openxmlformats.org/officeDocument/2006/sharedTypes" xmlns:sl="http://schemas.openxmlformats.org/schemaLibrary/2006/main" xmlns:v="urn:schemas-microsoft-com:vml" xmlns:w="http://schemas.openxmlformats.org/wordprocessingml/2006/main" xmlns:w14="http://schemas.microsoft.com/office/word/2010/wordml" xmlns:w15="http://schemas.microsoft.com/office/word/2012/wordml" xmlns:wp="http://schemas.openxmlformats.org/drawingml/2006/wordprocessingDrawing" xmlns:wpg="http://schemas.microsoft.com/office/word/2010/wordprocessingGroup" xmlns:wps="http://schemas.microsoft.com/office/word/2010/wordprocessingShape" xmlns:x="urn:schemas-microsoft-com:office:excel" xmlns:x14="http://schemas.microsoft.com/office/spreadsheetml/2009/9/main" xmlns:xdr="http://schemas.openxmlformats.org/drawingml/2006/spreadsheetDrawing" xmlns:xm="http://schemas.microsoft.com/office/excel/2006/main">
  <co:theme name="Office Theme" styleName="Theme1">
    <a:themeElements>
      <a:clrScheme name="Office">
        <a:dk1>
          <a:srgbClr val="000000"/>
        </a:dk1>
        <a:lt1>
          <a:srgbClr val="FFFFFF"/>
        </a:lt1>
        <a:dk2>
          <a:srgbClr val="1F497D"/>
        </a:dk2>
        <a:lt2>
          <a:srgbClr val="EEECE1"/>
        </a:lt2>
        <a:accent1>
          <a:srgbClr val="4F81BD"/>
        </a:accent1>
        <a:accent2>
          <a:srgbClr val="C0504D"/>
        </a:accent2>
        <a:accent3>
          <a:srgbClr val="9BBB59"/>
        </a:accent3>
        <a:accent4>
          <a:srgbClr val="8064A2"/>
        </a:accent4>
        <a:accent5>
          <a:srgbClr val="4BACC6"/>
        </a:accent5>
        <a:accent6>
          <a:srgbClr val="F79646"/>
        </a:accent6>
        <a:hlink>
          <a:srgbClr val="0000FF"/>
        </a:hlink>
        <a:folHlink>
          <a:srgbClr val="800080"/>
        </a:folHlink>
      </a:clrScheme>
      <a:fontScheme name="Office">
        <a:majorFont>
          <a:latin typeface="XO Thames"/>
          <a:ea typeface=""/>
          <a:cs typeface=""/>
        </a:majorFont>
        <a:minorFont>
          <a:latin typeface="XO Thames"/>
          <a:ea typeface=""/>
          <a:cs typeface=""/>
        </a:minorFont>
      </a:fontScheme>
      <a:fmtScheme name="Office">
        <a:fillStyleLst>
          <a:solidFill>
            <a:schemeClr val="phClr"/>
          </a:solidFill>
          <a:gradFill>
            <a:gsLst>
              <a:gs pos="0">
                <a:schemeClr val="phClr">
                  <a:tint val="50000"/>
                  <a:satMod val="300000"/>
                </a:schemeClr>
              </a:gs>
              <a:gs pos="35000">
                <a:schemeClr val="phClr">
                  <a:tint val="37000"/>
                  <a:satMod val="300000"/>
                </a:schemeClr>
              </a:gs>
              <a:gs pos="100000">
                <a:schemeClr val="phClr">
                  <a:tint val="15000"/>
                  <a:satMod val="350000"/>
                </a:schemeClr>
              </a:gs>
            </a:gsLst>
          </a:gradFill>
          <a:gradFill>
            <a:gsLst>
              <a:gs pos="0">
                <a:schemeClr val="phClr">
                  <a:shade val="51000"/>
                  <a:satMod val="130000"/>
                </a:schemeClr>
              </a:gs>
              <a:gs pos="80000">
                <a:schemeClr val="phClr">
                  <a:shade val="93000"/>
                  <a:satMod val="130000"/>
                </a:schemeClr>
              </a:gs>
              <a:gs pos="100000">
                <a:schemeClr val="phClr">
                  <a:shade val="94000"/>
                  <a:satMod val="135000"/>
                </a:schemeClr>
              </a:gs>
            </a:gsLst>
          </a:gradFill>
        </a:fillStyleLst>
        <a:lnStyleLst>
          <a:ln>
            <a:solidFill>
              <a:schemeClr val="phClr">
                <a:shade val="95000"/>
                <a:satMod val="105000"/>
              </a:schemeClr>
            </a:solidFill>
          </a:ln>
          <a:ln>
            <a:solidFill>
              <a:schemeClr val="phClr"/>
            </a:solidFill>
          </a:ln>
          <a:ln>
            <a:solidFill>
              <a:schemeClr val="phClr"/>
            </a:solidFill>
          </a:ln>
        </a:lnStyleLst>
        <a:effectStyleLst>
          <a:effectStyle>
            <a:effectLst>
              <a:outerShdw>
                <a:srgbClr val="000000">
                  <a:alpha val="38000"/>
                </a:srgbClr>
              </a:outerShdw>
            </a:effectLst>
          </a:effectStyle>
          <a:effectStyle>
            <a:effectLst>
              <a:outerShdw>
                <a:srgbClr val="000000">
                  <a:alpha val="35000"/>
                </a:srgbClr>
              </a:outerShdw>
            </a:effectLst>
          </a:effectStyle>
          <a:effectStyle>
            <a:effectLst>
              <a:outerShdw>
                <a:srgbClr val="000000">
                  <a:alpha val="35000"/>
                </a:srgbClr>
              </a:outerShdw>
            </a:effectLst>
          </a:effectStyle>
        </a:effectStyleLst>
        <a:bgFillStyleLst>
          <a:solidFill>
            <a:schemeClr val="phClr"/>
          </a:solidFill>
          <a:gradFill>
            <a:gsLst>
              <a:gs pos="0">
                <a:schemeClr val="phClr">
                  <a:tint val="40000"/>
                  <a:satMod val="350000"/>
                </a:schemeClr>
              </a:gs>
              <a:gs pos="40000">
                <a:schemeClr val="phClr">
                  <a:tint val="45000"/>
                  <a:shade val="99000"/>
                  <a:satMod val="350000"/>
                </a:schemeClr>
              </a:gs>
              <a:gs pos="100000">
                <a:schemeClr val="phClr">
                  <a:shade val="20000"/>
                  <a:satMod val="255000"/>
                </a:schemeClr>
              </a:gs>
            </a:gsLst>
          </a:gradFill>
          <a:gradFill>
            <a:gsLst>
              <a:gs pos="0">
                <a:schemeClr val="phClr">
                  <a:tint val="80000"/>
                  <a:satMod val="300000"/>
                </a:schemeClr>
              </a:gs>
              <a:gs pos="100000">
                <a:schemeClr val="phClr">
                  <a:shade val="30000"/>
                  <a:satMod val="200000"/>
                </a:schemeClr>
              </a:gs>
            </a:gsLst>
          </a:gradFill>
        </a:bgFillStyleLst>
      </a:fmtScheme>
    </a:themeElements>
    <co:colorMap accent1="accent1" accent2="accent2" accent3="accent3" accent4="accent4" accent5="accent5" accent6="accent6" bg1="lt1" bg2="lt2" folHlink="folHlink" hlink="hlink" tx1="dk1" tx2="dk2"/>
  </co:theme>
</co:themes>
</file>